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96cm" svg:height="10.891cm" svg:x="14.577cm" svg:y="207.661cm">
            <draw:object draw:notify-on-update-of-ranges="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177cm" svg:height="8.999cm" svg:x="15.407cm" svg:y="220.857cm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176cm" svg:height="9.004cm" svg:x="12.027cm" svg:y="235.445cm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.764cm" svg:height="8.999cm" svg:x="12.521cm" svg:y="283.464cm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876cm" svg:height="9.004cm" svg:x="12.574cm" svg:y="321.799cm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.122cm" svg:height="10.757cm" svg:x="14.629cm" svg:y="195.683cm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 Sheet1.H244:Sheet1.H244 Sheet1.H245:Sheet1.H4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7.588cm" svg:height="9.163cm" svg:x="33.011cm" svg:y="220.944cm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 Sheet1.H490:Sheet1.H490 Sheet1.H491:Sheet1.H52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807678" calcext:value-type="float">
            <text:p>807678</text:p>
          </table:table-cell>
          <table:table-cell office:value-type="float" office:value="202544" calcext:value-type="float">
            <text:p>202544</text:p>
          </table:table-cell>
          <table:table-cell office:value-type="float" office:value="61725" calcext:value-type="float">
            <text:p>61725</text:p>
          </table:table-cell>
          <table:table-cell office:value-type="float" office:value="220302" calcext:value-type="float">
            <text:p>220302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521" calcext:value-type="float">
            <text:p>25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73696" calcext:value-type="float">
            <text:p>773696</text:p>
          </table:table-cell>
          <table:table-cell office:value-type="float" office:value="179524" calcext:value-type="float">
            <text:p>179524</text:p>
          </table:table-cell>
          <table:table-cell office:value-type="float" office:value="38705" calcext:value-type="float">
            <text:p>38705</text:p>
          </table:table-cell>
          <table:table-cell office:value-type="float" office:value="233347" calcext:value-type="float">
            <text:p>23334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565" calcext:value-type="float">
            <text:p>25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2781" calcext:value-type="float">
            <text:p>782781</text:p>
          </table:table-cell>
          <table:table-cell office:value-type="float" office:value="186470" calcext:value-type="float">
            <text:p>186470</text:p>
          </table:table-cell>
          <table:table-cell office:value-type="float" office:value="45650" calcext:value-type="float">
            <text:p>45650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82342" calcext:value-type="float">
            <text:p>782342</text:p>
          </table:table-cell>
          <table:table-cell office:value-type="float" office:value="186504" calcext:value-type="float">
            <text:p>186504</text:p>
          </table:table-cell>
          <table:table-cell office:value-type="float" office:value="45685" calcext:value-type="float">
            <text:p>45685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73013" calcext:value-type="float">
            <text:p>773013</text:p>
          </table:table-cell>
          <table:table-cell office:value-type="float" office:value="180890" calcext:value-type="float">
            <text:p>180890</text:p>
          </table:table-cell>
          <table:table-cell office:value-type="float" office:value="40070" calcext:value-type="float">
            <text:p>40070</text:p>
          </table:table-cell>
          <table:table-cell office:value-type="float" office:value="233347" calcext:value-type="float">
            <text:p>23334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565" calcext:value-type="float">
            <text:p>25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2098" calcext:value-type="float">
            <text:p>782098</text:p>
          </table:table-cell>
          <table:table-cell office:value-type="float" office:value="187835" calcext:value-type="float">
            <text:p>187835</text:p>
          </table:table-cell>
          <table:table-cell office:value-type="float" office:value="47015" calcext:value-type="float">
            <text:p>47015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781659" calcext:value-type="float">
            <text:p>781659</text:p>
          </table:table-cell>
          <table:table-cell office:value-type="float" office:value="187870" calcext:value-type="float">
            <text:p>187870</text:p>
          </table:table-cell>
          <table:table-cell office:value-type="float" office:value="47050" calcext:value-type="float">
            <text:p>47050</text:p>
          </table:table-cell>
          <table:table-cell office:value-type="float" office:value="231299" calcext:value-type="float">
            <text:p>2312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561" calcext:value-type="float">
            <text:p>2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29553" calcext:value-type="float">
            <text:p>729553</text:p>
          </table:table-cell>
          <table:table-cell office:value-type="float" office:value="256106" calcext:value-type="float">
            <text:p>256106</text:p>
          </table:table-cell>
          <table:table-cell office:value-type="float" office:value="115286" calcext:value-type="float">
            <text:p>115286</text:p>
          </table:table-cell>
          <table:table-cell office:value-type="float" office:value="259987" calcext:value-type="float">
            <text:p>25998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2374" calcext:value-type="float">
            <text:p>732374</text:p>
          </table:table-cell>
          <table:table-cell office:value-type="float" office:value="256787" calcext:value-type="float">
            <text:p>256787</text:p>
          </table:table-cell>
          <table:table-cell office:value-type="float" office:value="115967" calcext:value-type="float">
            <text:p>115967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31928" calcext:value-type="float">
            <text:p>731928</text:p>
          </table:table-cell>
          <table:table-cell office:value-type="float" office:value="256813" calcext:value-type="float">
            <text:p>256813</text:p>
          </table:table-cell>
          <table:table-cell office:value-type="float" office:value="115994" calcext:value-type="float">
            <text:p>115994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27240" calcext:value-type="float">
            <text:p>727240</text:p>
          </table:table-cell>
          <table:table-cell office:value-type="float" office:value="257243" calcext:value-type="float">
            <text:p>257243</text:p>
          </table:table-cell>
          <table:table-cell office:value-type="float" office:value="116424" calcext:value-type="float">
            <text:p>116424</text:p>
          </table:table-cell>
          <table:table-cell office:value-type="float" office:value="259987" calcext:value-type="float">
            <text:p>259987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0744" calcext:value-type="float">
            <text:p>730744</text:p>
          </table:table-cell>
          <table:table-cell office:value-type="float" office:value="258607" calcext:value-type="float">
            <text:p>258607</text:p>
          </table:table-cell>
          <table:table-cell office:value-type="float" office:value="117787" calcext:value-type="float">
            <text:p>117787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730297" calcext:value-type="float">
            <text:p>730297</text:p>
          </table:table-cell>
          <table:table-cell office:value-type="float" office:value="258633" calcext:value-type="float">
            <text:p>258633</text:p>
          </table:table-cell>
          <table:table-cell office:value-type="float" office:value="117814" calcext:value-type="float">
            <text:p>117814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71374" calcext:value-type="float">
            <text:p>671374</text:p>
          </table:table-cell>
          <table:table-cell office:value-type="float" office:value="207211" calcext:value-type="float">
            <text:p>207211</text:p>
          </table:table-cell>
          <table:table-cell office:value-type="float" office:value="66391" calcext:value-type="float">
            <text:p>66391</text:p>
          </table:table-cell>
          <table:table-cell office:value-type="float" office:value="259995" calcext:value-type="float">
            <text:p>259995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5970" calcext:value-type="float">
            <text:p>665970</text:p>
          </table:table-cell>
          <table:table-cell office:value-type="float" office:value="201732" calcext:value-type="float">
            <text:p>201732</text:p>
          </table:table-cell>
          <table:table-cell office:value-type="float" office:value="60913" calcext:value-type="float">
            <text:p>60913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5518" calcext:value-type="float">
            <text:p>665518</text:p>
          </table:table-cell>
          <table:table-cell office:value-type="float" office:value="201753" calcext:value-type="float">
            <text:p>201753</text:p>
          </table:table-cell>
          <table:table-cell office:value-type="float" office:value="60934" calcext:value-type="float">
            <text:p>60934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8872" calcext:value-type="float">
            <text:p>668872</text:p>
          </table:table-cell>
          <table:table-cell office:value-type="float" office:value="208159" calcext:value-type="float">
            <text:p>208159</text:p>
          </table:table-cell>
          <table:table-cell office:value-type="float" office:value="67339" calcext:value-type="float">
            <text:p>67339</text:p>
          </table:table-cell>
          <table:table-cell office:value-type="float" office:value="259995" calcext:value-type="float">
            <text:p>259995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2974" calcext:value-type="float">
            <text:p>662974</text:p>
          </table:table-cell>
          <table:table-cell office:value-type="float" office:value="202187" calcext:value-type="float">
            <text:p>202187</text:p>
          </table:table-cell>
          <table:table-cell office:value-type="float" office:value="61367" calcext:value-type="float">
            <text:p>61367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662522" calcext:value-type="float">
            <text:p>662522</text:p>
          </table:table-cell>
          <table:table-cell office:value-type="float" office:value="202208" calcext:value-type="float">
            <text:p>202208</text:p>
          </table:table-cell>
          <table:table-cell office:value-type="float" office:value="61389" calcext:value-type="float">
            <text:p>61389</text:p>
          </table:table-cell>
          <table:table-cell office:value-type="float" office:value="257947" calcext:value-type="float">
            <text:p>257947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57697" calcext:value-type="float">
            <text:p>657697</text:p>
          </table:table-cell>
          <table:table-cell office:value-type="float" office:value="205830" calcext:value-type="float">
            <text:p>205830</text:p>
          </table:table-cell>
          <table:table-cell office:value-type="float" office:value="65010" calcext:value-type="float">
            <text:p>65010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9148" calcext:value-type="float">
            <text:p>659148</text:p>
          </table:table-cell>
          <table:table-cell office:value-type="float" office:value="207199" calcext:value-type="float">
            <text:p>207199</text:p>
          </table:table-cell>
          <table:table-cell office:value-type="float" office:value="66379" calcext:value-type="float">
            <text:p>66379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58688" calcext:value-type="float">
            <text:p>658688</text:p>
          </table:table-cell>
          <table:table-cell office:value-type="float" office:value="207212" calcext:value-type="float">
            <text:p>207212</text:p>
          </table:table-cell>
          <table:table-cell office:value-type="float" office:value="66393" calcext:value-type="float">
            <text:p>66393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4701" calcext:value-type="float">
            <text:p>654701</text:p>
          </table:table-cell>
          <table:table-cell office:value-type="float" office:value="206284" calcext:value-type="float">
            <text:p>206284</text:p>
          </table:table-cell>
          <table:table-cell office:value-type="float" office:value="65465" calcext:value-type="float">
            <text:p>65465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6835" calcext:value-type="float">
            <text:p>656835</text:p>
          </table:table-cell>
          <table:table-cell office:value-type="float" office:value="208336" calcext:value-type="float">
            <text:p>208336</text:p>
          </table:table-cell>
          <table:table-cell office:value-type="float" office:value="67517" calcext:value-type="float">
            <text:p>67517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56375" calcext:value-type="float">
            <text:p>656375</text:p>
          </table:table-cell>
          <table:table-cell office:value-type="float" office:value="208349" calcext:value-type="float">
            <text:p>208349</text:p>
          </table:table-cell>
          <table:table-cell office:value-type="float" office:value="67530" calcext:value-type="float">
            <text:p>67530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61111" calcext:value-type="float">
            <text:p>661111</text:p>
          </table:table-cell>
          <table:table-cell office:value-type="float" office:value="209243" calcext:value-type="float">
            <text:p>209243</text:p>
          </table:table-cell>
          <table:table-cell office:value-type="float" office:value="68424" calcext:value-type="float">
            <text:p>68424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3244" calcext:value-type="float">
            <text:p>663244</text:p>
          </table:table-cell>
          <table:table-cell office:value-type="float" office:value="211295" calcext:value-type="float">
            <text:p>211295</text:p>
          </table:table-cell>
          <table:table-cell office:value-type="float" office:value="70475" calcext:value-type="float">
            <text:p>70475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2784" calcext:value-type="float">
            <text:p>662784</text:p>
          </table:table-cell>
          <table:table-cell office:value-type="float" office:value="211308" calcext:value-type="float">
            <text:p>211308</text:p>
          </table:table-cell>
          <table:table-cell office:value-type="float" office:value="70489" calcext:value-type="float">
            <text:p>70489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58115" calcext:value-type="float">
            <text:p>658115</text:p>
          </table:table-cell>
          <table:table-cell office:value-type="float" office:value="209698" calcext:value-type="float">
            <text:p>209698</text:p>
          </table:table-cell>
          <table:table-cell office:value-type="float" office:value="68878" calcext:value-type="float">
            <text:p>68878</text:p>
          </table:table-cell>
          <table:table-cell office:value-type="float" office:value="257939" calcext:value-type="float">
            <text:p>257939</text:p>
          </table:table-cell>
          <table:table-cell office:value-type="float" office:value="32552" calcext:value-type="float">
            <text:p>32552</text:p>
          </table:table-cell>
          <table:table-cell office:value-type="float" office:value="0" calcext:value-type="float">
            <text:p>0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931" calcext:value-type="float">
            <text:p>660931</text:p>
          </table:table-cell>
          <table:table-cell office:value-type="float" office:value="212432" calcext:value-type="float">
            <text:p>212432</text:p>
          </table:table-cell>
          <table:table-cell office:value-type="float" office:value="71613" calcext:value-type="float">
            <text:p>71613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2122" calcext:value-type="float">
            <text:p>2122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60471" calcext:value-type="float">
            <text:p>660471</text:p>
          </table:table-cell>
          <table:table-cell office:value-type="float" office:value="212445" calcext:value-type="float">
            <text:p>212445</text:p>
          </table:table-cell>
          <table:table-cell office:value-type="float" office:value="71626" calcext:value-type="float">
            <text:p>71626</text:p>
          </table:table-cell>
          <table:table-cell office:value-type="float" office:value="255899" calcext:value-type="float">
            <text:p>255899</text:p>
          </table:table-cell>
          <table:table-cell office:value-type="float" office:value="32552" calcext:value-type="float">
            <text:p>32552</text:p>
          </table:table-cell>
          <table:table-cell office:value-type="float" office:value="1885" calcext:value-type="float">
            <text:p>1885</text:p>
          </table:table-cell>
          <table:table-cell office:value-type="float" office:value="16444" calcext:value-type="float">
            <text:p>16444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4516" calcext:value-type="float">
            <text:p>404516</text:p>
          </table:table-cell>
          <table:table-cell office:value-type="float" office:value="807998" calcext:value-type="float">
            <text:p>807998</text:p>
          </table:table-cell>
          <table:table-cell office:value-type="float" office:value="202513" calcext:value-type="float">
            <text:p>202513</text:p>
          </table:table-cell>
          <table:table-cell office:value-type="float" office:value="61697" calcext:value-type="float">
            <text:p>61697</text:p>
          </table:table-cell>
          <table:table-cell office:value-type="float" office:value="220312" calcext:value-type="float">
            <text:p>220312</text:p>
          </table:table-cell>
          <table:table-cell office:value-type="float" office:value="32551" calcext:value-type="float">
            <text:p>32551</text:p>
          </table:table-cell>
          <table:table-cell office:value-type="float" office:value="154" calcext:value-type="float">
            <text:p>154</text:p>
          </table:table-cell>
          <table:table-cell office:value-type="float" office:value="16448" calcext:value-type="float">
            <text:p>16448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4453" calcext:value-type="float">
            <text:p>404453</text:p>
          </table:table-cell>
          <table:table-cell office:value-type="float" office:value="807856" calcext:value-type="float">
            <text:p>807856</text:p>
          </table:table-cell>
          <table:table-cell office:value-type="float" office:value="202527" calcext:value-type="float">
            <text:p>202527</text:p>
          </table:table-cell>
          <table:table-cell office:value-type="float" office:value="61711" calcext:value-type="float">
            <text:p>61711</text:p>
          </table:table-cell>
          <table:table-cell office:value-type="float" office:value="220312" calcext:value-type="float">
            <text:p>220312</text:p>
          </table:table-cell>
          <table:table-cell office:value-type="float" office:value="32551" calcext:value-type="float">
            <text:p>32551</text:p>
          </table:table-cell>
          <table:table-cell office:value-type="float" office:value="76" calcext:value-type="float">
            <text:p>76</text:p>
          </table:table-cell>
          <table:table-cell office:value-type="float" office:value="16448" calcext:value-type="float">
            <text:p>16448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7531" calcext:value-type="float">
            <text:p>387531</text:p>
          </table:table-cell>
          <table:table-cell office:value-type="float" office:value="774053" calcext:value-type="float">
            <text:p>774053</text:p>
          </table:table-cell>
          <table:table-cell office:value-type="float" office:value="179515" calcext:value-type="float">
            <text:p>179515</text:p>
          </table:table-cell>
          <table:table-cell office:value-type="float" office:value="38698" calcext:value-type="float">
            <text:p>38698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163" calcext:value-type="float">
            <text:p>163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7459" calcext:value-type="float">
            <text:p>387459</text:p>
          </table:table-cell>
          <table:table-cell office:value-type="float" office:value="773910" calcext:value-type="float">
            <text:p>773910</text:p>
          </table:table-cell>
          <table:table-cell office:value-type="float" office:value="179517" calcext:value-type="float">
            <text:p>179517</text:p>
          </table:table-cell>
          <table:table-cell office:value-type="float" office:value="38701" calcext:value-type="float">
            <text:p>38701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90" calcext:value-type="float">
            <text:p>90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2065" calcext:value-type="float">
            <text:p>392065</text:p>
          </table:table-cell>
          <table:table-cell office:value-type="float" office:value="783133" calcext:value-type="float">
            <text:p>783133</text:p>
          </table:table-cell>
          <table:table-cell office:value-type="float" office:value="186451" calcext:value-type="float">
            <text:p>186451</text:p>
          </table:table-cell>
          <table:table-cell office:value-type="float" office:value="45635" calcext:value-type="float">
            <text:p>45635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53" calcext:value-type="float">
            <text:p>2353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1775" calcext:value-type="float">
            <text:p>391775</text:p>
          </table:table-cell>
          <table:table-cell office:value-type="float" office:value="782530" calcext:value-type="float">
            <text:p>782530</text:p>
          </table:table-cell>
          <table:table-cell office:value-type="float" office:value="186498" calcext:value-type="float">
            <text:p>186498</text:p>
          </table:table-cell>
          <table:table-cell office:value-type="float" office:value="45681" calcext:value-type="float">
            <text:p>45681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989" calcext:value-type="float">
            <text:p>1989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1570" calcext:value-type="float">
            <text:p>391570</text:p>
          </table:table-cell>
          <table:table-cell office:value-type="float" office:value="782115" calcext:value-type="float">
            <text:p>782115</text:p>
          </table:table-cell>
          <table:table-cell office:value-type="float" office:value="186501" calcext:value-type="float">
            <text:p>186501</text:p>
          </table:table-cell>
          <table:table-cell office:value-type="float" office:value="45684" calcext:value-type="float">
            <text:p>45684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67" calcext:value-type="float">
            <text:p>1767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194" calcext:value-type="float">
            <text:p>387194</text:p>
          </table:table-cell>
          <table:table-cell office:value-type="float" office:value="773375" calcext:value-type="float">
            <text:p>773375</text:p>
          </table:table-cell>
          <table:table-cell office:value-type="float" office:value="180879" calcext:value-type="float">
            <text:p>180879</text:p>
          </table:table-cell>
          <table:table-cell office:value-type="float" office:value="40062" calcext:value-type="float">
            <text:p>40062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166" calcext:value-type="float">
            <text:p>166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7121" calcext:value-type="float">
            <text:p>387121</text:p>
          </table:table-cell>
          <table:table-cell office:value-type="float" office:value="773231" calcext:value-type="float">
            <text:p>773231</text:p>
          </table:table-cell>
          <table:table-cell office:value-type="float" office:value="180884" calcext:value-type="float">
            <text:p>180884</text:p>
          </table:table-cell>
          <table:table-cell office:value-type="float" office:value="40068" calcext:value-type="float">
            <text:p>40068</text:p>
          </table:table-cell>
          <table:table-cell office:value-type="float" office:value="233357" calcext:value-type="float">
            <text:p>233357</text:p>
          </table:table-cell>
          <table:table-cell office:value-type="float" office:value="32551" calcext:value-type="float">
            <text:p>32551</text:p>
          </table:table-cell>
          <table:table-cell office:value-type="float" office:value="91" calcext:value-type="float">
            <text:p>91</text:p>
          </table:table-cell>
          <table:table-cell office:value-type="float" office:value="16448" calcext:value-type="float">
            <text:p>1644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1726" calcext:value-type="float">
            <text:p>391726</text:p>
          </table:table-cell>
          <table:table-cell office:value-type="float" office:value="782447" calcext:value-type="float">
            <text:p>782447</text:p>
          </table:table-cell>
          <table:table-cell office:value-type="float" office:value="187816" calcext:value-type="float">
            <text:p>187816</text:p>
          </table:table-cell>
          <table:table-cell office:value-type="float" office:value="47000" calcext:value-type="float">
            <text:p>47000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52" calcext:value-type="float">
            <text:p>2352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1436" calcext:value-type="float">
            <text:p>391436</text:p>
          </table:table-cell>
          <table:table-cell office:value-type="float" office:value="781847" calcext:value-type="float">
            <text:p>781847</text:p>
          </table:table-cell>
          <table:table-cell office:value-type="float" office:value="187863" calcext:value-type="float">
            <text:p>187863</text:p>
          </table:table-cell>
          <table:table-cell office:value-type="float" office:value="47047" calcext:value-type="float">
            <text:p>47047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988" calcext:value-type="float">
            <text:p>1988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1231" calcext:value-type="float">
            <text:p>391231</text:p>
          </table:table-cell>
          <table:table-cell office:value-type="float" office:value="781434" calcext:value-type="float">
            <text:p>781434</text:p>
          </table:table-cell>
          <table:table-cell office:value-type="float" office:value="187866" calcext:value-type="float">
            <text:p>187866</text:p>
          </table:table-cell>
          <table:table-cell office:value-type="float" office:value="47050" calcext:value-type="float">
            <text:p>47050</text:p>
          </table:table-cell>
          <table:table-cell office:value-type="float" office:value="231309" calcext:value-type="float">
            <text:p>2313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67" calcext:value-type="float">
            <text:p>1767</text:p>
          </table:table-cell>
          <table:table-cell office:value-type="float" office:value="16448" calcext:value-type="float">
            <text:p>16448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5465" calcext:value-type="float">
            <text:p>365465</text:p>
          </table:table-cell>
          <table:table-cell office:value-type="float" office:value="729921" calcext:value-type="float">
            <text:p>729921</text:p>
          </table:table-cell>
          <table:table-cell office:value-type="float" office:value="256087" calcext:value-type="float">
            <text:p>256087</text:p>
          </table:table-cell>
          <table:table-cell office:value-type="float" office:value="115271" calcext:value-type="float">
            <text:p>115271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174" calcext:value-type="float">
            <text:p>174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377" calcext:value-type="float">
            <text:p>365377</text:p>
          </table:table-cell>
          <table:table-cell office:value-type="float" office:value="729756" calcext:value-type="float">
            <text:p>729756</text:p>
          </table:table-cell>
          <table:table-cell office:value-type="float" office:value="256097" calcext:value-type="float">
            <text:p>256097</text:p>
          </table:table-cell>
          <table:table-cell office:value-type="float" office:value="115280" calcext:value-type="float">
            <text:p>115280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86" calcext:value-type="float">
            <text:p>8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851" calcext:value-type="float">
            <text:p>366851</text:p>
          </table:table-cell>
          <table:table-cell office:value-type="float" office:value="732722" calcext:value-type="float">
            <text:p>732722</text:p>
          </table:table-cell>
          <table:table-cell office:value-type="float" office:value="256767" calcext:value-type="float">
            <text:p>256767</text:p>
          </table:table-cell>
          <table:table-cell office:value-type="float" office:value="115950" calcext:value-type="float">
            <text:p>115950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48" calcext:value-type="float">
            <text:p>2348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6568" calcext:value-type="float">
            <text:p>366568</text:p>
          </table:table-cell>
          <table:table-cell office:value-type="float" office:value="732138" calcext:value-type="float">
            <text:p>732138</text:p>
          </table:table-cell>
          <table:table-cell office:value-type="float" office:value="256804" calcext:value-type="float">
            <text:p>256804</text:p>
          </table:table-cell>
          <table:table-cell office:value-type="float" office:value="115988" calcext:value-type="float">
            <text:p>115988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002" calcext:value-type="float">
            <text:p>2002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356" calcext:value-type="float">
            <text:p>366356</text:p>
          </table:table-cell>
          <table:table-cell office:value-type="float" office:value="731700" calcext:value-type="float">
            <text:p>731700</text:p>
          </table:table-cell>
          <table:table-cell office:value-type="float" office:value="256809" calcext:value-type="float">
            <text:p>256809</text:p>
          </table:table-cell>
          <table:table-cell office:value-type="float" office:value="115993" calcext:value-type="float">
            <text:p>115993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69" calcext:value-type="float">
            <text:p>1769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299" calcext:value-type="float">
            <text:p>364299</text:p>
          </table:table-cell>
          <table:table-cell office:value-type="float" office:value="727601" calcext:value-type="float">
            <text:p>727601</text:p>
          </table:table-cell>
          <table:table-cell office:value-type="float" office:value="257223" calcext:value-type="float">
            <text:p>257223</text:p>
          </table:table-cell>
          <table:table-cell office:value-type="float" office:value="116406" calcext:value-type="float">
            <text:p>116406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171" calcext:value-type="float">
            <text:p>1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215" calcext:value-type="float">
            <text:p>364215</text:p>
          </table:table-cell>
          <table:table-cell office:value-type="float" office:value="727449" calcext:value-type="float">
            <text:p>727449</text:p>
          </table:table-cell>
          <table:table-cell office:value-type="float" office:value="257234" calcext:value-type="float">
            <text:p>257234</text:p>
          </table:table-cell>
          <table:table-cell office:value-type="float" office:value="116418" calcext:value-type="float">
            <text:p>116418</text:p>
          </table:table-cell>
          <table:table-cell office:value-type="float" office:value="259997" calcext:value-type="float">
            <text:p>259997</text:p>
          </table:table-cell>
          <table:table-cell office:value-type="float" office:value="32551" calcext:value-type="float">
            <text:p>32551</text:p>
          </table:table-cell>
          <table:table-cell office:value-type="float" office:value="89" calcext:value-type="float">
            <text:p>89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043" calcext:value-type="float">
            <text:p>366043</text:p>
          </table:table-cell>
          <table:table-cell office:value-type="float" office:value="731102" calcext:value-type="float">
            <text:p>731102</text:p>
          </table:table-cell>
          <table:table-cell office:value-type="float" office:value="258589" calcext:value-type="float">
            <text:p>258589</text:p>
          </table:table-cell>
          <table:table-cell office:value-type="float" office:value="117773" calcext:value-type="float">
            <text:p>117773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55" calcext:value-type="float">
            <text:p>2355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365743" calcext:value-type="float">
            <text:p>365743</text:p>
          </table:table-cell>
          <table:table-cell office:value-type="float" office:value="730502" calcext:value-type="float">
            <text:p>730502</text:p>
          </table:table-cell>
          <table:table-cell office:value-type="float" office:value="258625" calcext:value-type="float">
            <text:p>258625</text:p>
          </table:table-cell>
          <table:table-cell office:value-type="float" office:value="117808" calcext:value-type="float">
            <text:p>117808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996" calcext:value-type="float">
            <text:p>199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5541" calcext:value-type="float">
            <text:p>365541</text:p>
          </table:table-cell>
          <table:table-cell office:value-type="float" office:value="730078" calcext:value-type="float">
            <text:p>730078</text:p>
          </table:table-cell>
          <table:table-cell office:value-type="float" office:value="258629" calcext:value-type="float">
            <text:p>258629</text:p>
          </table:table-cell>
          <table:table-cell office:value-type="float" office:value="117813" calcext:value-type="float">
            <text:p>117813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72" calcext:value-type="float">
            <text:p>1772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6375" calcext:value-type="float">
            <text:p>336375</text:p>
          </table:table-cell>
          <table:table-cell office:value-type="float" office:value="671789" calcext:value-type="float">
            <text:p>671789</text:p>
          </table:table-cell>
          <table:table-cell office:value-type="float" office:value="207206" calcext:value-type="float">
            <text:p>207206</text:p>
          </table:table-cell>
          <table:table-cell office:value-type="float" office:value="66389" calcext:value-type="float">
            <text:p>66389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190" calcext:value-type="float">
            <text:p>190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279" calcext:value-type="float">
            <text:p>336279</text:p>
          </table:table-cell>
          <table:table-cell office:value-type="float" office:value="671607" calcext:value-type="float">
            <text:p>671607</text:p>
          </table:table-cell>
          <table:table-cell office:value-type="float" office:value="207208" calcext:value-type="float">
            <text:p>207208</text:p>
          </table:table-cell>
          <table:table-cell office:value-type="float" office:value="66392" calcext:value-type="float">
            <text:p>66392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98" calcext:value-type="float">
            <text:p>98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3651" calcext:value-type="float">
            <text:p>333651</text:p>
          </table:table-cell>
          <table:table-cell office:value-type="float" office:value="666353" calcext:value-type="float">
            <text:p>666353</text:p>
          </table:table-cell>
          <table:table-cell office:value-type="float" office:value="201711" calcext:value-type="float">
            <text:p>201711</text:p>
          </table:table-cell>
          <table:table-cell office:value-type="float" office:value="60895" calcext:value-type="float">
            <text:p>60895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71" calcext:value-type="float">
            <text:p>23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3345" calcext:value-type="float">
            <text:p>333345</text:p>
          </table:table-cell>
          <table:table-cell office:value-type="float" office:value="665734" calcext:value-type="float">
            <text:p>665734</text:p>
          </table:table-cell>
          <table:table-cell office:value-type="float" office:value="201741" calcext:value-type="float">
            <text:p>201741</text:p>
          </table:table-cell>
          <table:table-cell office:value-type="float" office:value="60924" calcext:value-type="float">
            <text:p>60924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009" calcext:value-type="float">
            <text:p>2009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134" calcext:value-type="float">
            <text:p>333134</text:p>
          </table:table-cell>
          <table:table-cell office:value-type="float" office:value="665296" calcext:value-type="float">
            <text:p>665296</text:p>
          </table:table-cell>
          <table:table-cell office:value-type="float" office:value="201747" calcext:value-type="float">
            <text:p>201747</text:p>
          </table:table-cell>
          <table:table-cell office:value-type="float" office:value="60930" calcext:value-type="float">
            <text:p>60930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73" calcext:value-type="float">
            <text:p>177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5126" calcext:value-type="float">
            <text:p>335126</text:p>
          </table:table-cell>
          <table:table-cell office:value-type="float" office:value="669302" calcext:value-type="float">
            <text:p>669302</text:p>
          </table:table-cell>
          <table:table-cell office:value-type="float" office:value="208154" calcext:value-type="float">
            <text:p>208154</text:p>
          </table:table-cell>
          <table:table-cell office:value-type="float" office:value="67338" calcext:value-type="float">
            <text:p>67338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198" calcext:value-type="float">
            <text:p>198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015" calcext:value-type="float">
            <text:p>335015</text:p>
          </table:table-cell>
          <table:table-cell office:value-type="float" office:value="669089" calcext:value-type="float">
            <text:p>669089</text:p>
          </table:table-cell>
          <table:table-cell office:value-type="float" office:value="208156" calcext:value-type="float">
            <text:p>208156</text:p>
          </table:table-cell>
          <table:table-cell office:value-type="float" office:value="67340" calcext:value-type="float">
            <text:p>67340</text:p>
          </table:table-cell>
          <table:table-cell office:value-type="float" office:value="260005" calcext:value-type="float">
            <text:p>260005</text:p>
          </table:table-cell>
          <table:table-cell office:value-type="float" office:value="32551" calcext:value-type="float">
            <text:p>32551</text:p>
          </table:table-cell>
          <table:table-cell office:value-type="float" office:value="91" calcext:value-type="float">
            <text:p>91</text:p>
          </table:table-cell>
          <table:table-cell office:value-type="float" office:value="16448" calcext:value-type="float">
            <text:p>16448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2156" calcext:value-type="float">
            <text:p>332156</text:p>
          </table:table-cell>
          <table:table-cell office:value-type="float" office:value="663360" calcext:value-type="float">
            <text:p>663360</text:p>
          </table:table-cell>
          <table:table-cell office:value-type="float" office:value="202167" calcext:value-type="float">
            <text:p>202167</text:p>
          </table:table-cell>
          <table:table-cell office:value-type="float" office:value="61350" calcext:value-type="float">
            <text:p>61350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373" calcext:value-type="float">
            <text:p>237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31841" calcext:value-type="float">
            <text:p>331841</text:p>
          </table:table-cell>
          <table:table-cell office:value-type="float" office:value="662736" calcext:value-type="float">
            <text:p>662736</text:p>
          </table:table-cell>
          <table:table-cell office:value-type="float" office:value="202196" calcext:value-type="float">
            <text:p>202196</text:p>
          </table:table-cell>
          <table:table-cell office:value-type="float" office:value="61379" calcext:value-type="float">
            <text:p>61379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2012" calcext:value-type="float">
            <text:p>2012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632" calcext:value-type="float">
            <text:p>331632</text:p>
          </table:table-cell>
          <table:table-cell office:value-type="float" office:value="662304" calcext:value-type="float">
            <text:p>662304</text:p>
          </table:table-cell>
          <table:table-cell office:value-type="float" office:value="202202" calcext:value-type="float">
            <text:p>202202</text:p>
          </table:table-cell>
          <table:table-cell office:value-type="float" office:value="61385" calcext:value-type="float">
            <text:p>61385</text:p>
          </table:table-cell>
          <table:table-cell office:value-type="float" office:value="257957" calcext:value-type="float">
            <text:p>257957</text:p>
          </table:table-cell>
          <table:table-cell office:value-type="float" office:value="32551" calcext:value-type="float">
            <text:p>32551</text:p>
          </table:table-cell>
          <table:table-cell office:value-type="float" office:value="1775" calcext:value-type="float">
            <text:p>1775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9543" calcext:value-type="float">
            <text:p>329543</text:p>
          </table:table-cell>
          <table:table-cell office:value-type="float" office:value="658115" calcext:value-type="float">
            <text:p>658115</text:p>
          </table:table-cell>
          <table:table-cell office:value-type="float" office:value="205826" calcext:value-type="float">
            <text:p>205826</text:p>
          </table:table-cell>
          <table:table-cell office:value-type="float" office:value="65010" calcext:value-type="float">
            <text:p>65010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91" calcext:value-type="float">
            <text:p>19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447" calcext:value-type="float">
            <text:p>329447</text:p>
          </table:table-cell>
          <table:table-cell office:value-type="float" office:value="657937" calcext:value-type="float">
            <text:p>657937</text:p>
          </table:table-cell>
          <table:table-cell office:value-type="float" office:value="205828" calcext:value-type="float">
            <text:p>205828</text:p>
          </table:table-cell>
          <table:table-cell office:value-type="float" office:value="65011" calcext:value-type="float">
            <text:p>65011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01" calcext:value-type="float">
            <text:p>10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0250" calcext:value-type="float">
            <text:p>330250</text:p>
          </table:table-cell>
          <table:table-cell office:value-type="float" office:value="659543" calcext:value-type="float">
            <text:p>659543</text:p>
          </table:table-cell>
          <table:table-cell office:value-type="float" office:value="207196" calcext:value-type="float">
            <text:p>207196</text:p>
          </table:table-cell>
          <table:table-cell office:value-type="float" office:value="66379" calcext:value-type="float">
            <text:p>66379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71" calcext:value-type="float">
            <text:p>23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9932" calcext:value-type="float">
            <text:p>329932</text:p>
          </table:table-cell>
          <table:table-cell office:value-type="float" office:value="658910" calcext:value-type="float">
            <text:p>658910</text:p>
          </table:table-cell>
          <table:table-cell office:value-type="float" office:value="207210" calcext:value-type="float">
            <text:p>207210</text:p>
          </table:table-cell>
          <table:table-cell office:value-type="float" office:value="66393" calcext:value-type="float">
            <text:p>66393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6" calcext:value-type="float">
            <text:p>200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718" calcext:value-type="float">
            <text:p>329718</text:p>
          </table:table-cell>
          <table:table-cell office:value-type="float" office:value="658474" calcext:value-type="float">
            <text:p>658474</text:p>
          </table:table-cell>
          <table:table-cell office:value-type="float" office:value="207211" calcext:value-type="float">
            <text:p>207211</text:p>
          </table:table-cell>
          <table:table-cell office:value-type="float" office:value="66395" calcext:value-type="float">
            <text:p>66395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3" calcext:value-type="float">
            <text:p>177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061" calcext:value-type="float">
            <text:p>328061</text:p>
          </table:table-cell>
          <table:table-cell office:value-type="float" office:value="655156" calcext:value-type="float">
            <text:p>655156</text:p>
          </table:table-cell>
          <table:table-cell office:value-type="float" office:value="206281" calcext:value-type="float">
            <text:p>206281</text:p>
          </table:table-cell>
          <table:table-cell office:value-type="float" office:value="65464" calcext:value-type="float">
            <text:p>65464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210" calcext:value-type="float">
            <text:p>210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950" calcext:value-type="float">
            <text:p>327950</text:p>
          </table:table-cell>
          <table:table-cell office:value-type="float" office:value="654953" calcext:value-type="float">
            <text:p>654953</text:p>
          </table:table-cell>
          <table:table-cell office:value-type="float" office:value="206282" calcext:value-type="float">
            <text:p>206282</text:p>
          </table:table-cell>
          <table:table-cell office:value-type="float" office:value="65466" calcext:value-type="float">
            <text:p>65466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08" calcext:value-type="float">
            <text:p>108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9084" calcext:value-type="float">
            <text:p>329084</text:p>
          </table:table-cell>
          <table:table-cell office:value-type="float" office:value="657233" calcext:value-type="float">
            <text:p>657233</text:p>
          </table:table-cell>
          <table:table-cell office:value-type="float" office:value="208333" calcext:value-type="float">
            <text:p>208333</text:p>
          </table:table-cell>
          <table:table-cell office:value-type="float" office:value="67517" calcext:value-type="float">
            <text:p>67517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70" calcext:value-type="float">
            <text:p>2370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8770" calcext:value-type="float">
            <text:p>328770</text:p>
          </table:table-cell>
          <table:table-cell office:value-type="float" office:value="656592" calcext:value-type="float">
            <text:p>656592</text:p>
          </table:table-cell>
          <table:table-cell office:value-type="float" office:value="208347" calcext:value-type="float">
            <text:p>208347</text:p>
          </table:table-cell>
          <table:table-cell office:value-type="float" office:value="67531" calcext:value-type="float">
            <text:p>67531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3" calcext:value-type="float">
            <text:p>2003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557" calcext:value-type="float">
            <text:p>328557</text:p>
          </table:table-cell>
          <table:table-cell office:value-type="float" office:value="656161" calcext:value-type="float">
            <text:p>656161</text:p>
          </table:table-cell>
          <table:table-cell office:value-type="float" office:value="208348" calcext:value-type="float">
            <text:p>208348</text:p>
          </table:table-cell>
          <table:table-cell office:value-type="float" office:value="67532" calcext:value-type="float">
            <text:p>67532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5" calcext:value-type="float">
            <text:p>1775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1254" calcext:value-type="float">
            <text:p>331254</text:p>
          </table:table-cell>
          <table:table-cell office:value-type="float" office:value="661554" calcext:value-type="float">
            <text:p>661554</text:p>
          </table:table-cell>
          <table:table-cell office:value-type="float" office:value="209240" calcext:value-type="float">
            <text:p>209240</text:p>
          </table:table-cell>
          <table:table-cell office:value-type="float" office:value="68423" calcext:value-type="float">
            <text:p>68423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204" calcext:value-type="float">
            <text:p>204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154" calcext:value-type="float">
            <text:p>331154</text:p>
          </table:table-cell>
          <table:table-cell office:value-type="float" office:value="661350" calcext:value-type="float">
            <text:p>661350</text:p>
          </table:table-cell>
          <table:table-cell office:value-type="float" office:value="209241" calcext:value-type="float">
            <text:p>209241</text:p>
          </table:table-cell>
          <table:table-cell office:value-type="float" office:value="68424" calcext:value-type="float">
            <text:p>68424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01" calcext:value-type="float">
            <text:p>10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2299" calcext:value-type="float">
            <text:p>332299</text:p>
          </table:table-cell>
          <table:table-cell office:value-type="float" office:value="663635" calcext:value-type="float">
            <text:p>663635</text:p>
          </table:table-cell>
          <table:table-cell office:value-type="float" office:value="211292" calcext:value-type="float">
            <text:p>211292</text:p>
          </table:table-cell>
          <table:table-cell office:value-type="float" office:value="70475" calcext:value-type="float">
            <text:p>70475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64" calcext:value-type="float">
            <text:p>2364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1985" calcext:value-type="float">
            <text:p>331985</text:p>
          </table:table-cell>
          <table:table-cell office:value-type="float" office:value="663009" calcext:value-type="float">
            <text:p>663009</text:p>
          </table:table-cell>
          <table:table-cell office:value-type="float" office:value="211306" calcext:value-type="float">
            <text:p>211306</text:p>
          </table:table-cell>
          <table:table-cell office:value-type="float" office:value="70489" calcext:value-type="float">
            <text:p>70489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7" calcext:value-type="float">
            <text:p>200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1766" calcext:value-type="float">
            <text:p>331766</text:p>
          </table:table-cell>
          <table:table-cell office:value-type="float" office:value="662564" calcext:value-type="float">
            <text:p>662564</text:p>
          </table:table-cell>
          <table:table-cell office:value-type="float" office:value="211307" calcext:value-type="float">
            <text:p>211307</text:p>
          </table:table-cell>
          <table:table-cell office:value-type="float" office:value="70491" calcext:value-type="float">
            <text:p>70491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1" calcext:value-type="float">
            <text:p>17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751" calcext:value-type="float">
            <text:p>329751</text:p>
          </table:table-cell>
          <table:table-cell office:value-type="float" office:value="658542" calcext:value-type="float">
            <text:p>658542</text:p>
          </table:table-cell>
          <table:table-cell office:value-type="float" office:value="209694" calcext:value-type="float">
            <text:p>209694</text:p>
          </table:table-cell>
          <table:table-cell office:value-type="float" office:value="68878" calcext:value-type="float">
            <text:p>68878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196" calcext:value-type="float">
            <text:p>196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644" calcext:value-type="float">
            <text:p>329644</text:p>
          </table:table-cell>
          <table:table-cell office:value-type="float" office:value="658346" calcext:value-type="float">
            <text:p>658346</text:p>
          </table:table-cell>
          <table:table-cell office:value-type="float" office:value="209696" calcext:value-type="float">
            <text:p>209696</text:p>
          </table:table-cell>
          <table:table-cell office:value-type="float" office:value="68879" calcext:value-type="float">
            <text:p>68879</text:p>
          </table:table-cell>
          <table:table-cell office:value-type="float" office:value="257949" calcext:value-type="float">
            <text:p>257949</text:p>
          </table:table-cell>
          <table:table-cell office:value-type="float" office:value="32551" calcext:value-type="float">
            <text:p>32551</text:p>
          </table:table-cell>
          <table:table-cell office:value-type="float" office:value="97" calcext:value-type="float">
            <text:p>9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1143" calcext:value-type="float">
            <text:p>331143</text:p>
          </table:table-cell>
          <table:table-cell office:value-type="float" office:value="661335" calcext:value-type="float">
            <text:p>661335</text:p>
          </table:table-cell>
          <table:table-cell office:value-type="float" office:value="212429" calcext:value-type="float">
            <text:p>212429</text:p>
          </table:table-cell>
          <table:table-cell office:value-type="float" office:value="71613" calcext:value-type="float">
            <text:p>71613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371" calcext:value-type="float">
            <text:p>2371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0817" calcext:value-type="float">
            <text:p>330817</text:p>
          </table:table-cell>
          <table:table-cell office:value-type="float" office:value="660694" calcext:value-type="float">
            <text:p>660694</text:p>
          </table:table-cell>
          <table:table-cell office:value-type="float" office:value="212443" calcext:value-type="float">
            <text:p>212443</text:p>
          </table:table-cell>
          <table:table-cell office:value-type="float" office:value="71627" calcext:value-type="float">
            <text:p>71627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2007" calcext:value-type="float">
            <text:p>200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0606" calcext:value-type="float">
            <text:p>330606</text:p>
          </table:table-cell>
          <table:table-cell office:value-type="float" office:value="660260" calcext:value-type="float">
            <text:p>660260</text:p>
          </table:table-cell>
          <table:table-cell office:value-type="float" office:value="212444" calcext:value-type="float">
            <text:p>212444</text:p>
          </table:table-cell>
          <table:table-cell office:value-type="float" office:value="71628" calcext:value-type="float">
            <text:p>71628</text:p>
          </table:table-cell>
          <table:table-cell office:value-type="float" office:value="255909" calcext:value-type="float">
            <text:p>255909</text:p>
          </table:table-cell>
          <table:table-cell office:value-type="float" office:value="32551" calcext:value-type="float">
            <text:p>32551</text:p>
          </table:table-cell>
          <table:table-cell office:value-type="float" office:value="1777" calcext:value-type="float">
            <text:p>1777</text:p>
          </table:table-cell>
          <table:table-cell office:value-type="float" office:value="16448" calcext:value-type="float">
            <text:p>16448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864" calcext:value-type="float">
            <text:p>202864</text:p>
          </table:table-cell>
          <table:table-cell office:value-type="float" office:value="808766" calcext:value-type="float">
            <text:p>808766</text:p>
          </table:table-cell>
          <table:table-cell office:value-type="float" office:value="202439" calcext:value-type="float">
            <text:p>202439</text:p>
          </table:table-cell>
          <table:table-cell office:value-type="float" office:value="61628" calcext:value-type="float">
            <text:p>61628</text:p>
          </table:table-cell>
          <table:table-cell office:value-type="float" office:value="220326" calcext:value-type="float">
            <text:p>220326</text:p>
          </table:table-cell>
          <table:table-cell office:value-type="float" office:value="32549" calcext:value-type="float">
            <text:p>32549</text:p>
          </table:table-cell>
          <table:table-cell office:value-type="float" office:value="569" calcext:value-type="float">
            <text:p>569</text:p>
          </table:table-cell>
          <table:table-cell office:value-type="float" office:value="16456" calcext:value-type="float">
            <text:p>1645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733" calcext:value-type="float">
            <text:p>202733</text:p>
          </table:table-cell>
          <table:table-cell office:value-type="float" office:value="808269" calcext:value-type="float">
            <text:p>808269</text:p>
          </table:table-cell>
          <table:table-cell office:value-type="float" office:value="202488" calcext:value-type="float">
            <text:p>202488</text:p>
          </table:table-cell>
          <table:table-cell office:value-type="float" office:value="61678" calcext:value-type="float">
            <text:p>61678</text:p>
          </table:table-cell>
          <table:table-cell office:value-type="float" office:value="220326" calcext:value-type="float">
            <text:p>220326</text:p>
          </table:table-cell>
          <table:table-cell office:value-type="float" office:value="32549" calcext:value-type="float">
            <text:p>32549</text:p>
          </table:table-cell>
          <table:table-cell office:value-type="float" office:value="276" calcext:value-type="float">
            <text:p>276</text:p>
          </table:table-cell>
          <table:table-cell office:value-type="float" office:value="16456" calcext:value-type="float">
            <text:p>1645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670" calcext:value-type="float">
            <text:p>202670</text:p>
          </table:table-cell>
          <table:table-cell office:value-type="float" office:value="808023" calcext:value-type="float">
            <text:p>808023</text:p>
          </table:table-cell>
          <table:table-cell office:value-type="float" office:value="202511" calcext:value-type="float">
            <text:p>202511</text:p>
          </table:table-cell>
          <table:table-cell office:value-type="float" office:value="61700" calcext:value-type="float">
            <text:p>61700</text:p>
          </table:table-cell>
          <table:table-cell office:value-type="float" office:value="220326" calcext:value-type="float">
            <text:p>220326</text:p>
          </table:table-cell>
          <table:table-cell office:value-type="float" office:value="32549" calcext:value-type="float">
            <text:p>32549</text:p>
          </table:table-cell>
          <table:table-cell office:value-type="float" office:value="140" calcext:value-type="float">
            <text:p>140</text:p>
          </table:table-cell>
          <table:table-cell office:value-type="float" office:value="16456" calcext:value-type="float">
            <text:p>1645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4403" calcext:value-type="float">
            <text:p>194403</text:p>
          </table:table-cell>
          <table:table-cell office:value-type="float" office:value="774915" calcext:value-type="float">
            <text:p>774915</text:p>
          </table:table-cell>
          <table:table-cell office:value-type="float" office:value="179492" calcext:value-type="float">
            <text:p>179492</text:p>
          </table:table-cell>
          <table:table-cell office:value-type="float" office:value="38682" calcext:value-type="float">
            <text:p>38682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597" calcext:value-type="float">
            <text:p>597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231" calcext:value-type="float">
            <text:p>194231</text:p>
          </table:table-cell>
          <table:table-cell office:value-type="float" office:value="774326" calcext:value-type="float">
            <text:p>774326</text:p>
          </table:table-cell>
          <table:table-cell office:value-type="float" office:value="179504" calcext:value-type="float">
            <text:p>179504</text:p>
          </table:table-cell>
          <table:table-cell office:value-type="float" office:value="38694" calcext:value-type="float">
            <text:p>38694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281" calcext:value-type="float">
            <text:p>281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4157" calcext:value-type="float">
            <text:p>194157</text:p>
          </table:table-cell>
          <table:table-cell office:value-type="float" office:value="774072" calcext:value-type="float">
            <text:p>774072</text:p>
          </table:table-cell>
          <table:table-cell office:value-type="float" office:value="179513" calcext:value-type="float">
            <text:p>179513</text:p>
          </table:table-cell>
          <table:table-cell office:value-type="float" office:value="38703" calcext:value-type="float">
            <text:p>38703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147" calcext:value-type="float">
            <text:p>147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647" calcext:value-type="float">
            <text:p>196647</text:p>
          </table:table-cell>
          <table:table-cell office:value-type="float" office:value="783899" calcext:value-type="float">
            <text:p>783899</text:p>
          </table:table-cell>
          <table:table-cell office:value-type="float" office:value="186417" calcext:value-type="float">
            <text:p>186417</text:p>
          </table:table-cell>
          <table:table-cell office:value-type="float" office:value="45607" calcext:value-type="float">
            <text:p>45607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934" calcext:value-type="float">
            <text:p>2934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6393" calcext:value-type="float">
            <text:p>196393</text:p>
          </table:table-cell>
          <table:table-cell office:value-type="float" office:value="782939" calcext:value-type="float">
            <text:p>782939</text:p>
          </table:table-cell>
          <table:table-cell office:value-type="float" office:value="186473" calcext:value-type="float">
            <text:p>186473</text:p>
          </table:table-cell>
          <table:table-cell office:value-type="float" office:value="45662" calcext:value-type="float">
            <text:p>45662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261" calcext:value-type="float">
            <text:p>2261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239" calcext:value-type="float">
            <text:p>196239</text:p>
          </table:table-cell>
          <table:table-cell office:value-type="float" office:value="782367" calcext:value-type="float">
            <text:p>782367</text:p>
          </table:table-cell>
          <table:table-cell office:value-type="float" office:value="186490" calcext:value-type="float">
            <text:p>186490</text:p>
          </table:table-cell>
          <table:table-cell office:value-type="float" office:value="45680" calcext:value-type="float">
            <text:p>45680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07" calcext:value-type="float">
            <text:p>1907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6128" calcext:value-type="float">
            <text:p>196128</text:p>
          </table:table-cell>
          <table:table-cell office:value-type="float" office:value="781928" calcext:value-type="float">
            <text:p>781928</text:p>
          </table:table-cell>
          <table:table-cell office:value-type="float" office:value="186495" calcext:value-type="float">
            <text:p>186495</text:p>
          </table:table-cell>
          <table:table-cell office:value-type="float" office:value="45684" calcext:value-type="float">
            <text:p>45684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67" calcext:value-type="float">
            <text:p>1667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223" calcext:value-type="float">
            <text:p>194223</text:p>
          </table:table-cell>
          <table:table-cell office:value-type="float" office:value="774214" calcext:value-type="float">
            <text:p>774214</text:p>
          </table:table-cell>
          <table:table-cell office:value-type="float" office:value="180858" calcext:value-type="float">
            <text:p>180858</text:p>
          </table:table-cell>
          <table:table-cell office:value-type="float" office:value="40047" calcext:value-type="float">
            <text:p>40047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588" calcext:value-type="float">
            <text:p>588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58" calcext:value-type="float">
            <text:p>194058</text:p>
          </table:table-cell>
          <table:table-cell office:value-type="float" office:value="773642" calcext:value-type="float">
            <text:p>773642</text:p>
          </table:table-cell>
          <table:table-cell office:value-type="float" office:value="180871" calcext:value-type="float">
            <text:p>180871</text:p>
          </table:table-cell>
          <table:table-cell office:value-type="float" office:value="40060" calcext:value-type="float">
            <text:p>40060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279" calcext:value-type="float">
            <text:p>279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3986" calcext:value-type="float">
            <text:p>193986</text:p>
          </table:table-cell>
          <table:table-cell office:value-type="float" office:value="773381" calcext:value-type="float">
            <text:p>773381</text:p>
          </table:table-cell>
          <table:table-cell office:value-type="float" office:value="180879" calcext:value-type="float">
            <text:p>180879</text:p>
          </table:table-cell>
          <table:table-cell office:value-type="float" office:value="40068" calcext:value-type="float">
            <text:p>40068</text:p>
          </table:table-cell>
          <table:table-cell office:value-type="float" office:value="233371" calcext:value-type="float">
            <text:p>233371</text:p>
          </table:table-cell>
          <table:table-cell office:value-type="float" office:value="32549" calcext:value-type="float">
            <text:p>32549</text:p>
          </table:table-cell>
          <table:table-cell office:value-type="float" office:value="143" calcext:value-type="float">
            <text:p>143</text:p>
          </table:table-cell>
          <table:table-cell office:value-type="float" office:value="16456" calcext:value-type="float">
            <text:p>16456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468" calcext:value-type="float">
            <text:p>196468</text:p>
          </table:table-cell>
          <table:table-cell office:value-type="float" office:value="783188" calcext:value-type="float">
            <text:p>783188</text:p>
          </table:table-cell>
          <table:table-cell office:value-type="float" office:value="187783" calcext:value-type="float">
            <text:p>187783</text:p>
          </table:table-cell>
          <table:table-cell office:value-type="float" office:value="46972" calcext:value-type="float">
            <text:p>46972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920" calcext:value-type="float">
            <text:p>2920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6220" calcext:value-type="float">
            <text:p>196220</text:p>
          </table:table-cell>
          <table:table-cell office:value-type="float" office:value="782255" calcext:value-type="float">
            <text:p>782255</text:p>
          </table:table-cell>
          <table:table-cell office:value-type="float" office:value="187838" calcext:value-type="float">
            <text:p>187838</text:p>
          </table:table-cell>
          <table:table-cell office:value-type="float" office:value="47028" calcext:value-type="float">
            <text:p>47028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2261" calcext:value-type="float">
            <text:p>2261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067" calcext:value-type="float">
            <text:p>196067</text:p>
          </table:table-cell>
          <table:table-cell office:value-type="float" office:value="781681" calcext:value-type="float">
            <text:p>781681</text:p>
          </table:table-cell>
          <table:table-cell office:value-type="float" office:value="187856" calcext:value-type="float">
            <text:p>187856</text:p>
          </table:table-cell>
          <table:table-cell office:value-type="float" office:value="47045" calcext:value-type="float">
            <text:p>47045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05" calcext:value-type="float">
            <text:p>1905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5959" calcext:value-type="float">
            <text:p>195959</text:p>
          </table:table-cell>
          <table:table-cell office:value-type="float" office:value="781246" calcext:value-type="float">
            <text:p>781246</text:p>
          </table:table-cell>
          <table:table-cell office:value-type="float" office:value="187860" calcext:value-type="float">
            <text:p>187860</text:p>
          </table:table-cell>
          <table:table-cell office:value-type="float" office:value="47049" calcext:value-type="float">
            <text:p>47049</text:p>
          </table:table-cell>
          <table:table-cell office:value-type="float" office:value="231323" calcext:value-type="float">
            <text:p>2313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67" calcext:value-type="float">
            <text:p>1667</text:p>
          </table:table-cell>
          <table:table-cell office:value-type="float" office:value="16456" calcext:value-type="float">
            <text:p>16456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3361" calcext:value-type="float">
            <text:p>183361</text:p>
          </table:table-cell>
          <table:table-cell office:value-type="float" office:value="730764" calcext:value-type="float">
            <text:p>730764</text:p>
          </table:table-cell>
          <table:table-cell office:value-type="float" office:value="256044" calcext:value-type="float">
            <text:p>256044</text:p>
          </table:table-cell>
          <table:table-cell office:value-type="float" office:value="115234" calcext:value-type="float">
            <text:p>115234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610" calcext:value-type="float">
            <text:p>61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188" calcext:value-type="float">
            <text:p>183188</text:p>
          </table:table-cell>
          <table:table-cell office:value-type="float" office:value="730185" calcext:value-type="float">
            <text:p>730185</text:p>
          </table:table-cell>
          <table:table-cell office:value-type="float" office:value="256075" calcext:value-type="float">
            <text:p>256075</text:p>
          </table:table-cell>
          <table:table-cell office:value-type="float" office:value="115264" calcext:value-type="float">
            <text:p>115264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289" calcext:value-type="float">
            <text:p>28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3113" calcext:value-type="float">
            <text:p>183113</text:p>
          </table:table-cell>
          <table:table-cell office:value-type="float" office:value="729910" calcext:value-type="float">
            <text:p>729910</text:p>
          </table:table-cell>
          <table:table-cell office:value-type="float" office:value="256086" calcext:value-type="float">
            <text:p>256086</text:p>
          </table:table-cell>
          <table:table-cell office:value-type="float" office:value="115275" calcext:value-type="float">
            <text:p>115275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143" calcext:value-type="float">
            <text:p>14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031" calcext:value-type="float">
            <text:p>184031</text:p>
          </table:table-cell>
          <table:table-cell office:value-type="float" office:value="733505" calcext:value-type="float">
            <text:p>733505</text:p>
          </table:table-cell>
          <table:table-cell office:value-type="float" office:value="256730" calcext:value-type="float">
            <text:p>256730</text:p>
          </table:table-cell>
          <table:table-cell office:value-type="float" office:value="115920" calcext:value-type="float">
            <text:p>115920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953" calcext:value-type="float">
            <text:p>295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3772" calcext:value-type="float">
            <text:p>183772</text:p>
          </table:table-cell>
          <table:table-cell office:value-type="float" office:value="732568" calcext:value-type="float">
            <text:p>732568</text:p>
          </table:table-cell>
          <table:table-cell office:value-type="float" office:value="256783" calcext:value-type="float">
            <text:p>256783</text:p>
          </table:table-cell>
          <table:table-cell office:value-type="float" office:value="115973" calcext:value-type="float">
            <text:p>115973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288" calcext:value-type="float">
            <text:p>228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3617" calcext:value-type="float">
            <text:p>183617</text:p>
          </table:table-cell>
          <table:table-cell office:value-type="float" office:value="731932" calcext:value-type="float">
            <text:p>731932</text:p>
          </table:table-cell>
          <table:table-cell office:value-type="float" office:value="256795" calcext:value-type="float">
            <text:p>256795</text:p>
          </table:table-cell>
          <table:table-cell office:value-type="float" office:value="115985" calcext:value-type="float">
            <text:p>115985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899" calcext:value-type="float">
            <text:p>189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512" calcext:value-type="float">
            <text:p>183512</text:p>
          </table:table-cell>
          <table:table-cell office:value-type="float" office:value="731511" calcext:value-type="float">
            <text:p>731511</text:p>
          </table:table-cell>
          <table:table-cell office:value-type="float" office:value="256802" calcext:value-type="float">
            <text:p>256802</text:p>
          </table:table-cell>
          <table:table-cell office:value-type="float" office:value="115991" calcext:value-type="float">
            <text:p>115991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2" calcext:value-type="float">
            <text:p>1672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775" calcext:value-type="float">
            <text:p>182775</text:p>
          </table:table-cell>
          <table:table-cell office:value-type="float" office:value="728454" calcext:value-type="float">
            <text:p>728454</text:p>
          </table:table-cell>
          <table:table-cell office:value-type="float" office:value="257182" calcext:value-type="float">
            <text:p>257182</text:p>
          </table:table-cell>
          <table:table-cell office:value-type="float" office:value="116371" calcext:value-type="float">
            <text:p>116371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612" calcext:value-type="float">
            <text:p>612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606" calcext:value-type="float">
            <text:p>182606</text:p>
          </table:table-cell>
          <table:table-cell office:value-type="float" office:value="727885" calcext:value-type="float">
            <text:p>727885</text:p>
          </table:table-cell>
          <table:table-cell office:value-type="float" office:value="257212" calcext:value-type="float">
            <text:p>257212</text:p>
          </table:table-cell>
          <table:table-cell office:value-type="float" office:value="116401" calcext:value-type="float">
            <text:p>116401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295" calcext:value-type="float">
            <text:p>29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533" calcext:value-type="float">
            <text:p>182533</text:p>
          </table:table-cell>
          <table:table-cell office:value-type="float" office:value="727604" calcext:value-type="float">
            <text:p>727604</text:p>
          </table:table-cell>
          <table:table-cell office:value-type="float" office:value="257222" calcext:value-type="float">
            <text:p>257222</text:p>
          </table:table-cell>
          <table:table-cell office:value-type="float" office:value="116412" calcext:value-type="float">
            <text:p>116412</text:p>
          </table:table-cell>
          <table:table-cell office:value-type="float" office:value="260011" calcext:value-type="float">
            <text:p>260011</text:p>
          </table:table-cell>
          <table:table-cell office:value-type="float" office:value="32549" calcext:value-type="float">
            <text:p>32549</text:p>
          </table:table-cell>
          <table:table-cell office:value-type="float" office:value="148" calcext:value-type="float">
            <text:p>14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629" calcext:value-type="float">
            <text:p>183629</text:p>
          </table:table-cell>
          <table:table-cell office:value-type="float" office:value="731920" calcext:value-type="float">
            <text:p>731920</text:p>
          </table:table-cell>
          <table:table-cell office:value-type="float" office:value="258547" calcext:value-type="float">
            <text:p>258547</text:p>
          </table:table-cell>
          <table:table-cell office:value-type="float" office:value="117737" calcext:value-type="float">
            <text:p>117737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978" calcext:value-type="float">
            <text:p>297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83369" calcext:value-type="float">
            <text:p>183369</text:p>
          </table:table-cell>
          <table:table-cell office:value-type="float" office:value="730943" calcext:value-type="float">
            <text:p>730943</text:p>
          </table:table-cell>
          <table:table-cell office:value-type="float" office:value="258602" calcext:value-type="float">
            <text:p>258602</text:p>
          </table:table-cell>
          <table:table-cell office:value-type="float" office:value="117792" calcext:value-type="float">
            <text:p>117792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291" calcext:value-type="float">
            <text:p>229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3202" calcext:value-type="float">
            <text:p>183202</text:p>
          </table:table-cell>
          <table:table-cell office:value-type="float" office:value="730307" calcext:value-type="float">
            <text:p>730307</text:p>
          </table:table-cell>
          <table:table-cell office:value-type="float" office:value="258617" calcext:value-type="float">
            <text:p>258617</text:p>
          </table:table-cell>
          <table:table-cell office:value-type="float" office:value="117807" calcext:value-type="float">
            <text:p>117807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901" calcext:value-type="float">
            <text:p>190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091" calcext:value-type="float">
            <text:p>183091</text:p>
          </table:table-cell>
          <table:table-cell office:value-type="float" office:value="729877" calcext:value-type="float">
            <text:p>729877</text:p>
          </table:table-cell>
          <table:table-cell office:value-type="float" office:value="258622" calcext:value-type="float">
            <text:p>258622</text:p>
          </table:table-cell>
          <table:table-cell office:value-type="float" office:value="117811" calcext:value-type="float">
            <text:p>117811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0" calcext:value-type="float">
            <text:p>167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8860" calcext:value-type="float">
            <text:p>168860</text:p>
          </table:table-cell>
          <table:table-cell office:value-type="float" office:value="672797" calcext:value-type="float">
            <text:p>672797</text:p>
          </table:table-cell>
          <table:table-cell office:value-type="float" office:value="207197" calcext:value-type="float">
            <text:p>207197</text:p>
          </table:table-cell>
          <table:table-cell office:value-type="float" office:value="66387" calcext:value-type="float">
            <text:p>66387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694" calcext:value-type="float">
            <text:p>694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629" calcext:value-type="float">
            <text:p>168629</text:p>
          </table:table-cell>
          <table:table-cell office:value-type="float" office:value="672086" calcext:value-type="float">
            <text:p>672086</text:p>
          </table:table-cell>
          <table:table-cell office:value-type="float" office:value="207200" calcext:value-type="float">
            <text:p>207200</text:p>
          </table:table-cell>
          <table:table-cell office:value-type="float" office:value="66389" calcext:value-type="float">
            <text:p>66389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318" calcext:value-type="float">
            <text:p>318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8550" calcext:value-type="float">
            <text:p>168550</text:p>
          </table:table-cell>
          <table:table-cell office:value-type="float" office:value="671789" calcext:value-type="float">
            <text:p>671789</text:p>
          </table:table-cell>
          <table:table-cell office:value-type="float" office:value="207204" calcext:value-type="float">
            <text:p>207204</text:p>
          </table:table-cell>
          <table:table-cell office:value-type="float" office:value="66393" calcext:value-type="float">
            <text:p>66393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166" calcext:value-type="float">
            <text:p>166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456" calcext:value-type="float">
            <text:p>167456</text:p>
          </table:table-cell>
          <table:table-cell office:value-type="float" office:value="667270" calcext:value-type="float">
            <text:p>667270</text:p>
          </table:table-cell>
          <table:table-cell office:value-type="float" office:value="201668" calcext:value-type="float">
            <text:p>201668</text:p>
          </table:table-cell>
          <table:table-cell office:value-type="float" office:value="60858" calcext:value-type="float">
            <text:p>60858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3080" calcext:value-type="float">
            <text:p>308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151" calcext:value-type="float">
            <text:p>167151</text:p>
          </table:table-cell>
          <table:table-cell office:value-type="float" office:value="666170" calcext:value-type="float">
            <text:p>666170</text:p>
          </table:table-cell>
          <table:table-cell office:value-type="float" office:value="201713" calcext:value-type="float">
            <text:p>201713</text:p>
          </table:table-cell>
          <table:table-cell office:value-type="float" office:value="60903" calcext:value-type="float">
            <text:p>60903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306" calcext:value-type="float">
            <text:p>23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994" calcext:value-type="float">
            <text:p>166994</text:p>
          </table:table-cell>
          <table:table-cell office:value-type="float" office:value="665538" calcext:value-type="float">
            <text:p>665538</text:p>
          </table:table-cell>
          <table:table-cell office:value-type="float" office:value="201731" calcext:value-type="float">
            <text:p>201731</text:p>
          </table:table-cell>
          <table:table-cell office:value-type="float" office:value="60920" calcext:value-type="float">
            <text:p>60920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913" calcext:value-type="float">
            <text:p>191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888" calcext:value-type="float">
            <text:p>166888</text:p>
          </table:table-cell>
          <table:table-cell office:value-type="float" office:value="665098" calcext:value-type="float">
            <text:p>665098</text:p>
          </table:table-cell>
          <table:table-cell office:value-type="float" office:value="201737" calcext:value-type="float">
            <text:p>201737</text:p>
          </table:table-cell>
          <table:table-cell office:value-type="float" office:value="60927" calcext:value-type="float">
            <text:p>60927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6" calcext:value-type="float">
            <text:p>167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228" calcext:value-type="float">
            <text:p>168228</text:p>
          </table:table-cell>
          <table:table-cell office:value-type="float" office:value="670317" calcext:value-type="float">
            <text:p>670317</text:p>
          </table:table-cell>
          <table:table-cell office:value-type="float" office:value="208144" calcext:value-type="float">
            <text:p>208144</text:p>
          </table:table-cell>
          <table:table-cell office:value-type="float" office:value="67334" calcext:value-type="float">
            <text:p>67334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706" calcext:value-type="float">
            <text:p>7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993" calcext:value-type="float">
            <text:p>167993</text:p>
          </table:table-cell>
          <table:table-cell office:value-type="float" office:value="669573" calcext:value-type="float">
            <text:p>669573</text:p>
          </table:table-cell>
          <table:table-cell office:value-type="float" office:value="208149" calcext:value-type="float">
            <text:p>208149</text:p>
          </table:table-cell>
          <table:table-cell office:value-type="float" office:value="67338" calcext:value-type="float">
            <text:p>67338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312" calcext:value-type="float">
            <text:p>312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918" calcext:value-type="float">
            <text:p>167918</text:p>
          </table:table-cell>
          <table:table-cell office:value-type="float" office:value="669282" calcext:value-type="float">
            <text:p>669282</text:p>
          </table:table-cell>
          <table:table-cell office:value-type="float" office:value="208152" calcext:value-type="float">
            <text:p>208152</text:p>
          </table:table-cell>
          <table:table-cell office:value-type="float" office:value="67341" calcext:value-type="float">
            <text:p>67341</text:p>
          </table:table-cell>
          <table:table-cell office:value-type="float" office:value="260019" calcext:value-type="float">
            <text:p>260019</text:p>
          </table:table-cell>
          <table:table-cell office:value-type="float" office:value="32549" calcext:value-type="float">
            <text:p>32549</text:p>
          </table:table-cell>
          <table:table-cell office:value-type="float" office:value="164" calcext:value-type="float">
            <text:p>164</text:p>
          </table:table-cell>
          <table:table-cell office:value-type="float" office:value="16456" calcext:value-type="float">
            <text:p>16456</text:p>
          </table:table-cell>
          <table:table-cell office:value-type="float" office:value="2661" calcext:value-type="float">
            <text:p>2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691" calcext:value-type="float">
            <text:p>166691</text:p>
          </table:table-cell>
          <table:table-cell office:value-type="float" office:value="664256" calcext:value-type="float">
            <text:p>664256</text:p>
          </table:table-cell>
          <table:table-cell office:value-type="float" office:value="202125" calcext:value-type="float">
            <text:p>202125</text:p>
          </table:table-cell>
          <table:table-cell office:value-type="float" office:value="61315" calcext:value-type="float">
            <text:p>61315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3059" calcext:value-type="float">
            <text:p>305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6405" calcext:value-type="float">
            <text:p>166405</text:p>
          </table:table-cell>
          <table:table-cell office:value-type="float" office:value="663172" calcext:value-type="float">
            <text:p>663172</text:p>
          </table:table-cell>
          <table:table-cell office:value-type="float" office:value="202169" calcext:value-type="float">
            <text:p>202169</text:p>
          </table:table-cell>
          <table:table-cell office:value-type="float" office:value="61358" calcext:value-type="float">
            <text:p>61358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2305" calcext:value-type="float">
            <text:p>230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243" calcext:value-type="float">
            <text:p>166243</text:p>
          </table:table-cell>
          <table:table-cell office:value-type="float" office:value="662538" calcext:value-type="float">
            <text:p>662538</text:p>
          </table:table-cell>
          <table:table-cell office:value-type="float" office:value="202185" calcext:value-type="float">
            <text:p>202185</text:p>
          </table:table-cell>
          <table:table-cell office:value-type="float" office:value="61374" calcext:value-type="float">
            <text:p>61374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917" calcext:value-type="float">
            <text:p>191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131" calcext:value-type="float">
            <text:p>166131</text:p>
          </table:table-cell>
          <table:table-cell office:value-type="float" office:value="662110" calcext:value-type="float">
            <text:p>662110</text:p>
          </table:table-cell>
          <table:table-cell office:value-type="float" office:value="202192" calcext:value-type="float">
            <text:p>202192</text:p>
          </table:table-cell>
          <table:table-cell office:value-type="float" office:value="61381" calcext:value-type="float">
            <text:p>61381</text:p>
          </table:table-cell>
          <table:table-cell office:value-type="float" office:value="257971" calcext:value-type="float">
            <text:p>257971</text:p>
          </table:table-cell>
          <table:table-cell office:value-type="float" office:value="32549" calcext:value-type="float">
            <text:p>32549</text:p>
          </table:table-cell>
          <table:table-cell office:value-type="float" office:value="1677" calcext:value-type="float">
            <text:p>167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5434" calcext:value-type="float">
            <text:p>165434</text:p>
          </table:table-cell>
          <table:table-cell office:value-type="float" office:value="659137" calcext:value-type="float">
            <text:p>659137</text:p>
          </table:table-cell>
          <table:table-cell office:value-type="float" office:value="205820" calcext:value-type="float">
            <text:p>205820</text:p>
          </table:table-cell>
          <table:table-cell office:value-type="float" office:value="65009" calcext:value-type="float">
            <text:p>65009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702" calcext:value-type="float">
            <text:p>702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248" calcext:value-type="float">
            <text:p>165248</text:p>
          </table:table-cell>
          <table:table-cell office:value-type="float" office:value="658449" calcext:value-type="float">
            <text:p>658449</text:p>
          </table:table-cell>
          <table:table-cell office:value-type="float" office:value="205822" calcext:value-type="float">
            <text:p>205822</text:p>
          </table:table-cell>
          <table:table-cell office:value-type="float" office:value="65011" calcext:value-type="float">
            <text:p>65011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37" calcext:value-type="float">
            <text:p>33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136" calcext:value-type="float">
            <text:p>165136</text:p>
          </table:table-cell>
          <table:table-cell office:value-type="float" office:value="658121" calcext:value-type="float">
            <text:p>658121</text:p>
          </table:table-cell>
          <table:table-cell office:value-type="float" office:value="205824" calcext:value-type="float">
            <text:p>205824</text:p>
          </table:table-cell>
          <table:table-cell office:value-type="float" office:value="65013" calcext:value-type="float">
            <text:p>65013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71" calcext:value-type="float">
            <text:p>17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747" calcext:value-type="float">
            <text:p>165747</text:p>
          </table:table-cell>
          <table:table-cell office:value-type="float" office:value="660426" calcext:value-type="float">
            <text:p>660426</text:p>
          </table:table-cell>
          <table:table-cell office:value-type="float" office:value="207192" calcext:value-type="float">
            <text:p>207192</text:p>
          </table:table-cell>
          <table:table-cell office:value-type="float" office:value="66381" calcext:value-type="float">
            <text:p>66381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28" calcext:value-type="float">
            <text:p>302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5471" calcext:value-type="float">
            <text:p>165471</text:p>
          </table:table-cell>
          <table:table-cell office:value-type="float" office:value="659372" calcext:value-type="float">
            <text:p>659372</text:p>
          </table:table-cell>
          <table:table-cell office:value-type="float" office:value="207204" calcext:value-type="float">
            <text:p>207204</text:p>
          </table:table-cell>
          <table:table-cell office:value-type="float" office:value="66393" calcext:value-type="float">
            <text:p>66393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06" calcext:value-type="float">
            <text:p>23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5295" calcext:value-type="float">
            <text:p>165295</text:p>
          </table:table-cell>
          <table:table-cell office:value-type="float" office:value="658733" calcext:value-type="float">
            <text:p>658733</text:p>
          </table:table-cell>
          <table:table-cell office:value-type="float" office:value="207208" calcext:value-type="float">
            <text:p>207208</text:p>
          </table:table-cell>
          <table:table-cell office:value-type="float" office:value="66398" calcext:value-type="float">
            <text:p>66398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18" calcext:value-type="float">
            <text:p>191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5185" calcext:value-type="float">
            <text:p>165185</text:p>
          </table:table-cell>
          <table:table-cell office:value-type="float" office:value="658304" calcext:value-type="float">
            <text:p>658304</text:p>
          </table:table-cell>
          <table:table-cell office:value-type="float" office:value="207209" calcext:value-type="float">
            <text:p>207209</text:p>
          </table:table-cell>
          <table:table-cell office:value-type="float" office:value="66399" calcext:value-type="float">
            <text:p>66399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87" calcext:value-type="float">
            <text:p>168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704" calcext:value-type="float">
            <text:p>164704</text:p>
          </table:table-cell>
          <table:table-cell office:value-type="float" office:value="656147" calcext:value-type="float">
            <text:p>656147</text:p>
          </table:table-cell>
          <table:table-cell office:value-type="float" office:value="206275" calcext:value-type="float">
            <text:p>206275</text:p>
          </table:table-cell>
          <table:table-cell office:value-type="float" office:value="65464" calcext:value-type="float">
            <text:p>65464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704" calcext:value-type="float">
            <text:p>704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4476" calcext:value-type="float">
            <text:p>164476</text:p>
          </table:table-cell>
          <table:table-cell office:value-type="float" office:value="655430" calcext:value-type="float">
            <text:p>655430</text:p>
          </table:table-cell>
          <table:table-cell office:value-type="float" office:value="206277" calcext:value-type="float">
            <text:p>206277</text:p>
          </table:table-cell>
          <table:table-cell office:value-type="float" office:value="65466" calcext:value-type="float">
            <text:p>65466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25" calcext:value-type="float">
            <text:p>32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4380" calcext:value-type="float">
            <text:p>164380</text:p>
          </table:table-cell>
          <table:table-cell office:value-type="float" office:value="655115" calcext:value-type="float">
            <text:p>655115</text:p>
          </table:table-cell>
          <table:table-cell office:value-type="float" office:value="206278" calcext:value-type="float">
            <text:p>206278</text:p>
          </table:table-cell>
          <table:table-cell office:value-type="float" office:value="65468" calcext:value-type="float">
            <text:p>65468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65" calcext:value-type="float">
            <text:p>16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182" calcext:value-type="float">
            <text:p>165182</text:p>
          </table:table-cell>
          <table:table-cell office:value-type="float" office:value="658169" calcext:value-type="float">
            <text:p>658169</text:p>
          </table:table-cell>
          <table:table-cell office:value-type="float" office:value="208329" calcext:value-type="float">
            <text:p>208329</text:p>
          </table:table-cell>
          <table:table-cell office:value-type="float" office:value="67519" calcext:value-type="float">
            <text:p>67519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57" calcext:value-type="float">
            <text:p>305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4874" calcext:value-type="float">
            <text:p>164874</text:p>
          </table:table-cell>
          <table:table-cell office:value-type="float" office:value="657058" calcext:value-type="float">
            <text:p>657058</text:p>
          </table:table-cell>
          <table:table-cell office:value-type="float" office:value="208341" calcext:value-type="float">
            <text:p>208341</text:p>
          </table:table-cell>
          <table:table-cell office:value-type="float" office:value="67531" calcext:value-type="float">
            <text:p>67531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04" calcext:value-type="float">
            <text:p>2304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4715" calcext:value-type="float">
            <text:p>164715</text:p>
          </table:table-cell>
          <table:table-cell office:value-type="float" office:value="656428" calcext:value-type="float">
            <text:p>656428</text:p>
          </table:table-cell>
          <table:table-cell office:value-type="float" office:value="208345" calcext:value-type="float">
            <text:p>208345</text:p>
          </table:table-cell>
          <table:table-cell office:value-type="float" office:value="67535" calcext:value-type="float">
            <text:p>67535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25" calcext:value-type="float">
            <text:p>192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4603" calcext:value-type="float">
            <text:p>164603</text:p>
          </table:table-cell>
          <table:table-cell office:value-type="float" office:value="655995" calcext:value-type="float">
            <text:p>655995</text:p>
          </table:table-cell>
          <table:table-cell office:value-type="float" office:value="208346" calcext:value-type="float">
            <text:p>208346</text:p>
          </table:table-cell>
          <table:table-cell office:value-type="float" office:value="67536" calcext:value-type="float">
            <text:p>67536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90" calcext:value-type="float">
            <text:p>169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294" calcext:value-type="float">
            <text:p>166294</text:p>
          </table:table-cell>
          <table:table-cell office:value-type="float" office:value="662526" calcext:value-type="float">
            <text:p>662526</text:p>
          </table:table-cell>
          <table:table-cell office:value-type="float" office:value="209234" calcext:value-type="float">
            <text:p>209234</text:p>
          </table:table-cell>
          <table:table-cell office:value-type="float" office:value="68423" calcext:value-type="float">
            <text:p>68423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689" calcext:value-type="float">
            <text:p>689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075" calcext:value-type="float">
            <text:p>166075</text:p>
          </table:table-cell>
          <table:table-cell office:value-type="float" office:value="661828" calcext:value-type="float">
            <text:p>661828</text:p>
          </table:table-cell>
          <table:table-cell office:value-type="float" office:value="209235" calcext:value-type="float">
            <text:p>209235</text:p>
          </table:table-cell>
          <table:table-cell office:value-type="float" office:value="68425" calcext:value-type="float">
            <text:p>68425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20" calcext:value-type="float">
            <text:p>320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997" calcext:value-type="float">
            <text:p>165997</text:p>
          </table:table-cell>
          <table:table-cell office:value-type="float" office:value="661527" calcext:value-type="float">
            <text:p>661527</text:p>
          </table:table-cell>
          <table:table-cell office:value-type="float" office:value="209237" calcext:value-type="float">
            <text:p>209237</text:p>
          </table:table-cell>
          <table:table-cell office:value-type="float" office:value="68426" calcext:value-type="float">
            <text:p>68426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67" calcext:value-type="float">
            <text:p>16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779" calcext:value-type="float">
            <text:p>166779</text:p>
          </table:table-cell>
          <table:table-cell office:value-type="float" office:value="664535" calcext:value-type="float">
            <text:p>664535</text:p>
          </table:table-cell>
          <table:table-cell office:value-type="float" office:value="211288" calcext:value-type="float">
            <text:p>211288</text:p>
          </table:table-cell>
          <table:table-cell office:value-type="float" office:value="70477" calcext:value-type="float">
            <text:p>70477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38" calcext:value-type="float">
            <text:p>303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489" calcext:value-type="float">
            <text:p>166489</text:p>
          </table:table-cell>
          <table:table-cell office:value-type="float" office:value="663472" calcext:value-type="float">
            <text:p>663472</text:p>
          </table:table-cell>
          <table:table-cell office:value-type="float" office:value="211299" calcext:value-type="float">
            <text:p>211299</text:p>
          </table:table-cell>
          <table:table-cell office:value-type="float" office:value="70489" calcext:value-type="float">
            <text:p>70489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06" calcext:value-type="float">
            <text:p>230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319" calcext:value-type="float">
            <text:p>166319</text:p>
          </table:table-cell>
          <table:table-cell office:value-type="float" office:value="662827" calcext:value-type="float">
            <text:p>662827</text:p>
          </table:table-cell>
          <table:table-cell office:value-type="float" office:value="211304" calcext:value-type="float">
            <text:p>211304</text:p>
          </table:table-cell>
          <table:table-cell office:value-type="float" office:value="70494" calcext:value-type="float">
            <text:p>70494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17" calcext:value-type="float">
            <text:p>1917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6209" calcext:value-type="float">
            <text:p>166209</text:p>
          </table:table-cell>
          <table:table-cell office:value-type="float" office:value="662399" calcext:value-type="float">
            <text:p>662399</text:p>
          </table:table-cell>
          <table:table-cell office:value-type="float" office:value="211305" calcext:value-type="float">
            <text:p>211305</text:p>
          </table:table-cell>
          <table:table-cell office:value-type="float" office:value="70495" calcext:value-type="float">
            <text:p>70495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86" calcext:value-type="float">
            <text:p>168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532" calcext:value-type="float">
            <text:p>165532</text:p>
          </table:table-cell>
          <table:table-cell office:value-type="float" office:value="659524" calcext:value-type="float">
            <text:p>659524</text:p>
          </table:table-cell>
          <table:table-cell office:value-type="float" office:value="209688" calcext:value-type="float">
            <text:p>209688</text:p>
          </table:table-cell>
          <table:table-cell office:value-type="float" office:value="68877" calcext:value-type="float">
            <text:p>68877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685" calcext:value-type="float">
            <text:p>68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326" calcext:value-type="float">
            <text:p>165326</text:p>
          </table:table-cell>
          <table:table-cell office:value-type="float" office:value="658843" calcext:value-type="float">
            <text:p>658843</text:p>
          </table:table-cell>
          <table:table-cell office:value-type="float" office:value="209689" calcext:value-type="float">
            <text:p>209689</text:p>
          </table:table-cell>
          <table:table-cell office:value-type="float" office:value="68879" calcext:value-type="float">
            <text:p>68879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325" calcext:value-type="float">
            <text:p>325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239" calcext:value-type="float">
            <text:p>165239</text:p>
          </table:table-cell>
          <table:table-cell office:value-type="float" office:value="658524" calcext:value-type="float">
            <text:p>658524</text:p>
          </table:table-cell>
          <table:table-cell office:value-type="float" office:value="209692" calcext:value-type="float">
            <text:p>209692</text:p>
          </table:table-cell>
          <table:table-cell office:value-type="float" office:value="68881" calcext:value-type="float">
            <text:p>68881</text:p>
          </table:table-cell>
          <table:table-cell office:value-type="float" office:value="257963" calcext:value-type="float">
            <text:p>257963</text:p>
          </table:table-cell>
          <table:table-cell office:value-type="float" office:value="32549" calcext:value-type="float">
            <text:p>32549</text:p>
          </table:table-cell>
          <table:table-cell office:value-type="float" office:value="163" calcext:value-type="float">
            <text:p>163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211" calcext:value-type="float">
            <text:p>166211</text:p>
          </table:table-cell>
          <table:table-cell office:value-type="float" office:value="662285" calcext:value-type="float">
            <text:p>662285</text:p>
          </table:table-cell>
          <table:table-cell office:value-type="float" office:value="212425" calcext:value-type="float">
            <text:p>212425</text:p>
          </table:table-cell>
          <table:table-cell office:value-type="float" office:value="71615" calcext:value-type="float">
            <text:p>71615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3071" calcext:value-type="float">
            <text:p>3071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5911" calcext:value-type="float">
            <text:p>165911</text:p>
          </table:table-cell>
          <table:table-cell office:value-type="float" office:value="661175" calcext:value-type="float">
            <text:p>661175</text:p>
          </table:table-cell>
          <table:table-cell office:value-type="float" office:value="212437" calcext:value-type="float">
            <text:p>212437</text:p>
          </table:table-cell>
          <table:table-cell office:value-type="float" office:value="71626" calcext:value-type="float">
            <text:p>71626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2314" calcext:value-type="float">
            <text:p>2314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5736" calcext:value-type="float">
            <text:p>165736</text:p>
          </table:table-cell>
          <table:table-cell office:value-type="float" office:value="660511" calcext:value-type="float">
            <text:p>660511</text:p>
          </table:table-cell>
          <table:table-cell office:value-type="float" office:value="212441" calcext:value-type="float">
            <text:p>212441</text:p>
          </table:table-cell>
          <table:table-cell office:value-type="float" office:value="71631" calcext:value-type="float">
            <text:p>71631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918" calcext:value-type="float">
            <text:p>1918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5624" calcext:value-type="float">
            <text:p>165624</text:p>
          </table:table-cell>
          <table:table-cell office:value-type="float" office:value="660084" calcext:value-type="float">
            <text:p>660084</text:p>
          </table:table-cell>
          <table:table-cell office:value-type="float" office:value="212442" calcext:value-type="float">
            <text:p>212442</text:p>
          </table:table-cell>
          <table:table-cell office:value-type="float" office:value="71632" calcext:value-type="float">
            <text:p>71632</text:p>
          </table:table-cell>
          <table:table-cell office:value-type="float" office:value="255923" calcext:value-type="float">
            <text:p>255923</text:p>
          </table:table-cell>
          <table:table-cell office:value-type="float" office:value="32549" calcext:value-type="float">
            <text:p>32549</text:p>
          </table:table-cell>
          <table:table-cell office:value-type="float" office:value="1686" calcext:value-type="float">
            <text:p>1686</text:p>
          </table:table-cell>
          <table:table-cell office:value-type="float" office:value="16456" calcext:value-type="float">
            <text:p>16456</text:p>
          </table:table-cell>
          <table:table-cell office:value-type="float" office:value="2657" calcext:value-type="float">
            <text:p>26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1950" calcext:value-type="float">
            <text:p>101950</text:p>
          </table:table-cell>
          <table:table-cell office:value-type="float" office:value="810916" calcext:value-type="float">
            <text:p>810916</text:p>
          </table:table-cell>
          <table:table-cell office:value-type="float" office:value="202244" calcext:value-type="float">
            <text:p>202244</text:p>
          </table:table-cell>
          <table:table-cell office:value-type="float" office:value="61445" calcext:value-type="float">
            <text:p>61445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1908" calcext:value-type="float">
            <text:p>1908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761" calcext:value-type="float">
            <text:p>101761</text:p>
          </table:table-cell>
          <table:table-cell office:value-type="float" office:value="809265" calcext:value-type="float">
            <text:p>809265</text:p>
          </table:table-cell>
          <table:table-cell office:value-type="float" office:value="202398" calcext:value-type="float">
            <text:p>202398</text:p>
          </table:table-cell>
          <table:table-cell office:value-type="float" office:value="61600" calcext:value-type="float">
            <text:p>61600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821" calcext:value-type="float">
            <text:p>821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680" calcext:value-type="float">
            <text:p>101680</text:p>
          </table:table-cell>
          <table:table-cell office:value-type="float" office:value="808615" calcext:value-type="float">
            <text:p>808615</text:p>
          </table:table-cell>
          <table:table-cell office:value-type="float" office:value="202466" calcext:value-type="float">
            <text:p>202466</text:p>
          </table:table-cell>
          <table:table-cell office:value-type="float" office:value="61668" calcext:value-type="float">
            <text:p>61668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406" calcext:value-type="float">
            <text:p>406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1665" calcext:value-type="float">
            <text:p>101665</text:p>
          </table:table-cell>
          <table:table-cell office:value-type="float" office:value="808423" calcext:value-type="float">
            <text:p>808423</text:p>
          </table:table-cell>
          <table:table-cell office:value-type="float" office:value="202489" calcext:value-type="float">
            <text:p>202489</text:p>
          </table:table-cell>
          <table:table-cell office:value-type="float" office:value="61691" calcext:value-type="float">
            <text:p>61691</text:p>
          </table:table-cell>
          <table:table-cell office:value-type="float" office:value="220346" calcext:value-type="float">
            <text:p>220346</text:p>
          </table:table-cell>
          <table:table-cell office:value-type="float" office:value="32545" calcext:value-type="float">
            <text:p>32545</text:p>
          </table:table-cell>
          <table:table-cell office:value-type="float" office:value="301" calcext:value-type="float">
            <text:p>301</text:p>
          </table:table-cell>
          <table:table-cell office:value-type="float" office:value="16472" calcext:value-type="float">
            <text:p>16472</text:p>
          </table:table-cell>
          <table:table-cell office:value-type="float" office:value="2581" calcext:value-type="float">
            <text:p>25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7728" calcext:value-type="float">
            <text:p>97728</text:p>
          </table:table-cell>
          <table:table-cell office:value-type="float" office:value="777193" calcext:value-type="float">
            <text:p>777193</text:p>
          </table:table-cell>
          <table:table-cell office:value-type="float" office:value="179454" calcext:value-type="float">
            <text:p>179454</text:p>
          </table:table-cell>
          <table:table-cell office:value-type="float" office:value="38656" calcext:value-type="float">
            <text:p>38656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45" calcext:value-type="float">
            <text:p>194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505" calcext:value-type="float">
            <text:p>97505</text:p>
          </table:table-cell>
          <table:table-cell office:value-type="float" office:value="775453" calcext:value-type="float">
            <text:p>775453</text:p>
          </table:table-cell>
          <table:table-cell office:value-type="float" office:value="179488" calcext:value-type="float">
            <text:p>179488</text:p>
          </table:table-cell>
          <table:table-cell office:value-type="float" office:value="38690" calcext:value-type="float">
            <text:p>38690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866" calcext:value-type="float">
            <text:p>866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407" calcext:value-type="float">
            <text:p>97407</text:p>
          </table:table-cell>
          <table:table-cell office:value-type="float" office:value="774676" calcext:value-type="float">
            <text:p>774676</text:p>
          </table:table-cell>
          <table:table-cell office:value-type="float" office:value="179507" calcext:value-type="float">
            <text:p>179507</text:p>
          </table:table-cell>
          <table:table-cell office:value-type="float" office:value="38708" calcext:value-type="float">
            <text:p>38708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405" calcext:value-type="float">
            <text:p>40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395" calcext:value-type="float">
            <text:p>97395</text:p>
          </table:table-cell>
          <table:table-cell office:value-type="float" office:value="774480" calcext:value-type="float">
            <text:p>774480</text:p>
          </table:table-cell>
          <table:table-cell office:value-type="float" office:value="179510" calcext:value-type="float">
            <text:p>179510</text:p>
          </table:table-cell>
          <table:table-cell office:value-type="float" office:value="38711" calcext:value-type="float">
            <text:p>38711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305" calcext:value-type="float">
            <text:p>30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826" calcext:value-type="float">
            <text:p>98826</text:p>
          </table:table-cell>
          <table:table-cell office:value-type="float" office:value="785982" calcext:value-type="float">
            <text:p>785982</text:p>
          </table:table-cell>
          <table:table-cell office:value-type="float" office:value="186354" calcext:value-type="float">
            <text:p>186354</text:p>
          </table:table-cell>
          <table:table-cell office:value-type="float" office:value="45556" calcext:value-type="float">
            <text:p>45556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4849" calcext:value-type="float">
            <text:p>4849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571" calcext:value-type="float">
            <text:p>98571</text:p>
          </table:table-cell>
          <table:table-cell office:value-type="float" office:value="783995" calcext:value-type="float">
            <text:p>783995</text:p>
          </table:table-cell>
          <table:table-cell office:value-type="float" office:value="186440" calcext:value-type="float">
            <text:p>186440</text:p>
          </table:table-cell>
          <table:table-cell office:value-type="float" office:value="45641" calcext:value-type="float">
            <text:p>45641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3101" calcext:value-type="float">
            <text:p>3101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453" calcext:value-type="float">
            <text:p>98453</text:p>
          </table:table-cell>
          <table:table-cell office:value-type="float" office:value="782922" calcext:value-type="float">
            <text:p>782922</text:p>
          </table:table-cell>
          <table:table-cell office:value-type="float" office:value="186472" calcext:value-type="float">
            <text:p>186472</text:p>
          </table:table-cell>
          <table:table-cell office:value-type="float" office:value="45674" calcext:value-type="float">
            <text:p>45674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2254" calcext:value-type="float">
            <text:p>2254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389" calcext:value-type="float">
            <text:p>98389</text:p>
          </table:table-cell>
          <table:table-cell office:value-type="float" office:value="782376" calcext:value-type="float">
            <text:p>782376</text:p>
          </table:table-cell>
          <table:table-cell office:value-type="float" office:value="186487" calcext:value-type="float">
            <text:p>186487</text:p>
          </table:table-cell>
          <table:table-cell office:value-type="float" office:value="45689" calcext:value-type="float">
            <text:p>45689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24" calcext:value-type="float">
            <text:p>1924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630" calcext:value-type="float">
            <text:p>97630</text:p>
          </table:table-cell>
          <table:table-cell office:value-type="float" office:value="776476" calcext:value-type="float">
            <text:p>776476</text:p>
          </table:table-cell>
          <table:table-cell office:value-type="float" office:value="180818" calcext:value-type="float">
            <text:p>180818</text:p>
          </table:table-cell>
          <table:table-cell office:value-type="float" office:value="40020" calcext:value-type="float">
            <text:p>40020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28" calcext:value-type="float">
            <text:p>1928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417" calcext:value-type="float">
            <text:p>97417</text:p>
          </table:table-cell>
          <table:table-cell office:value-type="float" office:value="774777" calcext:value-type="float">
            <text:p>774777</text:p>
          </table:table-cell>
          <table:table-cell office:value-type="float" office:value="180851" calcext:value-type="float">
            <text:p>180851</text:p>
          </table:table-cell>
          <table:table-cell office:value-type="float" office:value="40053" calcext:value-type="float">
            <text:p>40053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870" calcext:value-type="float">
            <text:p>870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322" calcext:value-type="float">
            <text:p>97322</text:p>
          </table:table-cell>
          <table:table-cell office:value-type="float" office:value="773997" calcext:value-type="float">
            <text:p>773997</text:p>
          </table:table-cell>
          <table:table-cell office:value-type="float" office:value="180871" calcext:value-type="float">
            <text:p>180871</text:p>
          </table:table-cell>
          <table:table-cell office:value-type="float" office:value="40072" calcext:value-type="float">
            <text:p>40072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407" calcext:value-type="float">
            <text:p>407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309" calcext:value-type="float">
            <text:p>97309</text:p>
          </table:table-cell>
          <table:table-cell office:value-type="float" office:value="773789" calcext:value-type="float">
            <text:p>773789</text:p>
          </table:table-cell>
          <table:table-cell office:value-type="float" office:value="180875" calcext:value-type="float">
            <text:p>180875</text:p>
          </table:table-cell>
          <table:table-cell office:value-type="float" office:value="40077" calcext:value-type="float">
            <text:p>40077</text:p>
          </table:table-cell>
          <table:table-cell office:value-type="float" office:value="233399" calcext:value-type="float">
            <text:p>233399</text:p>
          </table:table-cell>
          <table:table-cell office:value-type="float" office:value="32545" calcext:value-type="float">
            <text:p>32545</text:p>
          </table:table-cell>
          <table:table-cell office:value-type="float" office:value="301" calcext:value-type="float">
            <text:p>301</text:p>
          </table:table-cell>
          <table:table-cell office:value-type="float" office:value="16472" calcext:value-type="float">
            <text:p>16472</text:p>
          </table:table-cell>
          <table:table-cell office:value-type="float" office:value="2629" calcext:value-type="float">
            <text:p>26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738" calcext:value-type="float">
            <text:p>98738</text:p>
          </table:table-cell>
          <table:table-cell office:value-type="float" office:value="785280" calcext:value-type="float">
            <text:p>785280</text:p>
          </table:table-cell>
          <table:table-cell office:value-type="float" office:value="187720" calcext:value-type="float">
            <text:p>187720</text:p>
          </table:table-cell>
          <table:table-cell office:value-type="float" office:value="46921" calcext:value-type="float">
            <text:p>46921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4842" calcext:value-type="float">
            <text:p>4842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8486" calcext:value-type="float">
            <text:p>98486</text:p>
          </table:table-cell>
          <table:table-cell office:value-type="float" office:value="783299" calcext:value-type="float">
            <text:p>783299</text:p>
          </table:table-cell>
          <table:table-cell office:value-type="float" office:value="187805" calcext:value-type="float">
            <text:p>187805</text:p>
          </table:table-cell>
          <table:table-cell office:value-type="float" office:value="47007" calcext:value-type="float">
            <text:p>47007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3090" calcext:value-type="float">
            <text:p>3090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366" calcext:value-type="float">
            <text:p>98366</text:p>
          </table:table-cell>
          <table:table-cell office:value-type="float" office:value="782243" calcext:value-type="float">
            <text:p>782243</text:p>
          </table:table-cell>
          <table:table-cell office:value-type="float" office:value="187837" calcext:value-type="float">
            <text:p>187837</text:p>
          </table:table-cell>
          <table:table-cell office:value-type="float" office:value="47039" calcext:value-type="float">
            <text:p>47039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2257" calcext:value-type="float">
            <text:p>2257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304" calcext:value-type="float">
            <text:p>98304</text:p>
          </table:table-cell>
          <table:table-cell office:value-type="float" office:value="781697" calcext:value-type="float">
            <text:p>781697</text:p>
          </table:table-cell>
          <table:table-cell office:value-type="float" office:value="187853" calcext:value-type="float">
            <text:p>187853</text:p>
          </table:table-cell>
          <table:table-cell office:value-type="float" office:value="47054" calcext:value-type="float">
            <text:p>47054</text:p>
          </table:table-cell>
          <table:table-cell office:value-type="float" office:value="231351" calcext:value-type="float">
            <text:p>2313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25" calcext:value-type="float">
            <text:p>1925</text:p>
          </table:table-cell>
          <table:table-cell office:value-type="float" office:value="16472" calcext:value-type="float">
            <text:p>16472</text:p>
          </table:table-cell>
          <table:table-cell office:value-type="float" office:value="2625" calcext:value-type="float">
            <text:p>2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533" calcext:value-type="float">
            <text:p>92533</text:p>
          </table:table-cell>
          <table:table-cell office:value-type="float" office:value="735727" calcext:value-type="float">
            <text:p>735727</text:p>
          </table:table-cell>
          <table:table-cell office:value-type="float" office:value="258551" calcext:value-type="float">
            <text:p>258551</text:p>
          </table:table-cell>
          <table:table-cell office:value-type="float" office:value="117752" calcext:value-type="float">
            <text:p>117752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033" calcext:value-type="float">
            <text:p>203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283" calcext:value-type="float">
            <text:p>92283</text:p>
          </table:table-cell>
          <table:table-cell office:value-type="float" office:value="733853" calcext:value-type="float">
            <text:p>733853</text:p>
          </table:table-cell>
          <table:table-cell office:value-type="float" office:value="258586" calcext:value-type="float">
            <text:p>258586</text:p>
          </table:table-cell>
          <table:table-cell office:value-type="float" office:value="117787" calcext:value-type="float">
            <text:p>117787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885" calcext:value-type="float">
            <text:p>88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205" calcext:value-type="float">
            <text:p>92205</text:p>
          </table:table-cell>
          <table:table-cell office:value-type="float" office:value="733061" calcext:value-type="float">
            <text:p>733061</text:p>
          </table:table-cell>
          <table:table-cell office:value-type="float" office:value="258606" calcext:value-type="float">
            <text:p>258606</text:p>
          </table:table-cell>
          <table:table-cell office:value-type="float" office:value="117808" calcext:value-type="float">
            <text:p>117808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16" calcext:value-type="float">
            <text:p>41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185" calcext:value-type="float">
            <text:p>92185</text:p>
          </table:table-cell>
          <table:table-cell office:value-type="float" office:value="732841" calcext:value-type="float">
            <text:p>732841</text:p>
          </table:table-cell>
          <table:table-cell office:value-type="float" office:value="258609" calcext:value-type="float">
            <text:p>258609</text:p>
          </table:table-cell>
          <table:table-cell office:value-type="float" office:value="117810" calcext:value-type="float">
            <text:p>117810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307" calcext:value-type="float">
            <text:p>30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530" calcext:value-type="float">
            <text:p>92530</text:p>
          </table:table-cell>
          <table:table-cell office:value-type="float" office:value="735715" calcext:value-type="float">
            <text:p>735715</text:p>
          </table:table-cell>
          <table:table-cell office:value-type="float" office:value="256659" calcext:value-type="float">
            <text:p>256659</text:p>
          </table:table-cell>
          <table:table-cell office:value-type="float" office:value="115860" calcext:value-type="float">
            <text:p>115860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960" calcext:value-type="float">
            <text:p>496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267" calcext:value-type="float">
            <text:p>92267</text:p>
          </table:table-cell>
          <table:table-cell office:value-type="float" office:value="733665" calcext:value-type="float">
            <text:p>733665</text:p>
          </table:table-cell>
          <table:table-cell office:value-type="float" office:value="256746" calcext:value-type="float">
            <text:p>256746</text:p>
          </table:table-cell>
          <table:table-cell office:value-type="float" office:value="115948" calcext:value-type="float">
            <text:p>11594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136" calcext:value-type="float">
            <text:p>313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146" calcext:value-type="float">
            <text:p>92146</text:p>
          </table:table-cell>
          <table:table-cell office:value-type="float" office:value="732522" calcext:value-type="float">
            <text:p>732522</text:p>
          </table:table-cell>
          <table:table-cell office:value-type="float" office:value="256776" calcext:value-type="float">
            <text:p>256776</text:p>
          </table:table-cell>
          <table:table-cell office:value-type="float" office:value="115977" calcext:value-type="float">
            <text:p>11597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74" calcext:value-type="float">
            <text:p>2274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2074" calcext:value-type="float">
            <text:p>92074</text:p>
          </table:table-cell>
          <table:table-cell office:value-type="float" office:value="731970" calcext:value-type="float">
            <text:p>731970</text:p>
          </table:table-cell>
          <table:table-cell office:value-type="float" office:value="256791" calcext:value-type="float">
            <text:p>256791</text:p>
          </table:table-cell>
          <table:table-cell office:value-type="float" office:value="115992" calcext:value-type="float">
            <text:p>11599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41" calcext:value-type="float">
            <text:p>1941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391" calcext:value-type="float">
            <text:p>92391</text:p>
          </table:table-cell>
          <table:table-cell office:value-type="float" office:value="734579" calcext:value-type="float">
            <text:p>734579</text:p>
          </table:table-cell>
          <table:table-cell office:value-type="float" office:value="260863" calcext:value-type="float">
            <text:p>260863</text:p>
          </table:table-cell>
          <table:table-cell office:value-type="float" office:value="120065" calcext:value-type="float">
            <text:p>120065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029" calcext:value-type="float">
            <text:p>202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136" calcext:value-type="float">
            <text:p>92136</text:p>
          </table:table-cell>
          <table:table-cell office:value-type="float" office:value="732707" calcext:value-type="float">
            <text:p>732707</text:p>
          </table:table-cell>
          <table:table-cell office:value-type="float" office:value="260897" calcext:value-type="float">
            <text:p>260897</text:p>
          </table:table-cell>
          <table:table-cell office:value-type="float" office:value="120098" calcext:value-type="float">
            <text:p>120098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883" calcext:value-type="float">
            <text:p>8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058" calcext:value-type="float">
            <text:p>92058</text:p>
          </table:table-cell>
          <table:table-cell office:value-type="float" office:value="731931" calcext:value-type="float">
            <text:p>731931</text:p>
          </table:table-cell>
          <table:table-cell office:value-type="float" office:value="260919" calcext:value-type="float">
            <text:p>260919</text:p>
          </table:table-cell>
          <table:table-cell office:value-type="float" office:value="120120" calcext:value-type="float">
            <text:p>120120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22" calcext:value-type="float">
            <text:p>42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038" calcext:value-type="float">
            <text:p>92038</text:p>
          </table:table-cell>
          <table:table-cell office:value-type="float" office:value="731689" calcext:value-type="float">
            <text:p>731689</text:p>
          </table:table-cell>
          <table:table-cell office:value-type="float" office:value="260922" calcext:value-type="float">
            <text:p>260922</text:p>
          </table:table-cell>
          <table:table-cell office:value-type="float" office:value="120124" calcext:value-type="float">
            <text:p>120124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99" calcext:value-type="float">
            <text:p>29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327" calcext:value-type="float">
            <text:p>92327</text:p>
          </table:table-cell>
          <table:table-cell office:value-type="float" office:value="734076" calcext:value-type="float">
            <text:p>734076</text:p>
          </table:table-cell>
          <table:table-cell office:value-type="float" office:value="258477" calcext:value-type="float">
            <text:p>258477</text:p>
          </table:table-cell>
          <table:table-cell office:value-type="float" office:value="117679" calcext:value-type="float">
            <text:p>11767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962" calcext:value-type="float">
            <text:p>49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2066" calcext:value-type="float">
            <text:p>92066</text:p>
          </table:table-cell>
          <table:table-cell office:value-type="float" office:value="731990" calcext:value-type="float">
            <text:p>731990</text:p>
          </table:table-cell>
          <table:table-cell office:value-type="float" office:value="258571" calcext:value-type="float">
            <text:p>258571</text:p>
          </table:table-cell>
          <table:table-cell office:value-type="float" office:value="117772" calcext:value-type="float">
            <text:p>11777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123" calcext:value-type="float">
            <text:p>312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930" calcext:value-type="float">
            <text:p>91930</text:p>
          </table:table-cell>
          <table:table-cell office:value-type="float" office:value="730883" calcext:value-type="float">
            <text:p>730883</text:p>
          </table:table-cell>
          <table:table-cell office:value-type="float" office:value="258595" calcext:value-type="float">
            <text:p>258595</text:p>
          </table:table-cell>
          <table:table-cell office:value-type="float" office:value="117797" calcext:value-type="float">
            <text:p>11779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73" calcext:value-type="float">
            <text:p>22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863" calcext:value-type="float">
            <text:p>91863</text:p>
          </table:table-cell>
          <table:table-cell office:value-type="float" office:value="730346" calcext:value-type="float">
            <text:p>730346</text:p>
          </table:table-cell>
          <table:table-cell office:value-type="float" office:value="258609" calcext:value-type="float">
            <text:p>258609</text:p>
          </table:table-cell>
          <table:table-cell office:value-type="float" office:value="117810" calcext:value-type="float">
            <text:p>117810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44" calcext:value-type="float">
            <text:p>1944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978" calcext:value-type="float">
            <text:p>84978</text:p>
          </table:table-cell>
          <table:table-cell office:value-type="float" office:value="675383" calcext:value-type="float">
            <text:p>675383</text:p>
          </table:table-cell>
          <table:table-cell office:value-type="float" office:value="207183" calcext:value-type="float">
            <text:p>207183</text:p>
          </table:table-cell>
          <table:table-cell office:value-type="float" office:value="66385" calcext:value-type="float">
            <text:p>66385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212" calcext:value-type="float">
            <text:p>221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690" calcext:value-type="float">
            <text:p>84690</text:p>
          </table:table-cell>
          <table:table-cell office:value-type="float" office:value="673340" calcext:value-type="float">
            <text:p>673340</text:p>
          </table:table-cell>
          <table:table-cell office:value-type="float" office:value="207189" calcext:value-type="float">
            <text:p>207189</text:p>
          </table:table-cell>
          <table:table-cell office:value-type="float" office:value="66390" calcext:value-type="float">
            <text:p>66390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980" calcext:value-type="float">
            <text:p>98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594" calcext:value-type="float">
            <text:p>84594</text:p>
          </table:table-cell>
          <table:table-cell office:value-type="float" office:value="672441" calcext:value-type="float">
            <text:p>672441</text:p>
          </table:table-cell>
          <table:table-cell office:value-type="float" office:value="207194" calcext:value-type="float">
            <text:p>207194</text:p>
          </table:table-cell>
          <table:table-cell office:value-type="float" office:value="66396" calcext:value-type="float">
            <text:p>66396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58" calcext:value-type="float">
            <text:p>458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571" calcext:value-type="float">
            <text:p>84571</text:p>
          </table:table-cell>
          <table:table-cell office:value-type="float" office:value="672177" calcext:value-type="float">
            <text:p>672177</text:p>
          </table:table-cell>
          <table:table-cell office:value-type="float" office:value="207196" calcext:value-type="float">
            <text:p>207196</text:p>
          </table:table-cell>
          <table:table-cell office:value-type="float" office:value="66397" calcext:value-type="float">
            <text:p>66397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322" calcext:value-type="float">
            <text:p>32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47" calcext:value-type="float">
            <text:p>84247</text:p>
          </table:table-cell>
          <table:table-cell office:value-type="float" office:value="669683" calcext:value-type="float">
            <text:p>669683</text:p>
          </table:table-cell>
          <table:table-cell office:value-type="float" office:value="201587" calcext:value-type="float">
            <text:p>201587</text:p>
          </table:table-cell>
          <table:table-cell office:value-type="float" office:value="60788" calcext:value-type="float">
            <text:p>6078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5273" calcext:value-type="float">
            <text:p>52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954" calcext:value-type="float">
            <text:p>83954</text:p>
          </table:table-cell>
          <table:table-cell office:value-type="float" office:value="667336" calcext:value-type="float">
            <text:p>667336</text:p>
          </table:table-cell>
          <table:table-cell office:value-type="float" office:value="201662" calcext:value-type="float">
            <text:p>201662</text:p>
          </table:table-cell>
          <table:table-cell office:value-type="float" office:value="60864" calcext:value-type="float">
            <text:p>60864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243" calcext:value-type="float">
            <text:p>324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821" calcext:value-type="float">
            <text:p>83821</text:p>
          </table:table-cell>
          <table:table-cell office:value-type="float" office:value="666137" calcext:value-type="float">
            <text:p>666137</text:p>
          </table:table-cell>
          <table:table-cell office:value-type="float" office:value="201700" calcext:value-type="float">
            <text:p>201700</text:p>
          </table:table-cell>
          <table:table-cell office:value-type="float" office:value="60901" calcext:value-type="float">
            <text:p>60901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310" calcext:value-type="float">
            <text:p>231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757" calcext:value-type="float">
            <text:p>83757</text:p>
          </table:table-cell>
          <table:table-cell office:value-type="float" office:value="665597" calcext:value-type="float">
            <text:p>665597</text:p>
          </table:table-cell>
          <table:table-cell office:value-type="float" office:value="201718" calcext:value-type="float">
            <text:p>201718</text:p>
          </table:table-cell>
          <table:table-cell office:value-type="float" office:value="60919" calcext:value-type="float">
            <text:p>6091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83" calcext:value-type="float">
            <text:p>19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671" calcext:value-type="float">
            <text:p>84671</text:p>
          </table:table-cell>
          <table:table-cell office:value-type="float" office:value="672974" calcext:value-type="float">
            <text:p>672974</text:p>
          </table:table-cell>
          <table:table-cell office:value-type="float" office:value="208131" calcext:value-type="float">
            <text:p>208131</text:p>
          </table:table-cell>
          <table:table-cell office:value-type="float" office:value="67333" calcext:value-type="float">
            <text:p>67333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2262" calcext:value-type="float">
            <text:p>22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384" calcext:value-type="float">
            <text:p>84384</text:p>
          </table:table-cell>
          <table:table-cell office:value-type="float" office:value="670821" calcext:value-type="float">
            <text:p>670821</text:p>
          </table:table-cell>
          <table:table-cell office:value-type="float" office:value="208137" calcext:value-type="float">
            <text:p>208137</text:p>
          </table:table-cell>
          <table:table-cell office:value-type="float" office:value="67338" calcext:value-type="float">
            <text:p>67338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973" calcext:value-type="float">
            <text:p>9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279" calcext:value-type="float">
            <text:p>84279</text:p>
          </table:table-cell>
          <table:table-cell office:value-type="float" office:value="669937" calcext:value-type="float">
            <text:p>669937</text:p>
          </table:table-cell>
          <table:table-cell office:value-type="float" office:value="208142" calcext:value-type="float">
            <text:p>208142</text:p>
          </table:table-cell>
          <table:table-cell office:value-type="float" office:value="67344" calcext:value-type="float">
            <text:p>67344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459" calcext:value-type="float">
            <text:p>45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259" calcext:value-type="float">
            <text:p>84259</text:p>
          </table:table-cell>
          <table:table-cell office:value-type="float" office:value="669664" calcext:value-type="float">
            <text:p>669664</text:p>
          </table:table-cell>
          <table:table-cell office:value-type="float" office:value="208144" calcext:value-type="float">
            <text:p>208144</text:p>
          </table:table-cell>
          <table:table-cell office:value-type="float" office:value="67345" calcext:value-type="float">
            <text:p>67345</text:p>
          </table:table-cell>
          <table:table-cell office:value-type="float" office:value="260047" calcext:value-type="float">
            <text:p>260047</text:p>
          </table:table-cell>
          <table:table-cell office:value-type="float" office:value="32545" calcext:value-type="float">
            <text:p>32545</text:p>
          </table:table-cell>
          <table:table-cell office:value-type="float" office:value="317" calcext:value-type="float">
            <text:p>31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863" calcext:value-type="float">
            <text:p>83863</text:p>
          </table:table-cell>
          <table:table-cell office:value-type="float" office:value="666635" calcext:value-type="float">
            <text:p>666635</text:p>
          </table:table-cell>
          <table:table-cell office:value-type="float" office:value="202041" calcext:value-type="float">
            <text:p>202041</text:p>
          </table:table-cell>
          <table:table-cell office:value-type="float" office:value="61243" calcext:value-type="float">
            <text:p>61243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5232" calcext:value-type="float">
            <text:p>523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3585" calcext:value-type="float">
            <text:p>83585</text:p>
          </table:table-cell>
          <table:table-cell office:value-type="float" office:value="664358" calcext:value-type="float">
            <text:p>664358</text:p>
          </table:table-cell>
          <table:table-cell office:value-type="float" office:value="202116" calcext:value-type="float">
            <text:p>202116</text:p>
          </table:table-cell>
          <table:table-cell office:value-type="float" office:value="61317" calcext:value-type="float">
            <text:p>6131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255" calcext:value-type="float">
            <text:p>325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443" calcext:value-type="float">
            <text:p>83443</text:p>
          </table:table-cell>
          <table:table-cell office:value-type="float" office:value="663185" calcext:value-type="float">
            <text:p>663185</text:p>
          </table:table-cell>
          <table:table-cell office:value-type="float" office:value="202152" calcext:value-type="float">
            <text:p>202152</text:p>
          </table:table-cell>
          <table:table-cell office:value-type="float" office:value="61354" calcext:value-type="float">
            <text:p>61354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342" calcext:value-type="float">
            <text:p>234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376" calcext:value-type="float">
            <text:p>83376</text:p>
          </table:table-cell>
          <table:table-cell office:value-type="float" office:value="662607" calcext:value-type="float">
            <text:p>662607</text:p>
          </table:table-cell>
          <table:table-cell office:value-type="float" office:value="202172" calcext:value-type="float">
            <text:p>202172</text:p>
          </table:table-cell>
          <table:table-cell office:value-type="float" office:value="61373" calcext:value-type="float">
            <text:p>61373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986" calcext:value-type="float">
            <text:p>198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940" calcext:value-type="float">
            <text:p>83940</text:p>
          </table:table-cell>
          <table:table-cell office:value-type="float" office:value="667280" calcext:value-type="float">
            <text:p>667280</text:p>
          </table:table-cell>
          <table:table-cell office:value-type="float" office:value="211284" calcext:value-type="float">
            <text:p>211284</text:p>
          </table:table-cell>
          <table:table-cell office:value-type="float" office:value="70485" calcext:value-type="float">
            <text:p>70485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56" calcext:value-type="float">
            <text:p>225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677" calcext:value-type="float">
            <text:p>83677</text:p>
          </table:table-cell>
          <table:table-cell office:value-type="float" office:value="665142" calcext:value-type="float">
            <text:p>665142</text:p>
          </table:table-cell>
          <table:table-cell office:value-type="float" office:value="211290" calcext:value-type="float">
            <text:p>211290</text:p>
          </table:table-cell>
          <table:table-cell office:value-type="float" office:value="70491" calcext:value-type="float">
            <text:p>70491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973" calcext:value-type="float">
            <text:p>9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577" calcext:value-type="float">
            <text:p>83577</text:p>
          </table:table-cell>
          <table:table-cell office:value-type="float" office:value="664288" calcext:value-type="float">
            <text:p>664288</text:p>
          </table:table-cell>
          <table:table-cell office:value-type="float" office:value="211296" calcext:value-type="float">
            <text:p>211296</text:p>
          </table:table-cell>
          <table:table-cell office:value-type="float" office:value="70497" calcext:value-type="float">
            <text:p>7049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77" calcext:value-type="float">
            <text:p>47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552" calcext:value-type="float">
            <text:p>83552</text:p>
          </table:table-cell>
          <table:table-cell office:value-type="float" office:value="664017" calcext:value-type="float">
            <text:p>664017</text:p>
          </table:table-cell>
          <table:table-cell office:value-type="float" office:value="211297" calcext:value-type="float">
            <text:p>211297</text:p>
          </table:table-cell>
          <table:table-cell office:value-type="float" office:value="70498" calcext:value-type="float">
            <text:p>7049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5" calcext:value-type="float">
            <text:p>33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12" calcext:value-type="float">
            <text:p>83412</text:p>
          </table:table-cell>
          <table:table-cell office:value-type="float" office:value="662924" calcext:value-type="float">
            <text:p>662924</text:p>
          </table:table-cell>
          <table:table-cell office:value-type="float" office:value="207189" calcext:value-type="float">
            <text:p>207189</text:p>
          </table:table-cell>
          <table:table-cell office:value-type="float" office:value="66391" calcext:value-type="float">
            <text:p>66391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26" calcext:value-type="float">
            <text:p>522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117" calcext:value-type="float">
            <text:p>83117</text:p>
          </table:table-cell>
          <table:table-cell office:value-type="float" office:value="660597" calcext:value-type="float">
            <text:p>660597</text:p>
          </table:table-cell>
          <table:table-cell office:value-type="float" office:value="207199" calcext:value-type="float">
            <text:p>207199</text:p>
          </table:table-cell>
          <table:table-cell office:value-type="float" office:value="66401" calcext:value-type="float">
            <text:p>66401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36" calcext:value-type="float">
            <text:p>323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971" calcext:value-type="float">
            <text:p>82971</text:p>
          </table:table-cell>
          <table:table-cell office:value-type="float" office:value="659360" calcext:value-type="float">
            <text:p>659360</text:p>
          </table:table-cell>
          <table:table-cell office:value-type="float" office:value="207200" calcext:value-type="float">
            <text:p>207200</text:p>
          </table:table-cell>
          <table:table-cell office:value-type="float" office:value="66402" calcext:value-type="float">
            <text:p>66402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17" calcext:value-type="float">
            <text:p>231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909" calcext:value-type="float">
            <text:p>82909</text:p>
          </table:table-cell>
          <table:table-cell office:value-type="float" office:value="658811" calcext:value-type="float">
            <text:p>658811</text:p>
          </table:table-cell>
          <table:table-cell office:value-type="float" office:value="207208" calcext:value-type="float">
            <text:p>207208</text:p>
          </table:table-cell>
          <table:table-cell office:value-type="float" office:value="66410" calcext:value-type="float">
            <text:p>66410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90" calcext:value-type="float">
            <text:p>199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735" calcext:value-type="float">
            <text:p>83735</text:p>
          </table:table-cell>
          <table:table-cell office:value-type="float" office:value="665508" calcext:value-type="float">
            <text:p>665508</text:p>
          </table:table-cell>
          <table:table-cell office:value-type="float" office:value="212916" calcext:value-type="float">
            <text:p>212916</text:p>
          </table:table-cell>
          <table:table-cell office:value-type="float" office:value="72117" calcext:value-type="float">
            <text:p>7211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83" calcext:value-type="float">
            <text:p>22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46" calcext:value-type="float">
            <text:p>83446</text:p>
          </table:table-cell>
          <table:table-cell office:value-type="float" office:value="663359" calcext:value-type="float">
            <text:p>663359</text:p>
          </table:table-cell>
          <table:table-cell office:value-type="float" office:value="212921" calcext:value-type="float">
            <text:p>212921</text:p>
          </table:table-cell>
          <table:table-cell office:value-type="float" office:value="72122" calcext:value-type="float">
            <text:p>7212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996" calcext:value-type="float">
            <text:p>99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347" calcext:value-type="float">
            <text:p>83347</text:p>
          </table:table-cell>
          <table:table-cell office:value-type="float" office:value="662465" calcext:value-type="float">
            <text:p>662465</text:p>
          </table:table-cell>
          <table:table-cell office:value-type="float" office:value="212926" calcext:value-type="float">
            <text:p>212926</text:p>
          </table:table-cell>
          <table:table-cell office:value-type="float" office:value="72128" calcext:value-type="float">
            <text:p>7212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75" calcext:value-type="float">
            <text:p>47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319" calcext:value-type="float">
            <text:p>83319</text:p>
          </table:table-cell>
          <table:table-cell office:value-type="float" office:value="662192" calcext:value-type="float">
            <text:p>662192</text:p>
          </table:table-cell>
          <table:table-cell office:value-type="float" office:value="212928" calcext:value-type="float">
            <text:p>212928</text:p>
          </table:table-cell>
          <table:table-cell office:value-type="float" office:value="72129" calcext:value-type="float">
            <text:p>7212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3" calcext:value-type="float">
            <text:p>33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121" calcext:value-type="float">
            <text:p>83121</text:p>
          </table:table-cell>
          <table:table-cell office:value-type="float" office:value="660647" calcext:value-type="float">
            <text:p>660647</text:p>
          </table:table-cell>
          <table:table-cell office:value-type="float" office:value="208326" calcext:value-type="float">
            <text:p>208326</text:p>
          </table:table-cell>
          <table:table-cell office:value-type="float" office:value="67528" calcext:value-type="float">
            <text:p>67528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55" calcext:value-type="float">
            <text:p>525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2822" calcext:value-type="float">
            <text:p>82822</text:p>
          </table:table-cell>
          <table:table-cell office:value-type="float" office:value="658300" calcext:value-type="float">
            <text:p>658300</text:p>
          </table:table-cell>
          <table:table-cell office:value-type="float" office:value="208337" calcext:value-type="float">
            <text:p>208337</text:p>
          </table:table-cell>
          <table:table-cell office:value-type="float" office:value="67538" calcext:value-type="float">
            <text:p>67538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60" calcext:value-type="float">
            <text:p>326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683" calcext:value-type="float">
            <text:p>82683</text:p>
          </table:table-cell>
          <table:table-cell office:value-type="float" office:value="657071" calcext:value-type="float">
            <text:p>657071</text:p>
          </table:table-cell>
          <table:table-cell office:value-type="float" office:value="208337" calcext:value-type="float">
            <text:p>208337</text:p>
          </table:table-cell>
          <table:table-cell office:value-type="float" office:value="67539" calcext:value-type="float">
            <text:p>67539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34" calcext:value-type="float">
            <text:p>2334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610" calcext:value-type="float">
            <text:p>82610</text:p>
          </table:table-cell>
          <table:table-cell office:value-type="float" office:value="656495" calcext:value-type="float">
            <text:p>656495</text:p>
          </table:table-cell>
          <table:table-cell office:value-type="float" office:value="208345" calcext:value-type="float">
            <text:p>208345</text:p>
          </table:table-cell>
          <table:table-cell office:value-type="float" office:value="67547" calcext:value-type="float">
            <text:p>67547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83" calcext:value-type="float">
            <text:p>198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958" calcext:value-type="float">
            <text:p>83958</text:p>
          </table:table-cell>
          <table:table-cell office:value-type="float" office:value="667294" calcext:value-type="float">
            <text:p>667294</text:p>
          </table:table-cell>
          <table:table-cell office:value-type="float" office:value="211283" calcext:value-type="float">
            <text:p>211283</text:p>
          </table:table-cell>
          <table:table-cell office:value-type="float" office:value="70485" calcext:value-type="float">
            <text:p>70485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62" calcext:value-type="float">
            <text:p>22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673" calcext:value-type="float">
            <text:p>83673</text:p>
          </table:table-cell>
          <table:table-cell office:value-type="float" office:value="665142" calcext:value-type="float">
            <text:p>665142</text:p>
          </table:table-cell>
          <table:table-cell office:value-type="float" office:value="211289" calcext:value-type="float">
            <text:p>211289</text:p>
          </table:table-cell>
          <table:table-cell office:value-type="float" office:value="70491" calcext:value-type="float">
            <text:p>70491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976" calcext:value-type="float">
            <text:p>97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573" calcext:value-type="float">
            <text:p>83573</text:p>
          </table:table-cell>
          <table:table-cell office:value-type="float" office:value="664281" calcext:value-type="float">
            <text:p>664281</text:p>
          </table:table-cell>
          <table:table-cell office:value-type="float" office:value="211296" calcext:value-type="float">
            <text:p>211296</text:p>
          </table:table-cell>
          <table:table-cell office:value-type="float" office:value="70497" calcext:value-type="float">
            <text:p>70497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73" calcext:value-type="float">
            <text:p>473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548" calcext:value-type="float">
            <text:p>83548</text:p>
          </table:table-cell>
          <table:table-cell office:value-type="float" office:value="664016" calcext:value-type="float">
            <text:p>664016</text:p>
          </table:table-cell>
          <table:table-cell office:value-type="float" office:value="211297" calcext:value-type="float">
            <text:p>211297</text:p>
          </table:table-cell>
          <table:table-cell office:value-type="float" office:value="70499" calcext:value-type="float">
            <text:p>7049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5" calcext:value-type="float">
            <text:p>33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932" calcext:value-type="float">
            <text:p>83932</text:p>
          </table:table-cell>
          <table:table-cell office:value-type="float" office:value="667004" calcext:value-type="float">
            <text:p>667004</text:p>
          </table:table-cell>
          <table:table-cell office:value-type="float" office:value="211285" calcext:value-type="float">
            <text:p>211285</text:p>
          </table:table-cell>
          <table:table-cell office:value-type="float" office:value="70487" calcext:value-type="float">
            <text:p>70487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10" calcext:value-type="float">
            <text:p>5210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632" calcext:value-type="float">
            <text:p>83632</text:p>
          </table:table-cell>
          <table:table-cell office:value-type="float" office:value="664680" calcext:value-type="float">
            <text:p>664680</text:p>
          </table:table-cell>
          <table:table-cell office:value-type="float" office:value="211295" calcext:value-type="float">
            <text:p>211295</text:p>
          </table:table-cell>
          <table:table-cell office:value-type="float" office:value="70496" calcext:value-type="float">
            <text:p>70496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22" calcext:value-type="float">
            <text:p>322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486" calcext:value-type="float">
            <text:p>83486</text:p>
          </table:table-cell>
          <table:table-cell office:value-type="float" office:value="663457" calcext:value-type="float">
            <text:p>663457</text:p>
          </table:table-cell>
          <table:table-cell office:value-type="float" office:value="211296" calcext:value-type="float">
            <text:p>211296</text:p>
          </table:table-cell>
          <table:table-cell office:value-type="float" office:value="70498" calcext:value-type="float">
            <text:p>70498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16" calcext:value-type="float">
            <text:p>2316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418" calcext:value-type="float">
            <text:p>83418</text:p>
          </table:table-cell>
          <table:table-cell office:value-type="float" office:value="662899" calcext:value-type="float">
            <text:p>662899</text:p>
          </table:table-cell>
          <table:table-cell office:value-type="float" office:value="211304" calcext:value-type="float">
            <text:p>211304</text:p>
          </table:table-cell>
          <table:table-cell office:value-type="float" office:value="70505" calcext:value-type="float">
            <text:p>70505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77" calcext:value-type="float">
            <text:p>197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721" calcext:value-type="float">
            <text:p>83721</text:p>
          </table:table-cell>
          <table:table-cell office:value-type="float" office:value="665470" calcext:value-type="float">
            <text:p>665470</text:p>
          </table:table-cell>
          <table:table-cell office:value-type="float" office:value="212914" calcext:value-type="float">
            <text:p>212914</text:p>
          </table:table-cell>
          <table:table-cell office:value-type="float" office:value="72115" calcext:value-type="float">
            <text:p>72115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2262" calcext:value-type="float">
            <text:p>226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62" calcext:value-type="float">
            <text:p>83462</text:p>
          </table:table-cell>
          <table:table-cell office:value-type="float" office:value="663400" calcext:value-type="float">
            <text:p>663400</text:p>
          </table:table-cell>
          <table:table-cell office:value-type="float" office:value="212920" calcext:value-type="float">
            <text:p>212920</text:p>
          </table:table-cell>
          <table:table-cell office:value-type="float" office:value="72122" calcext:value-type="float">
            <text:p>72122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1015" calcext:value-type="float">
            <text:p>101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347" calcext:value-type="float">
            <text:p>83347</text:p>
          </table:table-cell>
          <table:table-cell office:value-type="float" office:value="662436" calcext:value-type="float">
            <text:p>662436</text:p>
          </table:table-cell>
          <table:table-cell office:value-type="float" office:value="212927" calcext:value-type="float">
            <text:p>212927</text:p>
          </table:table-cell>
          <table:table-cell office:value-type="float" office:value="72128" calcext:value-type="float">
            <text:p>72128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459" calcext:value-type="float">
            <text:p>45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3322" calcext:value-type="float">
            <text:p>83322</text:p>
          </table:table-cell>
          <table:table-cell office:value-type="float" office:value="662190" calcext:value-type="float">
            <text:p>662190</text:p>
          </table:table-cell>
          <table:table-cell office:value-type="float" office:value="212928" calcext:value-type="float">
            <text:p>212928</text:p>
          </table:table-cell>
          <table:table-cell office:value-type="float" office:value="72129" calcext:value-type="float">
            <text:p>72129</text:p>
          </table:table-cell>
          <table:table-cell office:value-type="float" office:value="257999" calcext:value-type="float">
            <text:p>257999</text:p>
          </table:table-cell>
          <table:table-cell office:value-type="float" office:value="32545" calcext:value-type="float">
            <text:p>32545</text:p>
          </table:table-cell>
          <table:table-cell office:value-type="float" office:value="332" calcext:value-type="float">
            <text:p>332</text:p>
          </table:table-cell>
          <table:table-cell office:value-type="float" office:value="16472" calcext:value-type="float">
            <text:p>16472</text:p>
          </table:table-cell>
          <table:table-cell office:value-type="float" office:value="2677" calcext:value-type="float">
            <text:p>2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642" calcext:value-type="float">
            <text:p>83642</text:p>
          </table:table-cell>
          <table:table-cell office:value-type="float" office:value="664745" calcext:value-type="float">
            <text:p>664745</text:p>
          </table:table-cell>
          <table:table-cell office:value-type="float" office:value="212422" calcext:value-type="float">
            <text:p>212422</text:p>
          </table:table-cell>
          <table:table-cell office:value-type="float" office:value="71624" calcext:value-type="float">
            <text:p>71624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5239" calcext:value-type="float">
            <text:p>5239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3322" calcext:value-type="float">
            <text:p>83322</text:p>
          </table:table-cell>
          <table:table-cell office:value-type="float" office:value="662377" calcext:value-type="float">
            <text:p>662377</text:p>
          </table:table-cell>
          <table:table-cell office:value-type="float" office:value="212432" calcext:value-type="float">
            <text:p>212432</text:p>
          </table:table-cell>
          <table:table-cell office:value-type="float" office:value="71634" calcext:value-type="float">
            <text:p>71634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3245" calcext:value-type="float">
            <text:p>324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187" calcext:value-type="float">
            <text:p>83187</text:p>
          </table:table-cell>
          <table:table-cell office:value-type="float" office:value="661142" calcext:value-type="float">
            <text:p>661142</text:p>
          </table:table-cell>
          <table:table-cell office:value-type="float" office:value="212434" calcext:value-type="float">
            <text:p>212434</text:p>
          </table:table-cell>
          <table:table-cell office:value-type="float" office:value="71635" calcext:value-type="float">
            <text:p>71635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2317" calcext:value-type="float">
            <text:p>2317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120" calcext:value-type="float">
            <text:p>83120</text:p>
          </table:table-cell>
          <table:table-cell office:value-type="float" office:value="660572" calcext:value-type="float">
            <text:p>660572</text:p>
          </table:table-cell>
          <table:table-cell office:value-type="float" office:value="212441" calcext:value-type="float">
            <text:p>212441</text:p>
          </table:table-cell>
          <table:table-cell office:value-type="float" office:value="71643" calcext:value-type="float">
            <text:p>71643</text:p>
          </table:table-cell>
          <table:table-cell office:value-type="float" office:value="255951" calcext:value-type="float">
            <text:p>255951</text:p>
          </table:table-cell>
          <table:table-cell office:value-type="float" office:value="32545" calcext:value-type="float">
            <text:p>32545</text:p>
          </table:table-cell>
          <table:table-cell office:value-type="float" office:value="1975" calcext:value-type="float">
            <text:p>1975</text:p>
          </table:table-cell>
          <table:table-cell office:value-type="float" office:value="16472" calcext:value-type="float">
            <text:p>16472</text:p>
          </table:table-cell>
          <table:table-cell office:value-type="float" office:value="2673" calcext:value-type="float">
            <text:p>267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office:value-type="string" calcext:value-type="string">
            <text:p>Unrolled Cycles (10k)</text:p>
          </table:table-cell>
          <table:table-cell table:number-columns-repeated="8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80.7678" calcext:value-type="float">
            <text:p>80.7678</text:p>
          </table:table-cell>
          <table:table-cell office:value-type="float" office:value="82.0222" calcext:value-type="float">
            <text:p>82.0222</text:p>
          </table:table-cell>
          <table:table-cell table:number-columns-repeated="8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77.3696" calcext:value-type="float">
            <text:p>77.3696</text:p>
          </table:table-cell>
          <table:table-cell office:value-type="float" office:value="77.9418" calcext:value-type="float">
            <text:p>77.9418</text:p>
          </table:table-cell>
          <table:table-cell table:number-columns-repeated="8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78.2781" calcext:value-type="float">
            <text:p>78.2781</text:p>
          </table:table-cell>
          <table:table-cell office:value-type="float" office:value="78.2157" calcext:value-type="float">
            <text:p>78.2157</text:p>
          </table:table-cell>
          <table:table-cell table:number-columns-repeated="8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78.2342" calcext:value-type="float">
            <text:p>78.2342</text:p>
          </table:table-cell>
          <table:table-cell office:value-type="float" office:value="78.1798" calcext:value-type="float">
            <text:p>78.1798</text:p>
          </table:table-cell>
          <table:table-cell table:number-columns-repeated="8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77.3013" calcext:value-type="float">
            <text:p>77.3013</text:p>
          </table:table-cell>
          <table:table-cell office:value-type="float" office:value="78.465" calcext:value-type="float">
            <text:p>78.465</text:p>
          </table:table-cell>
          <table:table-cell table:number-columns-repeated="8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78.2098" calcext:value-type="float">
            <text:p>78.2098</text:p>
          </table:table-cell>
          <table:table-cell office:value-type="float" office:value="78.7565" calcext:value-type="float">
            <text:p>78.7565</text:p>
          </table:table-cell>
          <table:table-cell table:number-columns-repeated="8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78.1659" calcext:value-type="float">
            <text:p>78.1659</text:p>
          </table:table-cell>
          <table:table-cell office:value-type="float" office:value="78.7211" calcext:value-type="float">
            <text:p>78.7211</text:p>
          </table:table-cell>
          <table:table-cell table:number-columns-repeated="8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72.9553" calcext:value-type="float">
            <text:p>72.9553</text:p>
          </table:table-cell>
          <table:table-cell office:value-type="float" office:value="74.1068" calcext:value-type="float">
            <text:p>74.1068</text:p>
          </table:table-cell>
          <table:table-cell table:number-columns-repeated="8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73.2374" calcext:value-type="float">
            <text:p>73.2374</text:p>
          </table:table-cell>
          <table:table-cell office:value-type="float" office:value="74.374" calcext:value-type="float">
            <text:p>74.374</text:p>
          </table:table-cell>
          <table:table-cell table:number-columns-repeated="8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73.1928" calcext:value-type="float">
            <text:p>73.1928</text:p>
          </table:table-cell>
          <table:table-cell office:value-type="float" office:value="74.3378" calcext:value-type="float">
            <text:p>74.3378</text:p>
          </table:table-cell>
          <table:table-cell table:number-columns-repeated="8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72.724" calcext:value-type="float">
            <text:p>72.724</text:p>
          </table:table-cell>
          <table:table-cell office:value-type="float" office:value="73.9181" calcext:value-type="float">
            <text:p>73.9181</text:p>
          </table:table-cell>
          <table:table-cell table:number-columns-repeated="8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73.0744" calcext:value-type="float">
            <text:p>73.0744</text:p>
          </table:table-cell>
          <table:table-cell office:value-type="float" office:value="74.1938" calcext:value-type="float">
            <text:p>74.1938</text:p>
          </table:table-cell>
          <table:table-cell table:number-columns-repeated="8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73.0297" calcext:value-type="float">
            <text:p>73.0297</text:p>
          </table:table-cell>
          <table:table-cell office:value-type="float" office:value="74.1577" calcext:value-type="float">
            <text:p>74.1577</text:p>
          </table:table-cell>
          <table:table-cell table:number-columns-repeated="8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67.1374" calcext:value-type="float">
            <text:p>67.1374</text:p>
          </table:table-cell>
          <table:table-cell office:value-type="float" office:value="67.3714" calcext:value-type="float">
            <text:p>67.3714</text:p>
          </table:table-cell>
          <table:table-cell table:number-columns-repeated="8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66.597" calcext:value-type="float">
            <text:p>66.597</text:p>
          </table:table-cell>
          <table:table-cell office:value-type="float" office:value="68.0138" calcext:value-type="float">
            <text:p>68.0138</text:p>
          </table:table-cell>
          <table:table-cell table:number-columns-repeated="8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66.5518" calcext:value-type="float">
            <text:p>66.5518</text:p>
          </table:table-cell>
          <table:table-cell office:value-type="float" office:value="67.4736" calcext:value-type="float">
            <text:p>67.4736</text:p>
          </table:table-cell>
          <table:table-cell table:number-columns-repeated="8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66.8872" calcext:value-type="float">
            <text:p>66.8872</text:p>
          </table:table-cell>
          <table:table-cell office:value-type="float" office:value="67.1031" calcext:value-type="float">
            <text:p>67.1031</text:p>
          </table:table-cell>
          <table:table-cell table:number-columns-repeated="8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66.2974" calcext:value-type="float">
            <text:p>66.2974</text:p>
          </table:table-cell>
          <table:table-cell office:value-type="float" office:value="67.7568" calcext:value-type="float">
            <text:p>67.7568</text:p>
          </table:table-cell>
          <table:table-cell table:number-columns-repeated="8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66.2522" calcext:value-type="float">
            <text:p>66.2522</text:p>
          </table:table-cell>
          <table:table-cell office:value-type="float" office:value="67.2167" calcext:value-type="float">
            <text:p>67.2167</text:p>
          </table:table-cell>
          <table:table-cell table:number-columns-repeated="8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65.7697" calcext:value-type="float">
            <text:p>65.7697</text:p>
          </table:table-cell>
          <table:table-cell office:value-type="float" office:value="65.7306" calcext:value-type="float">
            <text:p>65.7306</text:p>
          </table:table-cell>
          <table:table-cell table:number-columns-repeated="8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65.9148" calcext:value-type="float">
            <text:p>65.9148</text:p>
          </table:table-cell>
          <table:table-cell office:value-type="float" office:value="67.981" calcext:value-type="float">
            <text:p>67.981</text:p>
          </table:table-cell>
          <table:table-cell table:number-columns-repeated="8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65.8688" calcext:value-type="float">
            <text:p>65.8688</text:p>
          </table:table-cell>
          <table:table-cell office:value-type="float" office:value="67.4406" calcext:value-type="float">
            <text:p>67.4406</text:p>
          </table:table-cell>
          <table:table-cell table:number-columns-repeated="8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65.4701" calcext:value-type="float">
            <text:p>65.4701</text:p>
          </table:table-cell>
          <table:table-cell office:value-type="float" office:value="65.4538" calcext:value-type="float">
            <text:p>65.4538</text:p>
          </table:table-cell>
          <table:table-cell table:number-columns-repeated="8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65.6835" calcext:value-type="float">
            <text:p>65.6835</text:p>
          </table:table-cell>
          <table:table-cell office:value-type="float" office:value="67.799" calcext:value-type="float">
            <text:p>67.799</text:p>
          </table:table-cell>
          <table:table-cell table:number-columns-repeated="8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65.6375" calcext:value-type="float">
            <text:p>65.6375</text:p>
          </table:table-cell>
          <table:table-cell office:value-type="float" office:value="67.2586" calcext:value-type="float">
            <text:p>67.2586</text:p>
          </table:table-cell>
          <table:table-cell table:number-columns-repeated="8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66.1111" calcext:value-type="float">
            <text:p>66.1111</text:p>
          </table:table-cell>
          <table:table-cell office:value-type="float" office:value="65.8803" calcext:value-type="float">
            <text:p>65.8803</text:p>
          </table:table-cell>
          <table:table-cell table:number-columns-repeated="8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66.3244" calcext:value-type="float">
            <text:p>66.3244</text:p>
          </table:table-cell>
          <table:table-cell office:value-type="float" office:value="67.3058" calcext:value-type="float">
            <text:p>67.3058</text:p>
          </table:table-cell>
          <table:table-cell table:number-columns-repeated="8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66.2784" calcext:value-type="float">
            <text:p>66.2784</text:p>
          </table:table-cell>
          <table:table-cell office:value-type="float" office:value="66.7648" calcext:value-type="float">
            <text:p>66.7648</text:p>
          </table:table-cell>
          <table:table-cell table:number-columns-repeated="8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65.8115" calcext:value-type="float">
            <text:p>65.8115</text:p>
          </table:table-cell>
          <table:table-cell office:value-type="float" office:value="65.6034" calcext:value-type="float">
            <text:p>65.6034</text:p>
          </table:table-cell>
          <table:table-cell table:number-columns-repeated="8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66.0931" calcext:value-type="float">
            <text:p>66.0931</text:p>
          </table:table-cell>
          <table:table-cell office:value-type="float" office:value="67.0915" calcext:value-type="float">
            <text:p>67.0915</text:p>
          </table:table-cell>
          <table:table-cell table:number-columns-repeated="8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66.0471" calcext:value-type="float">
            <text:p>66.0471</text:p>
          </table:table-cell>
          <table:table-cell office:value-type="float" office:value="66.5506" calcext:value-type="float">
            <text:p>66.5506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40.4516" calcext:value-type="float">
            <text:p>40.4516</text:p>
          </table:table-cell>
          <table:table-cell office:value-type="float" office:value="41.1435" calcext:value-type="float">
            <text:p>41.1435</text:p>
          </table:table-cell>
          <table:table-cell table:number-columns-repeated="8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40.4453" calcext:value-type="float">
            <text:p>40.4453</text:p>
          </table:table-cell>
          <table:table-cell office:value-type="float" office:value="41.1009" calcext:value-type="float">
            <text:p>41.1009</text:p>
          </table:table-cell>
          <table:table-cell table:number-columns-repeated="8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38.7531" calcext:value-type="float">
            <text:p>38.7531</text:p>
          </table:table-cell>
          <table:table-cell office:value-type="float" office:value="39.1136" calcext:value-type="float">
            <text:p>39.1136</text:p>
          </table:table-cell>
          <table:table-cell table:number-columns-repeated="8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38.7459" calcext:value-type="float">
            <text:p>38.7459</text:p>
          </table:table-cell>
          <table:table-cell office:value-type="float" office:value="39.0646" calcext:value-type="float">
            <text:p>39.0646</text:p>
          </table:table-cell>
          <table:table-cell table:number-columns-repeated="8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39.2065" calcext:value-type="float">
            <text:p>39.2065</text:p>
          </table:table-cell>
          <table:table-cell office:value-type="float" office:value="39.2467" calcext:value-type="float">
            <text:p>39.2467</text:p>
          </table:table-cell>
          <table:table-cell table:number-columns-repeated="8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39.1775" calcext:value-type="float">
            <text:p>39.1775</text:p>
          </table:table-cell>
          <table:table-cell office:value-type="float" office:value="39.1277" calcext:value-type="float">
            <text:p>39.1277</text:p>
          </table:table-cell>
          <table:table-cell table:number-columns-repeated="8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39.157" calcext:value-type="float">
            <text:p>39.157</text:p>
          </table:table-cell>
          <table:table-cell office:value-type="float" office:value="39.0719" calcext:value-type="float">
            <text:p>39.0719</text:p>
          </table:table-cell>
          <table:table-cell table:number-columns-repeated="8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38.7194" calcext:value-type="float">
            <text:p>38.7194</text:p>
          </table:table-cell>
          <table:table-cell office:value-type="float" office:value="39.3724" calcext:value-type="float">
            <text:p>39.3724</text:p>
          </table:table-cell>
          <table:table-cell table:number-columns-repeated="8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38.7121" calcext:value-type="float">
            <text:p>38.7121</text:p>
          </table:table-cell>
          <table:table-cell office:value-type="float" office:value="39.323" calcext:value-type="float">
            <text:p>39.323</text:p>
          </table:table-cell>
          <table:table-cell table:number-columns-repeated="8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39.1726" calcext:value-type="float">
            <text:p>39.1726</text:p>
          </table:table-cell>
          <table:table-cell office:value-type="float" office:value="39.514" calcext:value-type="float">
            <text:p>39.514</text:p>
          </table:table-cell>
          <table:table-cell table:number-columns-repeated="8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39.1436" calcext:value-type="float">
            <text:p>39.1436</text:p>
          </table:table-cell>
          <table:table-cell office:value-type="float" office:value="39.3978" calcext:value-type="float">
            <text:p>39.3978</text:p>
          </table:table-cell>
          <table:table-cell table:number-columns-repeated="8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39.1231" calcext:value-type="float">
            <text:p>39.1231</text:p>
          </table:table-cell>
          <table:table-cell office:value-type="float" office:value="39.3405" calcext:value-type="float">
            <text:p>39.3405</text:p>
          </table:table-cell>
          <table:table-cell table:number-columns-repeated="8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36.5465" calcext:value-type="float">
            <text:p>36.5465</text:p>
          </table:table-cell>
          <table:table-cell office:value-type="float" office:value="37.1993" calcext:value-type="float">
            <text:p>37.1993</text:p>
          </table:table-cell>
          <table:table-cell table:number-columns-repeated="8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36.5377" calcext:value-type="float">
            <text:p>36.5377</text:p>
          </table:table-cell>
          <table:table-cell office:value-type="float" office:value="37.1449" calcext:value-type="float">
            <text:p>37.1449</text:p>
          </table:table-cell>
          <table:table-cell table:number-columns-repeated="8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36.6851" calcext:value-type="float">
            <text:p>36.6851</text:p>
          </table:table-cell>
          <table:table-cell office:value-type="float" office:value="37.3248" calcext:value-type="float">
            <text:p>37.3248</text:p>
          </table:table-cell>
          <table:table-cell table:number-columns-repeated="8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36.6568" calcext:value-type="float">
            <text:p>36.6568</text:p>
          </table:table-cell>
          <table:table-cell office:value-type="float" office:value="37.2066" calcext:value-type="float">
            <text:p>37.2066</text:p>
          </table:table-cell>
          <table:table-cell table:number-columns-repeated="8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36.6356" calcext:value-type="float">
            <text:p>36.6356</text:p>
          </table:table-cell>
          <table:table-cell office:value-type="float" office:value="37.1482" calcext:value-type="float">
            <text:p>37.1482</text:p>
          </table:table-cell>
          <table:table-cell table:number-columns-repeated="8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36.4299" calcext:value-type="float">
            <text:p>36.4299</text:p>
          </table:table-cell>
          <table:table-cell office:value-type="float" office:value="37.1071" calcext:value-type="float">
            <text:p>37.1071</text:p>
          </table:table-cell>
          <table:table-cell table:number-columns-repeated="8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36.4215" calcext:value-type="float">
            <text:p>36.4215</text:p>
          </table:table-cell>
          <table:table-cell office:value-type="float" office:value="37.0496" calcext:value-type="float">
            <text:p>37.0496</text:p>
          </table:table-cell>
          <table:table-cell table:number-columns-repeated="8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36.6043" calcext:value-type="float">
            <text:p>36.6043</text:p>
          </table:table-cell>
          <table:table-cell office:value-type="float" office:value="37.2362" calcext:value-type="float">
            <text:p>37.2362</text:p>
          </table:table-cell>
          <table:table-cell table:number-columns-repeated="8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36.5743" calcext:value-type="float">
            <text:p>36.5743</text:p>
          </table:table-cell>
          <table:table-cell office:value-type="float" office:value="37.1169" calcext:value-type="float">
            <text:p>37.1169</text:p>
          </table:table-cell>
          <table:table-cell table:number-columns-repeated="8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36.5541" calcext:value-type="float">
            <text:p>36.5541</text:p>
          </table:table-cell>
          <table:table-cell office:value-type="float" office:value="37.0584" calcext:value-type="float">
            <text:p>37.0584</text:p>
          </table:table-cell>
          <table:table-cell table:number-columns-repeated="8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33.6375" calcext:value-type="float">
            <text:p>33.6375</text:p>
          </table:table-cell>
          <table:table-cell office:value-type="float" office:value="33.8437" calcext:value-type="float">
            <text:p>33.8437</text:p>
          </table:table-cell>
          <table:table-cell table:number-columns-repeated="8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33.6279" calcext:value-type="float">
            <text:p>33.6279</text:p>
          </table:table-cell>
          <table:table-cell office:value-type="float" office:value="33.7822" calcext:value-type="float">
            <text:p>33.7822</text:p>
          </table:table-cell>
          <table:table-cell table:number-columns-repeated="8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33.3651" calcext:value-type="float">
            <text:p>33.3651</text:p>
          </table:table-cell>
          <table:table-cell office:value-type="float" office:value="34.1383" calcext:value-type="float">
            <text:p>34.1383</text:p>
          </table:table-cell>
          <table:table-cell table:number-columns-repeated="8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33.3345" calcext:value-type="float">
            <text:p>33.3345</text:p>
          </table:table-cell>
          <table:table-cell office:value-type="float" office:value="33.7631" calcext:value-type="float">
            <text:p>33.7631</text:p>
          </table:table-cell>
          <table:table-cell table:number-columns-repeated="8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33.3134" calcext:value-type="float">
            <text:p>33.3134</text:p>
          </table:table-cell>
          <table:table-cell office:value-type="float" office:value="33.6736" calcext:value-type="float">
            <text:p>33.6736</text:p>
          </table:table-cell>
          <table:table-cell table:number-columns-repeated="8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33.5126" calcext:value-type="float">
            <text:p>33.5126</text:p>
          </table:table-cell>
          <table:table-cell office:value-type="float" office:value="33.7095" calcext:value-type="float">
            <text:p>33.7095</text:p>
          </table:table-cell>
          <table:table-cell table:number-columns-repeated="8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33.5015" calcext:value-type="float">
            <text:p>33.5015</text:p>
          </table:table-cell>
          <table:table-cell office:value-type="float" office:value="33.6459" calcext:value-type="float">
            <text:p>33.6459</text:p>
          </table:table-cell>
          <table:table-cell table:number-columns-repeated="8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33.2156" calcext:value-type="float">
            <text:p>33.2156</text:p>
          </table:table-cell>
          <table:table-cell office:value-type="float" office:value="34.0061" calcext:value-type="float">
            <text:p>34.0061</text:p>
          </table:table-cell>
          <table:table-cell table:number-columns-repeated="8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33.1841" calcext:value-type="float">
            <text:p>33.1841</text:p>
          </table:table-cell>
          <table:table-cell office:value-type="float" office:value="33.634" calcext:value-type="float">
            <text:p>33.634</text:p>
          </table:table-cell>
          <table:table-cell table:number-columns-repeated="8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33.1632" calcext:value-type="float">
            <text:p>33.1632</text:p>
          </table:table-cell>
          <table:table-cell office:value-type="float" office:value="33.5452" calcext:value-type="float">
            <text:p>33.5452</text:p>
          </table:table-cell>
          <table:table-cell table:number-columns-repeated="8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32.9543" calcext:value-type="float">
            <text:p>32.9543</text:p>
          </table:table-cell>
          <table:table-cell office:value-type="float" office:value="33.0226" calcext:value-type="float">
            <text:p>33.0226</text:p>
          </table:table-cell>
          <table:table-cell table:number-columns-repeated="8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32.9447" calcext:value-type="float">
            <text:p>32.9447</text:p>
          </table:table-cell>
          <table:table-cell office:value-type="float" office:value="32.9621" calcext:value-type="float">
            <text:p>32.9621</text:p>
          </table:table-cell>
          <table:table-cell table:number-columns-repeated="8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33.025" calcext:value-type="float">
            <text:p>33.025</text:p>
          </table:table-cell>
          <table:table-cell office:value-type="float" office:value="34.128" calcext:value-type="float">
            <text:p>34.128</text:p>
          </table:table-cell>
          <table:table-cell table:number-columns-repeated="8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32.9932" calcext:value-type="float">
            <text:p>32.9932</text:p>
          </table:table-cell>
          <table:table-cell office:value-type="float" office:value="33.7476" calcext:value-type="float">
            <text:p>33.7476</text:p>
          </table:table-cell>
          <table:table-cell table:number-columns-repeated="8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32.9718" calcext:value-type="float">
            <text:p>32.9718</text:p>
          </table:table-cell>
          <table:table-cell office:value-type="float" office:value="33.6586" calcext:value-type="float">
            <text:p>33.6586</text:p>
          </table:table-cell>
          <table:table-cell table:number-columns-repeated="8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32.8061" calcext:value-type="float">
            <text:p>32.8061</text:p>
          </table:table-cell>
          <table:table-cell office:value-type="float" office:value="32.8808" calcext:value-type="float">
            <text:p>32.8808</text:p>
          </table:table-cell>
          <table:table-cell table:number-columns-repeated="8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32.795" calcext:value-type="float">
            <text:p>32.795</text:p>
          </table:table-cell>
          <table:table-cell office:value-type="float" office:value="32.8224" calcext:value-type="float">
            <text:p>32.8224</text:p>
          </table:table-cell>
          <table:table-cell table:number-columns-repeated="8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32.9084" calcext:value-type="float">
            <text:p>32.9084</text:p>
          </table:table-cell>
          <table:table-cell office:value-type="float" office:value="34.039" calcext:value-type="float">
            <text:p>34.039</text:p>
          </table:table-cell>
          <table:table-cell table:number-columns-repeated="8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32.877" calcext:value-type="float">
            <text:p>32.877</text:p>
          </table:table-cell>
          <table:table-cell office:value-type="float" office:value="33.6567" calcext:value-type="float">
            <text:p>33.6567</text:p>
          </table:table-cell>
          <table:table-cell table:number-columns-repeated="8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32.8557" calcext:value-type="float">
            <text:p>32.8557</text:p>
          </table:table-cell>
          <table:table-cell office:value-type="float" office:value="33.5696" calcext:value-type="float">
            <text:p>33.5696</text:p>
          </table:table-cell>
          <table:table-cell table:number-columns-repeated="8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33.1254" calcext:value-type="float">
            <text:p>33.1254</text:p>
          </table:table-cell>
          <table:table-cell office:value-type="float" office:value="33.096" calcext:value-type="float">
            <text:p>33.096</text:p>
          </table:table-cell>
          <table:table-cell table:number-columns-repeated="8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33.1154" calcext:value-type="float">
            <text:p>33.1154</text:p>
          </table:table-cell>
          <table:table-cell office:value-type="float" office:value="33.0361" calcext:value-type="float">
            <text:p>33.0361</text:p>
          </table:table-cell>
          <table:table-cell table:number-columns-repeated="8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33.2299" calcext:value-type="float">
            <text:p>33.2299</text:p>
          </table:table-cell>
          <table:table-cell office:value-type="float" office:value="33.7922" calcext:value-type="float">
            <text:p>33.7922</text:p>
          </table:table-cell>
          <table:table-cell table:number-columns-repeated="8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33.1985" calcext:value-type="float">
            <text:p>33.1985</text:p>
          </table:table-cell>
          <table:table-cell office:value-type="float" office:value="33.411" calcext:value-type="float">
            <text:p>33.411</text:p>
          </table:table-cell>
          <table:table-cell table:number-columns-repeated="8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33.1766" calcext:value-type="float">
            <text:p>33.1766</text:p>
          </table:table-cell>
          <table:table-cell office:value-type="float" office:value="33.3222" calcext:value-type="float">
            <text:p>33.3222</text:p>
          </table:table-cell>
          <table:table-cell table:number-columns-repeated="8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32.9751" calcext:value-type="float">
            <text:p>32.9751</text:p>
          </table:table-cell>
          <table:table-cell office:value-type="float" office:value="32.9601" calcext:value-type="float">
            <text:p>32.9601</text:p>
          </table:table-cell>
          <table:table-cell table:number-columns-repeated="8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32.9644" calcext:value-type="float">
            <text:p>32.9644</text:p>
          </table:table-cell>
          <table:table-cell office:value-type="float" office:value="32.8971" calcext:value-type="float">
            <text:p>32.8971</text:p>
          </table:table-cell>
          <table:table-cell table:number-columns-repeated="8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33.1143" calcext:value-type="float">
            <text:p>33.1143</text:p>
          </table:table-cell>
          <table:table-cell office:value-type="float" office:value="33.6848" calcext:value-type="float">
            <text:p>33.6848</text:p>
          </table:table-cell>
          <table:table-cell table:number-columns-repeated="8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33.0817" calcext:value-type="float">
            <text:p>33.0817</text:p>
          </table:table-cell>
          <table:table-cell office:value-type="float" office:value="33.3021" calcext:value-type="float">
            <text:p>33.3021</text:p>
          </table:table-cell>
          <table:table-cell table:number-columns-repeated="8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33.0606" calcext:value-type="float">
            <text:p>33.0606</text:p>
          </table:table-cell>
          <table:table-cell office:value-type="float" office:value="33.215" calcext:value-type="float">
            <text:p>33.215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0.2864" calcext:value-type="float">
            <text:p>20.2864</text:p>
          </table:table-cell>
          <table:table-cell office:value-type="float" office:value="20.7049" calcext:value-type="float">
            <text:p>20.7049</text:p>
          </table:table-cell>
          <table:table-cell table:number-columns-repeated="8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0.2733" calcext:value-type="float">
            <text:p>20.2733</text:p>
          </table:table-cell>
          <table:table-cell office:value-type="float" office:value="20.6349" calcext:value-type="float">
            <text:p>20.6349</text:p>
          </table:table-cell>
          <table:table-cell table:number-columns-repeated="8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0.267" calcext:value-type="float">
            <text:p>20.267</text:p>
          </table:table-cell>
          <table:table-cell office:value-type="float" office:value="20.6052" calcext:value-type="float">
            <text:p>20.6052</text:p>
          </table:table-cell>
          <table:table-cell table:number-columns-repeated="8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9.4403" calcext:value-type="float">
            <text:p>19.4403</text:p>
          </table:table-cell>
          <table:table-cell office:value-type="float" office:value="19.7031" calcext:value-type="float">
            <text:p>19.7031</text:p>
          </table:table-cell>
          <table:table-cell table:number-columns-repeated="8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9.4231" calcext:value-type="float">
            <text:p>19.4231</text:p>
          </table:table-cell>
          <table:table-cell office:value-type="float" office:value="19.6153" calcext:value-type="float">
            <text:p>19.6153</text:p>
          </table:table-cell>
          <table:table-cell table:number-columns-repeated="8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9.4157" calcext:value-type="float">
            <text:p>19.4157</text:p>
          </table:table-cell>
          <table:table-cell office:value-type="float" office:value="19.5859" calcext:value-type="float">
            <text:p>19.5859</text:p>
          </table:table-cell>
          <table:table-cell table:number-columns-repeated="8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9.6647" calcext:value-type="float">
            <text:p>19.6647</text:p>
          </table:table-cell>
          <table:table-cell office:value-type="float" office:value="19.7588" calcext:value-type="float">
            <text:p>19.7588</text:p>
          </table:table-cell>
          <table:table-cell table:number-columns-repeated="8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9.6393" calcext:value-type="float">
            <text:p>19.6393</text:p>
          </table:table-cell>
          <table:table-cell office:value-type="float" office:value="19.6506" calcext:value-type="float">
            <text:p>19.6506</text:p>
          </table:table-cell>
          <table:table-cell table:number-columns-repeated="8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9.6239" calcext:value-type="float">
            <text:p>19.6239</text:p>
          </table:table-cell>
          <table:table-cell office:value-type="float" office:value="19.5984" calcext:value-type="float">
            <text:p>19.5984</text:p>
          </table:table-cell>
          <table:table-cell table:number-columns-repeated="8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9.6128" calcext:value-type="float">
            <text:p>19.6128</text:p>
          </table:table-cell>
          <table:table-cell office:value-type="float" office:value="19.5759" calcext:value-type="float">
            <text:p>19.5759</text:p>
          </table:table-cell>
          <table:table-cell table:number-columns-repeated="8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9.4223" calcext:value-type="float">
            <text:p>19.4223</text:p>
          </table:table-cell>
          <table:table-cell office:value-type="float" office:value="19.8309" calcext:value-type="float">
            <text:p>19.8309</text:p>
          </table:table-cell>
          <table:table-cell table:number-columns-repeated="8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9.4058" calcext:value-type="float">
            <text:p>19.4058</text:p>
          </table:table-cell>
          <table:table-cell office:value-type="float" office:value="19.7479" calcext:value-type="float">
            <text:p>19.7479</text:p>
          </table:table-cell>
          <table:table-cell table:number-columns-repeated="8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9.3986" calcext:value-type="float">
            <text:p>19.3986</text:p>
          </table:table-cell>
          <table:table-cell office:value-type="float" office:value="19.7179" calcext:value-type="float">
            <text:p>19.7179</text:p>
          </table:table-cell>
          <table:table-cell table:number-columns-repeated="8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9.6468" calcext:value-type="float">
            <text:p>19.6468</text:p>
          </table:table-cell>
          <table:table-cell office:value-type="float" office:value="19.8928" calcext:value-type="float">
            <text:p>19.8928</text:p>
          </table:table-cell>
          <table:table-cell table:number-columns-repeated="8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9.622" calcext:value-type="float">
            <text:p>19.622</text:p>
          </table:table-cell>
          <table:table-cell office:value-type="float" office:value="19.7816" calcext:value-type="float">
            <text:p>19.7816</text:p>
          </table:table-cell>
          <table:table-cell table:number-columns-repeated="8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9.6067" calcext:value-type="float">
            <text:p>19.6067</text:p>
          </table:table-cell>
          <table:table-cell office:value-type="float" office:value="19.734" calcext:value-type="float">
            <text:p>19.734</text:p>
          </table:table-cell>
          <table:table-cell table:number-columns-repeated="8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9.5959" calcext:value-type="float">
            <text:p>19.5959</text:p>
          </table:table-cell>
          <table:table-cell office:value-type="float" office:value="19.7126" calcext:value-type="float">
            <text:p>19.7126</text:p>
          </table:table-cell>
          <table:table-cell table:number-columns-repeated="8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8.3361" calcext:value-type="float">
            <text:p>18.3361</text:p>
          </table:table-cell>
          <table:table-cell office:value-type="float" office:value="18.7472" calcext:value-type="float">
            <text:p>18.7472</text:p>
          </table:table-cell>
          <table:table-cell table:number-columns-repeated="8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8.3188" calcext:value-type="float">
            <text:p>18.3188</text:p>
          </table:table-cell>
          <table:table-cell office:value-type="float" office:value="18.6619" calcext:value-type="float">
            <text:p>18.6619</text:p>
          </table:table-cell>
          <table:table-cell table:number-columns-repeated="8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8.3113" calcext:value-type="float">
            <text:p>18.3113</text:p>
          </table:table-cell>
          <table:table-cell office:value-type="float" office:value="18.6284" calcext:value-type="float">
            <text:p>18.6284</text:p>
          </table:table-cell>
          <table:table-cell table:number-columns-repeated="8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8.4031" calcext:value-type="float">
            <text:p>18.4031</text:p>
          </table:table-cell>
          <table:table-cell office:value-type="float" office:value="18.8051" calcext:value-type="float">
            <text:p>18.8051</text:p>
          </table:table-cell>
          <table:table-cell table:number-columns-repeated="8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8.3772" calcext:value-type="float">
            <text:p>18.3772</text:p>
          </table:table-cell>
          <table:table-cell office:value-type="float" office:value="18.6918" calcext:value-type="float">
            <text:p>18.6918</text:p>
          </table:table-cell>
          <table:table-cell table:number-columns-repeated="8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8.3617" calcext:value-type="float">
            <text:p>18.3617</text:p>
          </table:table-cell>
          <table:table-cell office:value-type="float" office:value="18.6395" calcext:value-type="float">
            <text:p>18.6395</text:p>
          </table:table-cell>
          <table:table-cell table:number-columns-repeated="8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8.3512" calcext:value-type="float">
            <text:p>18.3512</text:p>
          </table:table-cell>
          <table:table-cell office:value-type="float" office:value="18.6146" calcext:value-type="float">
            <text:p>18.6146</text:p>
          </table:table-cell>
          <table:table-cell table:number-columns-repeated="8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8.2775" calcext:value-type="float">
            <text:p>18.2775</text:p>
          </table:table-cell>
          <table:table-cell office:value-type="float" office:value="18.7042" calcext:value-type="float">
            <text:p>18.7042</text:p>
          </table:table-cell>
          <table:table-cell table:number-columns-repeated="8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8.2606" calcext:value-type="float">
            <text:p>18.2606</text:p>
          </table:table-cell>
          <table:table-cell office:value-type="float" office:value="18.6131" calcext:value-type="float">
            <text:p>18.6131</text:p>
          </table:table-cell>
          <table:table-cell table:number-columns-repeated="8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8.2533" calcext:value-type="float">
            <text:p>18.2533</text:p>
          </table:table-cell>
          <table:table-cell office:value-type="float" office:value="18.5786" calcext:value-type="float">
            <text:p>18.5786</text:p>
          </table:table-cell>
          <table:table-cell table:number-columns-repeated="8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8.3629" calcext:value-type="float">
            <text:p>18.3629</text:p>
          </table:table-cell>
          <table:table-cell office:value-type="float" office:value="18.757" calcext:value-type="float">
            <text:p>18.757</text:p>
          </table:table-cell>
          <table:table-cell table:number-columns-repeated="8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8.3369" calcext:value-type="float">
            <text:p>18.3369</text:p>
          </table:table-cell>
          <table:table-cell office:value-type="float" office:value="18.6458" calcext:value-type="float">
            <text:p>18.6458</text:p>
          </table:table-cell>
          <table:table-cell table:number-columns-repeated="8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8.3202" calcext:value-type="float">
            <text:p>18.3202</text:p>
          </table:table-cell>
          <table:table-cell office:value-type="float" office:value="18.5934" calcext:value-type="float">
            <text:p>18.5934</text:p>
          </table:table-cell>
          <table:table-cell table:number-columns-repeated="8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8.3091" calcext:value-type="float">
            <text:p>18.3091</text:p>
          </table:table-cell>
          <table:table-cell office:value-type="float" office:value="18.5693" calcext:value-type="float">
            <text:p>18.5693</text:p>
          </table:table-cell>
          <table:table-cell table:number-columns-repeated="8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6.886" calcext:value-type="float">
            <text:p>16.886</text:p>
          </table:table-cell>
          <table:table-cell office:value-type="float" office:value="17.0861" calcext:value-type="float">
            <text:p>17.0861</text:p>
          </table:table-cell>
          <table:table-cell table:number-columns-repeated="8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6.8629" calcext:value-type="float">
            <text:p>16.8629</text:p>
          </table:table-cell>
          <table:table-cell office:value-type="float" office:value="16.9819" calcext:value-type="float">
            <text:p>16.9819</text:p>
          </table:table-cell>
          <table:table-cell table:number-columns-repeated="8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6.855" calcext:value-type="float">
            <text:p>16.855</text:p>
          </table:table-cell>
          <table:table-cell office:value-type="float" office:value="16.9436" calcext:value-type="float">
            <text:p>16.9436</text:p>
          </table:table-cell>
          <table:table-cell table:number-columns-repeated="8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6.7456" calcext:value-type="float">
            <text:p>16.7456</text:p>
          </table:table-cell>
          <table:table-cell office:value-type="float" office:value="17.2034" calcext:value-type="float">
            <text:p>17.2034</text:p>
          </table:table-cell>
          <table:table-cell table:number-columns-repeated="8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6.7151" calcext:value-type="float">
            <text:p>16.7151</text:p>
          </table:table-cell>
          <table:table-cell office:value-type="float" office:value="16.9703" calcext:value-type="float">
            <text:p>16.9703</text:p>
          </table:table-cell>
          <table:table-cell table:number-columns-repeated="8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6.6994" calcext:value-type="float">
            <text:p>16.6994</text:p>
          </table:table-cell>
          <table:table-cell office:value-type="float" office:value="16.8961" calcext:value-type="float">
            <text:p>16.8961</text:p>
          </table:table-cell>
          <table:table-cell table:number-columns-repeated="8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6.6888" calcext:value-type="float">
            <text:p>16.6888</text:p>
          </table:table-cell>
          <table:table-cell office:value-type="float" office:value="16.8557" calcext:value-type="float">
            <text:p>16.8557</text:p>
          </table:table-cell>
          <table:table-cell table:number-columns-repeated="8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6.8228" calcext:value-type="float">
            <text:p>16.8228</text:p>
          </table:table-cell>
          <table:table-cell office:value-type="float" office:value="17.0162" calcext:value-type="float">
            <text:p>17.0162</text:p>
          </table:table-cell>
          <table:table-cell table:number-columns-repeated="8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6.7993" calcext:value-type="float">
            <text:p>16.7993</text:p>
          </table:table-cell>
          <table:table-cell office:value-type="float" office:value="16.9147" calcext:value-type="float">
            <text:p>16.9147</text:p>
          </table:table-cell>
          <table:table-cell table:number-columns-repeated="8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6.7918" calcext:value-type="float">
            <text:p>16.7918</text:p>
          </table:table-cell>
          <table:table-cell office:value-type="float" office:value="16.8755" calcext:value-type="float">
            <text:p>16.8755</text:p>
          </table:table-cell>
          <table:table-cell table:number-columns-repeated="8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6.6691" calcext:value-type="float">
            <text:p>16.6691</text:p>
          </table:table-cell>
          <table:table-cell office:value-type="float" office:value="17.1422" calcext:value-type="float">
            <text:p>17.1422</text:p>
          </table:table-cell>
          <table:table-cell table:number-columns-repeated="8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6.6405" calcext:value-type="float">
            <text:p>16.6405</text:p>
          </table:table-cell>
          <table:table-cell office:value-type="float" office:value="16.9039" calcext:value-type="float">
            <text:p>16.9039</text:p>
          </table:table-cell>
          <table:table-cell table:number-columns-repeated="8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6.6243" calcext:value-type="float">
            <text:p>16.6243</text:p>
          </table:table-cell>
          <table:table-cell office:value-type="float" office:value="16.8303" calcext:value-type="float">
            <text:p>16.8303</text:p>
          </table:table-cell>
          <table:table-cell table:number-columns-repeated="8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6.6131" calcext:value-type="float">
            <text:p>16.6131</text:p>
          </table:table-cell>
          <table:table-cell office:value-type="float" office:value="16.7912" calcext:value-type="float">
            <text:p>16.7912</text:p>
          </table:table-cell>
          <table:table-cell table:number-columns-repeated="8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6.5434" calcext:value-type="float">
            <text:p>16.5434</text:p>
          </table:table-cell>
          <table:table-cell office:value-type="float" office:value="16.6723" calcext:value-type="float">
            <text:p>16.6723</text:p>
          </table:table-cell>
          <table:table-cell table:number-columns-repeated="8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6.5248" calcext:value-type="float">
            <text:p>16.5248</text:p>
          </table:table-cell>
          <table:table-cell office:value-type="float" office:value="16.5743" calcext:value-type="float">
            <text:p>16.5743</text:p>
          </table:table-cell>
          <table:table-cell table:number-columns-repeated="8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6.5136" calcext:value-type="float">
            <text:p>16.5136</text:p>
          </table:table-cell>
          <table:table-cell office:value-type="float" office:value="16.534" calcext:value-type="float">
            <text:p>16.534</text:p>
          </table:table-cell>
          <table:table-cell table:number-columns-repeated="8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6.5747" calcext:value-type="float">
            <text:p>16.5747</text:p>
          </table:table-cell>
          <table:table-cell office:value-type="float" office:value="17.2026" calcext:value-type="float">
            <text:p>17.2026</text:p>
          </table:table-cell>
          <table:table-cell table:number-columns-repeated="8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6.5471" calcext:value-type="float">
            <text:p>16.5471</text:p>
          </table:table-cell>
          <table:table-cell office:value-type="float" office:value="16.9634" calcext:value-type="float">
            <text:p>16.9634</text:p>
          </table:table-cell>
          <table:table-cell table:number-columns-repeated="8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6.5295" calcext:value-type="float">
            <text:p>16.5295</text:p>
          </table:table-cell>
          <table:table-cell office:value-type="float" office:value="16.8884" calcext:value-type="float">
            <text:p>16.8884</text:p>
          </table:table-cell>
          <table:table-cell table:number-columns-repeated="8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6.5185" calcext:value-type="float">
            <text:p>16.5185</text:p>
          </table:table-cell>
          <table:table-cell office:value-type="float" office:value="16.8475" calcext:value-type="float">
            <text:p>16.8475</text:p>
          </table:table-cell>
          <table:table-cell table:number-columns-repeated="8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6.4704" calcext:value-type="float">
            <text:p>16.4704</text:p>
          </table:table-cell>
          <table:table-cell office:value-type="float" office:value="16.6018" calcext:value-type="float">
            <text:p>16.6018</text:p>
          </table:table-cell>
          <table:table-cell table:number-columns-repeated="8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6.4476" calcext:value-type="float">
            <text:p>16.4476</text:p>
          </table:table-cell>
          <table:table-cell office:value-type="float" office:value="16.5065" calcext:value-type="float">
            <text:p>16.5065</text:p>
          </table:table-cell>
          <table:table-cell table:number-columns-repeated="8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6.438" calcext:value-type="float">
            <text:p>16.438</text:p>
          </table:table-cell>
          <table:table-cell office:value-type="float" office:value="16.4656" calcext:value-type="float">
            <text:p>16.4656</text:p>
          </table:table-cell>
          <table:table-cell table:number-columns-repeated="8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6.5182" calcext:value-type="float">
            <text:p>16.5182</text:p>
          </table:table-cell>
          <table:table-cell office:value-type="float" office:value="17.1576" calcext:value-type="float">
            <text:p>17.1576</text:p>
          </table:table-cell>
          <table:table-cell table:number-columns-repeated="8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6.4874" calcext:value-type="float">
            <text:p>16.4874</text:p>
          </table:table-cell>
          <table:table-cell office:value-type="float" office:value="16.9146" calcext:value-type="float">
            <text:p>16.9146</text:p>
          </table:table-cell>
          <table:table-cell table:number-columns-repeated="8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6.4715" calcext:value-type="float">
            <text:p>16.4715</text:p>
          </table:table-cell>
          <table:table-cell office:value-type="float" office:value="16.8409" calcext:value-type="float">
            <text:p>16.8409</text:p>
          </table:table-cell>
          <table:table-cell table:number-columns-repeated="8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6.4603" calcext:value-type="float">
            <text:p>16.4603</text:p>
          </table:table-cell>
          <table:table-cell office:value-type="float" office:value="16.8016" calcext:value-type="float">
            <text:p>16.8016</text:p>
          </table:table-cell>
          <table:table-cell table:number-columns-repeated="8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6.6294" calcext:value-type="float">
            <text:p>16.6294</text:p>
          </table:table-cell>
          <table:table-cell office:value-type="float" office:value="16.7104" calcext:value-type="float">
            <text:p>16.7104</text:p>
          </table:table-cell>
          <table:table-cell table:number-columns-repeated="8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6.6075" calcext:value-type="float">
            <text:p>16.6075</text:p>
          </table:table-cell>
          <table:table-cell office:value-type="float" office:value="16.6111" calcext:value-type="float">
            <text:p>16.6111</text:p>
          </table:table-cell>
          <table:table-cell table:number-columns-repeated="8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6.5997" calcext:value-type="float">
            <text:p>16.5997</text:p>
          </table:table-cell>
          <table:table-cell office:value-type="float" office:value="16.5731" calcext:value-type="float">
            <text:p>16.5731</text:p>
          </table:table-cell>
          <table:table-cell table:number-columns-repeated="8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6.6779" calcext:value-type="float">
            <text:p>16.6779</text:p>
          </table:table-cell>
          <table:table-cell office:value-type="float" office:value="17.0376" calcext:value-type="float">
            <text:p>17.0376</text:p>
          </table:table-cell>
          <table:table-cell table:number-columns-repeated="8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6.6489" calcext:value-type="float">
            <text:p>16.6489</text:p>
          </table:table-cell>
          <table:table-cell office:value-type="float" office:value="16.7954" calcext:value-type="float">
            <text:p>16.7954</text:p>
          </table:table-cell>
          <table:table-cell table:number-columns-repeated="8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6.6319" calcext:value-type="float">
            <text:p>16.6319</text:p>
          </table:table-cell>
          <table:table-cell office:value-type="float" office:value="16.7182" calcext:value-type="float">
            <text:p>16.7182</text:p>
          </table:table-cell>
          <table:table-cell table:number-columns-repeated="8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6.6209" calcext:value-type="float">
            <text:p>16.6209</text:p>
          </table:table-cell>
          <table:table-cell office:value-type="float" office:value="16.681" calcext:value-type="float">
            <text:p>16.681</text:p>
          </table:table-cell>
          <table:table-cell table:number-columns-repeated="8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6.5532" calcext:value-type="float">
            <text:p>16.5532</text:p>
          </table:table-cell>
          <table:table-cell office:value-type="float" office:value="16.6442" calcext:value-type="float">
            <text:p>16.6442</text:p>
          </table:table-cell>
          <table:table-cell table:number-columns-repeated="8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6.5326" calcext:value-type="float">
            <text:p>16.5326</text:p>
          </table:table-cell>
          <table:table-cell office:value-type="float" office:value="16.5418" calcext:value-type="float">
            <text:p>16.5418</text:p>
          </table:table-cell>
          <table:table-cell table:number-columns-repeated="8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6.5239" calcext:value-type="float">
            <text:p>16.5239</text:p>
          </table:table-cell>
          <table:table-cell office:value-type="float" office:value="16.502" calcext:value-type="float">
            <text:p>16.502</text:p>
          </table:table-cell>
          <table:table-cell table:number-columns-repeated="8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6.6211" calcext:value-type="float">
            <text:p>16.6211</text:p>
          </table:table-cell>
          <table:table-cell office:value-type="float" office:value="16.9815" calcext:value-type="float">
            <text:p>16.9815</text:p>
          </table:table-cell>
          <table:table-cell table:number-columns-repeated="8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6.5911" calcext:value-type="float">
            <text:p>16.5911</text:p>
          </table:table-cell>
          <table:table-cell office:value-type="float" office:value="16.7431" calcext:value-type="float">
            <text:p>16.7431</text:p>
          </table:table-cell>
          <table:table-cell table:number-columns-repeated="8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6.5736" calcext:value-type="float">
            <text:p>16.5736</text:p>
          </table:table-cell>
          <table:table-cell office:value-type="float" office:value="16.6642" calcext:value-type="float">
            <text:p>16.6642</text:p>
          </table:table-cell>
          <table:table-cell table:number-columns-repeated="8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6.5624" calcext:value-type="float">
            <text:p>16.5624</text:p>
          </table:table-cell>
          <table:table-cell office:value-type="float" office:value="16.6239" calcext:value-type="float">
            <text:p>16.6239</text:p>
          </table:table-cell>
          <table:table-cell table:number-columns-repeated="8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0.195" calcext:value-type="float">
            <text:p>10.195</text:p>
          </table:table-cell>
          <table:table-cell office:value-type="float" office:value="10.4869" calcext:value-type="float">
            <text:p>10.4869</text:p>
          </table:table-cell>
          <table:table-cell table:number-columns-repeated="8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0.1761" calcext:value-type="float">
            <text:p>10.1761</text:p>
          </table:table-cell>
          <table:table-cell office:value-type="float" office:value="10.3881" calcext:value-type="float">
            <text:p>10.3881</text:p>
          </table:table-cell>
          <table:table-cell table:number-columns-repeated="8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0.168" calcext:value-type="float">
            <text:p>10.168</text:p>
          </table:table-cell>
          <table:table-cell office:value-type="float" office:value="10.3483" calcext:value-type="float">
            <text:p>10.3483</text:p>
          </table:table-cell>
          <table:table-cell table:number-columns-repeated="8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0.1665" calcext:value-type="float">
            <text:p>10.1665</text:p>
          </table:table-cell>
          <table:table-cell office:value-type="float" office:value="10.333" calcext:value-type="float">
            <text:p>10.333</text:p>
          </table:table-cell>
          <table:table-cell table:number-columns-repeated="8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9.7728" calcext:value-type="float">
            <text:p>9.7728</text:p>
          </table:table-cell>
          <table:table-cell office:value-type="float" office:value="10.0036" calcext:value-type="float">
            <text:p>10.0036</text:p>
          </table:table-cell>
          <table:table-cell table:number-columns-repeated="8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9.7505" calcext:value-type="float">
            <text:p>9.7505</text:p>
          </table:table-cell>
          <table:table-cell office:value-type="float" office:value="9.8798" calcext:value-type="float">
            <text:p>9.8798</text:p>
          </table:table-cell>
          <table:table-cell table:number-columns-repeated="8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9.7407" calcext:value-type="float">
            <text:p>9.7407</text:p>
          </table:table-cell>
          <table:table-cell office:value-type="float" office:value="9.8394" calcext:value-type="float">
            <text:p>9.8394</text:p>
          </table:table-cell>
          <table:table-cell table:number-columns-repeated="8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9.7395" calcext:value-type="float">
            <text:p>9.7395</text:p>
          </table:table-cell>
          <table:table-cell office:value-type="float" office:value="9.821" calcext:value-type="float">
            <text:p>9.821</text:p>
          </table:table-cell>
          <table:table-cell table:number-columns-repeated="8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9.8826" calcext:value-type="float">
            <text:p>9.8826</text:p>
          </table:table-cell>
          <table:table-cell office:value-type="float" office:value="10.0289" calcext:value-type="float">
            <text:p>10.0289</text:p>
          </table:table-cell>
          <table:table-cell table:number-columns-repeated="8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9.8571" calcext:value-type="float">
            <text:p>9.8571</text:p>
          </table:table-cell>
          <table:table-cell office:value-type="float" office:value="9.8968" calcext:value-type="float">
            <text:p>9.8968</text:p>
          </table:table-cell>
          <table:table-cell table:number-columns-repeated="8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9.8453" calcext:value-type="float">
            <text:p>9.8453</text:p>
          </table:table-cell>
          <table:table-cell office:value-type="float" office:value="9.8458" calcext:value-type="float">
            <text:p>9.8458</text:p>
          </table:table-cell>
          <table:table-cell table:number-columns-repeated="8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9.8389" calcext:value-type="float">
            <text:p>9.8389</text:p>
          </table:table-cell>
          <table:table-cell office:value-type="float" office:value="9.8259" calcext:value-type="float">
            <text:p>9.8259</text:p>
          </table:table-cell>
          <table:table-cell table:number-columns-repeated="8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9.763" calcext:value-type="float">
            <text:p>9.763</text:p>
          </table:table-cell>
          <table:table-cell office:value-type="float" office:value="10.07" calcext:value-type="float">
            <text:p>10.07</text:p>
          </table:table-cell>
          <table:table-cell table:number-columns-repeated="8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9.7417" calcext:value-type="float">
            <text:p>9.7417</text:p>
          </table:table-cell>
          <table:table-cell office:value-type="float" office:value="9.9472" calcext:value-type="float">
            <text:p>9.9472</text:p>
          </table:table-cell>
          <table:table-cell table:number-columns-repeated="8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9.7322" calcext:value-type="float">
            <text:p>9.7322</text:p>
          </table:table-cell>
          <table:table-cell office:value-type="float" office:value="9.9065" calcext:value-type="float">
            <text:p>9.9065</text:p>
          </table:table-cell>
          <table:table-cell table:number-columns-repeated="8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9.7309" calcext:value-type="float">
            <text:p>9.7309</text:p>
          </table:table-cell>
          <table:table-cell office:value-type="float" office:value="9.8874" calcext:value-type="float">
            <text:p>9.8874</text:p>
          </table:table-cell>
          <table:table-cell table:number-columns-repeated="8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9.8738" calcext:value-type="float">
            <text:p>9.8738</text:p>
          </table:table-cell>
          <table:table-cell office:value-type="float" office:value="10.0847" calcext:value-type="float">
            <text:p>10.0847</text:p>
          </table:table-cell>
          <table:table-cell table:number-columns-repeated="8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9.8486" calcext:value-type="float">
            <text:p>9.8486</text:p>
          </table:table-cell>
          <table:table-cell office:value-type="float" office:value="9.9631" calcext:value-type="float">
            <text:p>9.9631</text:p>
          </table:table-cell>
          <table:table-cell table:number-columns-repeated="8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9.8366" calcext:value-type="float">
            <text:p>9.8366</text:p>
          </table:table-cell>
          <table:table-cell office:value-type="float" office:value="9.9158" calcext:value-type="float">
            <text:p>9.9158</text:p>
          </table:table-cell>
          <table:table-cell table:number-columns-repeated="8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9.8304" calcext:value-type="float">
            <text:p>9.8304</text:p>
          </table:table-cell>
          <table:table-cell office:value-type="float" office:value="9.8933" calcext:value-type="float">
            <text:p>9.8933</text:p>
          </table:table-cell>
          <table:table-cell table:number-columns-repeated="8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9.2533" calcext:value-type="float">
            <text:p>9.2533</text:p>
          </table:table-cell>
          <table:table-cell office:value-type="float" office:value="9.5595" calcext:value-type="float">
            <text:p>9.5595</text:p>
          </table:table-cell>
          <table:table-cell table:number-columns-repeated="8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9.2283" calcext:value-type="float">
            <text:p>9.2283</text:p>
          </table:table-cell>
          <table:table-cell office:value-type="float" office:value="9.4331" calcext:value-type="float">
            <text:p>9.4331</text:p>
          </table:table-cell>
          <table:table-cell table:number-columns-repeated="8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9.2205" calcext:value-type="float">
            <text:p>9.2205</text:p>
          </table:table-cell>
          <table:table-cell office:value-type="float" office:value="9.3861" calcext:value-type="float">
            <text:p>9.3861</text:p>
          </table:table-cell>
          <table:table-cell table:number-columns-repeated="8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9.2185" calcext:value-type="float">
            <text:p>9.2185</text:p>
          </table:table-cell>
          <table:table-cell office:value-type="float" office:value="9.3666" calcext:value-type="float">
            <text:p>9.3666</text:p>
          </table:table-cell>
          <table:table-cell table:number-columns-repeated="8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9.253" calcext:value-type="float">
            <text:p>9.253</text:p>
          </table:table-cell>
          <table:table-cell office:value-type="float" office:value="9.5523" calcext:value-type="float">
            <text:p>9.5523</text:p>
          </table:table-cell>
          <table:table-cell table:number-columns-repeated="8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9.2267" calcext:value-type="float">
            <text:p>9.2267</text:p>
          </table:table-cell>
          <table:table-cell office:value-type="float" office:value="9.4193" calcext:value-type="float">
            <text:p>9.4193</text:p>
          </table:table-cell>
          <table:table-cell table:number-columns-repeated="8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9.2146" calcext:value-type="float">
            <text:p>9.2146</text:p>
          </table:table-cell>
          <table:table-cell office:value-type="float" office:value="9.3671" calcext:value-type="float">
            <text:p>9.3671</text:p>
          </table:table-cell>
          <table:table-cell table:number-columns-repeated="8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9.2074" calcext:value-type="float">
            <text:p>9.2074</text:p>
          </table:table-cell>
          <table:table-cell office:value-type="float" office:value="9.3451" calcext:value-type="float">
            <text:p>9.3451</text:p>
          </table:table-cell>
          <table:table-cell table:number-columns-repeated="8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9.2391" calcext:value-type="float">
            <text:p>9.2391</text:p>
          </table:table-cell>
          <table:table-cell office:value-type="float" office:value="9.5439" calcext:value-type="float">
            <text:p>9.5439</text:p>
          </table:table-cell>
          <table:table-cell table:number-columns-repeated="8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9.2136" calcext:value-type="float">
            <text:p>9.2136</text:p>
          </table:table-cell>
          <table:table-cell office:value-type="float" office:value="9.4152" calcext:value-type="float">
            <text:p>9.4152</text:p>
          </table:table-cell>
          <table:table-cell table:number-columns-repeated="8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9.2058" calcext:value-type="float">
            <text:p>9.2058</text:p>
          </table:table-cell>
          <table:table-cell office:value-type="float" office:value="9.3701" calcext:value-type="float">
            <text:p>9.3701</text:p>
          </table:table-cell>
          <table:table-cell table:number-columns-repeated="8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9.2038" calcext:value-type="float">
            <text:p>9.2038</text:p>
          </table:table-cell>
          <table:table-cell office:value-type="float" office:value="9.3491" calcext:value-type="float">
            <text:p>9.3491</text:p>
          </table:table-cell>
          <table:table-cell table:number-columns-repeated="8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9.2327" calcext:value-type="float">
            <text:p>9.2327</text:p>
          </table:table-cell>
          <table:table-cell office:value-type="float" office:value="9.5319" calcext:value-type="float">
            <text:p>9.5319</text:p>
          </table:table-cell>
          <table:table-cell table:number-columns-repeated="8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9.2066" calcext:value-type="float">
            <text:p>9.2066</text:p>
          </table:table-cell>
          <table:table-cell office:value-type="float" office:value="9.3956" calcext:value-type="float">
            <text:p>9.3956</text:p>
          </table:table-cell>
          <table:table-cell table:number-columns-repeated="8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9.193" calcext:value-type="float">
            <text:p>9.193</text:p>
          </table:table-cell>
          <table:table-cell office:value-type="float" office:value="9.3464" calcext:value-type="float">
            <text:p>9.3464</text:p>
          </table:table-cell>
          <table:table-cell table:number-columns-repeated="8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9.1863" calcext:value-type="float">
            <text:p>9.1863</text:p>
          </table:table-cell>
          <table:table-cell office:value-type="float" office:value="9.321" calcext:value-type="float">
            <text:p>9.321</text:p>
          </table:table-cell>
          <table:table-cell table:number-columns-repeated="8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8.4978" calcext:value-type="float">
            <text:p>8.4978</text:p>
          </table:table-cell>
          <table:table-cell office:value-type="float" office:value="8.7137" calcext:value-type="float">
            <text:p>8.7137</text:p>
          </table:table-cell>
          <table:table-cell table:number-columns-repeated="8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8.469" calcext:value-type="float">
            <text:p>8.469</text:p>
          </table:table-cell>
          <table:table-cell office:value-type="float" office:value="8.5735" calcext:value-type="float">
            <text:p>8.5735</text:p>
          </table:table-cell>
          <table:table-cell table:number-columns-repeated="8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8.4594" calcext:value-type="float">
            <text:p>8.4594</text:p>
          </table:table-cell>
          <table:table-cell office:value-type="float" office:value="8.5216" calcext:value-type="float">
            <text:p>8.5216</text:p>
          </table:table-cell>
          <table:table-cell table:number-columns-repeated="8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8.4571" calcext:value-type="float">
            <text:p>8.4571</text:p>
          </table:table-cell>
          <table:table-cell office:value-type="float" office:value="8.498" calcext:value-type="float">
            <text:p>8.498</text:p>
          </table:table-cell>
          <table:table-cell table:number-columns-repeated="8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8.4247" calcext:value-type="float">
            <text:p>8.4247</text:p>
          </table:table-cell>
          <table:table-cell office:value-type="float" office:value="8.7498" calcext:value-type="float">
            <text:p>8.7498</text:p>
          </table:table-cell>
          <table:table-cell table:number-columns-repeated="8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8.3954" calcext:value-type="float">
            <text:p>8.3954</text:p>
          </table:table-cell>
          <table:table-cell office:value-type="float" office:value="8.5595" calcext:value-type="float">
            <text:p>8.5595</text:p>
          </table:table-cell>
          <table:table-cell table:number-columns-repeated="8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8.3821" calcext:value-type="float">
            <text:p>8.3821</text:p>
          </table:table-cell>
          <table:table-cell office:value-type="float" office:value="8.4971" calcext:value-type="float">
            <text:p>8.4971</text:p>
          </table:table-cell>
          <table:table-cell table:number-columns-repeated="8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8.3757" calcext:value-type="float">
            <text:p>8.3757</text:p>
          </table:table-cell>
          <table:table-cell office:value-type="float" office:value="8.4701" calcext:value-type="float">
            <text:p>8.4701</text:p>
          </table:table-cell>
          <table:table-cell table:number-columns-repeated="8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8.4671" calcext:value-type="float">
            <text:p>8.4671</text:p>
          </table:table-cell>
          <table:table-cell office:value-type="float" office:value="8.685" calcext:value-type="float">
            <text:p>8.685</text:p>
          </table:table-cell>
          <table:table-cell table:number-columns-repeated="8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8.4384" calcext:value-type="float">
            <text:p>8.4384</text:p>
          </table:table-cell>
          <table:table-cell office:value-type="float" office:value="8.5433" calcext:value-type="float">
            <text:p>8.5433</text:p>
          </table:table-cell>
          <table:table-cell table:number-columns-repeated="8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8.4279" calcext:value-type="float">
            <text:p>8.4279</text:p>
          </table:table-cell>
          <table:table-cell office:value-type="float" office:value="8.4898" calcext:value-type="float">
            <text:p>8.4898</text:p>
          </table:table-cell>
          <table:table-cell table:number-columns-repeated="8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8.4259" calcext:value-type="float">
            <text:p>8.4259</text:p>
          </table:table-cell>
          <table:table-cell office:value-type="float" office:value="8.4646" calcext:value-type="float">
            <text:p>8.4646</text:p>
          </table:table-cell>
          <table:table-cell table:number-columns-repeated="8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8.3863" calcext:value-type="float">
            <text:p>8.3863</text:p>
          </table:table-cell>
          <table:table-cell office:value-type="float" office:value="8.7183" calcext:value-type="float">
            <text:p>8.7183</text:p>
          </table:table-cell>
          <table:table-cell table:number-columns-repeated="8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8.3585" calcext:value-type="float">
            <text:p>8.3585</text:p>
          </table:table-cell>
          <table:table-cell office:value-type="float" office:value="8.5284" calcext:value-type="float">
            <text:p>8.5284</text:p>
          </table:table-cell>
          <table:table-cell table:number-columns-repeated="8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8.3443" calcext:value-type="float">
            <text:p>8.3443</text:p>
          </table:table-cell>
          <table:table-cell office:value-type="float" office:value="8.4638" calcext:value-type="float">
            <text:p>8.4638</text:p>
          </table:table-cell>
          <table:table-cell table:number-columns-repeated="8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8.3376" calcext:value-type="float">
            <text:p>8.3376</text:p>
          </table:table-cell>
          <table:table-cell office:value-type="float" office:value="8.4375" calcext:value-type="float">
            <text:p>8.4375</text:p>
          </table:table-cell>
          <table:table-cell table:number-columns-repeated="8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8.394" calcext:value-type="float">
            <text:p>8.394</text:p>
          </table:table-cell>
          <table:table-cell office:value-type="float" office:value="8.6221" calcext:value-type="float">
            <text:p>8.6221</text:p>
          </table:table-cell>
          <table:table-cell table:number-columns-repeated="8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8.3677" calcext:value-type="float">
            <text:p>8.3677</text:p>
          </table:table-cell>
          <table:table-cell office:value-type="float" office:value="8.4726" calcext:value-type="float">
            <text:p>8.4726</text:p>
          </table:table-cell>
          <table:table-cell table:number-columns-repeated="8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8.3577" calcext:value-type="float">
            <text:p>8.3577</text:p>
          </table:table-cell>
          <table:table-cell office:value-type="float" office:value="8.4196" calcext:value-type="float">
            <text:p>8.4196</text:p>
          </table:table-cell>
          <table:table-cell table:number-columns-repeated="8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8.3552" calcext:value-type="float">
            <text:p>8.3552</text:p>
          </table:table-cell>
          <table:table-cell office:value-type="float" office:value="8.3948" calcext:value-type="float">
            <text:p>8.3948</text:p>
          </table:table-cell>
          <table:table-cell table:number-columns-repeated="8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8.3412" calcext:value-type="float">
            <text:p>8.3412</text:p>
          </table:table-cell>
          <table:table-cell office:value-type="float" office:value="8.7529" calcext:value-type="float">
            <text:p>8.7529</text:p>
          </table:table-cell>
          <table:table-cell table:number-columns-repeated="8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8.3117" calcext:value-type="float">
            <text:p>8.3117</text:p>
          </table:table-cell>
          <table:table-cell office:value-type="float" office:value="8.5586" calcext:value-type="float">
            <text:p>8.5586</text:p>
          </table:table-cell>
          <table:table-cell table:number-columns-repeated="8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8.2971" calcext:value-type="float">
            <text:p>8.2971</text:p>
          </table:table-cell>
          <table:table-cell office:value-type="float" office:value="8.4925" calcext:value-type="float">
            <text:p>8.4925</text:p>
          </table:table-cell>
          <table:table-cell table:number-columns-repeated="8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8.2909" calcext:value-type="float">
            <text:p>8.2909</text:p>
          </table:table-cell>
          <table:table-cell office:value-type="float" office:value="8.4652" calcext:value-type="float">
            <text:p>8.4652</text:p>
          </table:table-cell>
          <table:table-cell table:number-columns-repeated="8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8.3735" calcext:value-type="float">
            <text:p>8.3735</text:p>
          </table:table-cell>
          <table:table-cell office:value-type="float" office:value="8.5921" calcext:value-type="float">
            <text:p>8.5921</text:p>
          </table:table-cell>
          <table:table-cell table:number-columns-repeated="8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8.3446" calcext:value-type="float">
            <text:p>8.3446</text:p>
          </table:table-cell>
          <table:table-cell office:value-type="float" office:value="8.4444" calcext:value-type="float">
            <text:p>8.4444</text:p>
          </table:table-cell>
          <table:table-cell table:number-columns-repeated="8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8.3347" calcext:value-type="float">
            <text:p>8.3347</text:p>
          </table:table-cell>
          <table:table-cell office:value-type="float" office:value="8.3887" calcext:value-type="float">
            <text:p>8.3887</text:p>
          </table:table-cell>
          <table:table-cell table:number-columns-repeated="8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8.3319" calcext:value-type="float">
            <text:p>8.3319</text:p>
          </table:table-cell>
          <table:table-cell office:value-type="float" office:value="8.3631" calcext:value-type="float">
            <text:p>8.3631</text:p>
          </table:table-cell>
          <table:table-cell table:number-columns-repeated="8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8.3121" calcext:value-type="float">
            <text:p>8.3121</text:p>
          </table:table-cell>
          <table:table-cell office:value-type="float" office:value="8.7309" calcext:value-type="float">
            <text:p>8.7309</text:p>
          </table:table-cell>
          <table:table-cell table:number-columns-repeated="8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8.2822" calcext:value-type="float">
            <text:p>8.2822</text:p>
          </table:table-cell>
          <table:table-cell office:value-type="float" office:value="8.5342" calcext:value-type="float">
            <text:p>8.5342</text:p>
          </table:table-cell>
          <table:table-cell table:number-columns-repeated="8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8.2683" calcext:value-type="float">
            <text:p>8.2683</text:p>
          </table:table-cell>
          <table:table-cell office:value-type="float" office:value="8.4699" calcext:value-type="float">
            <text:p>8.4699</text:p>
          </table:table-cell>
          <table:table-cell table:number-columns-repeated="8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8.261" calcext:value-type="float">
            <text:p>8.261</text:p>
          </table:table-cell>
          <table:table-cell office:value-type="float" office:value="8.4427" calcext:value-type="float">
            <text:p>8.4427</text:p>
          </table:table-cell>
          <table:table-cell table:number-columns-repeated="8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8.3958" calcext:value-type="float">
            <text:p>8.3958</text:p>
          </table:table-cell>
          <table:table-cell office:value-type="float" office:value="8.5143" calcext:value-type="float">
            <text:p>8.5143</text:p>
          </table:table-cell>
          <table:table-cell table:number-columns-repeated="8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8.3673" calcext:value-type="float">
            <text:p>8.3673</text:p>
          </table:table-cell>
          <table:table-cell office:value-type="float" office:value="8.3686" calcext:value-type="float">
            <text:p>8.3686</text:p>
          </table:table-cell>
          <table:table-cell table:number-columns-repeated="8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8.3573" calcext:value-type="float">
            <text:p>8.3573</text:p>
          </table:table-cell>
          <table:table-cell office:value-type="float" office:value="8.3161" calcext:value-type="float">
            <text:p>8.3161</text:p>
          </table:table-cell>
          <table:table-cell table:number-columns-repeated="8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8.3548" calcext:value-type="float">
            <text:p>8.3548</text:p>
          </table:table-cell>
          <table:table-cell office:value-type="float" office:value="8.2921" calcext:value-type="float">
            <text:p>8.2921</text:p>
          </table:table-cell>
          <table:table-cell table:number-columns-repeated="8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8.3932" calcext:value-type="float">
            <text:p>8.3932</text:p>
          </table:table-cell>
          <table:table-cell office:value-type="float" office:value="8.6733" calcext:value-type="float">
            <text:p>8.6733</text:p>
          </table:table-cell>
          <table:table-cell table:number-columns-repeated="8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8.3632" calcext:value-type="float">
            <text:p>8.3632</text:p>
          </table:table-cell>
          <table:table-cell office:value-type="float" office:value="8.475" calcext:value-type="float">
            <text:p>8.475</text:p>
          </table:table-cell>
          <table:table-cell table:number-columns-repeated="8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8.3486" calcext:value-type="float">
            <text:p>8.3486</text:p>
          </table:table-cell>
          <table:table-cell office:value-type="float" office:value="8.4101" calcext:value-type="float">
            <text:p>8.4101</text:p>
          </table:table-cell>
          <table:table-cell table:number-columns-repeated="8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8.3418" calcext:value-type="float">
            <text:p>8.3418</text:p>
          </table:table-cell>
          <table:table-cell office:value-type="float" office:value="8.3822" calcext:value-type="float">
            <text:p>8.3822</text:p>
          </table:table-cell>
          <table:table-cell table:number-columns-repeated="8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8.3721" calcext:value-type="float">
            <text:p>8.3721</text:p>
          </table:table-cell>
          <table:table-cell office:value-type="float" office:value="8.4754" calcext:value-type="float">
            <text:p>8.4754</text:p>
          </table:table-cell>
          <table:table-cell table:number-columns-repeated="8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8.3462" calcext:value-type="float">
            <text:p>8.3462</text:p>
          </table:table-cell>
          <table:table-cell office:value-type="float" office:value="8.3311" calcext:value-type="float">
            <text:p>8.3311</text:p>
          </table:table-cell>
          <table:table-cell table:number-columns-repeated="8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8.3347" calcext:value-type="float">
            <text:p>8.3347</text:p>
          </table:table-cell>
          <table:table-cell office:value-type="float" office:value="8.2794" calcext:value-type="float">
            <text:p>8.2794</text:p>
          </table:table-cell>
          <table:table-cell table:number-columns-repeated="8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8.3322" calcext:value-type="float">
            <text:p>8.3322</text:p>
          </table:table-cell>
          <table:table-cell office:value-type="float" office:value="8.2547" calcext:value-type="float">
            <text:p>8.2547</text:p>
          </table:table-cell>
          <table:table-cell table:number-columns-repeated="8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8.3642" calcext:value-type="float">
            <text:p>8.3642</text:p>
          </table:table-cell>
          <table:table-cell office:value-type="float" office:value="8.6476" calcext:value-type="float">
            <text:p>8.6476</text:p>
          </table:table-cell>
          <table:table-cell table:number-columns-repeated="8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8.3322" calcext:value-type="float">
            <text:p>8.3322</text:p>
          </table:table-cell>
          <table:table-cell office:value-type="float" office:value="8.4465" calcext:value-type="float">
            <text:p>8.4465</text:p>
          </table:table-cell>
          <table:table-cell table:number-columns-repeated="8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8.3187" calcext:value-type="float">
            <text:p>8.3187</text:p>
          </table:table-cell>
          <table:table-cell office:value-type="float" office:value="8.3836" calcext:value-type="float">
            <text:p>8.3836</text:p>
          </table:table-cell>
          <table:table-cell table:number-columns-repeated="8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8.312" calcext:value-type="float">
            <text:p>8.312</text:p>
          </table:table-cell>
          <table:table-cell office:value-type="float" office:value="8.3539" calcext:value-type="float">
            <text:p>8.3539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25k)</text:p>
          </table:table-cell>
          <table:table-cell office:value-type="string" calcext:value-type="string">
            <text:p>Unrolled Cycles (25k)</text:p>
          </table:table-cell>
          <table:table-cell table:number-columns-repeated="8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25000" office:value-type="float" office:value="32.30712" calcext:value-type="float">
            <text:p>32.30712</text:p>
          </table:table-cell>
          <table:table-cell office:value-type="float" office:value="32.80888" calcext:value-type="float">
            <text:p>32.80888</text:p>
          </table:table-cell>
          <table:table-cell table:number-columns-repeated="8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25000" office:value-type="float" office:value="30.94784" calcext:value-type="float">
            <text:p>30.94784</text:p>
          </table:table-cell>
          <table:table-cell office:value-type="float" office:value="31.17672" calcext:value-type="float">
            <text:p>31.17672</text:p>
          </table:table-cell>
          <table:table-cell table:number-columns-repeated="8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25000" office:value-type="float" office:value="31.31124" calcext:value-type="float">
            <text:p>31.31124</text:p>
          </table:table-cell>
          <table:table-cell office:value-type="float" office:value="31.28628" calcext:value-type="float">
            <text:p>31.28628</text:p>
          </table:table-cell>
          <table:table-cell table:number-columns-repeated="8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25000" office:value-type="float" office:value="31.29368" calcext:value-type="float">
            <text:p>31.29368</text:p>
          </table:table-cell>
          <table:table-cell office:value-type="float" office:value="31.27192" calcext:value-type="float">
            <text:p>31.27192</text:p>
          </table:table-cell>
          <table:table-cell table:number-columns-repeated="8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25000" office:value-type="float" office:value="30.92052" calcext:value-type="float">
            <text:p>30.92052</text:p>
          </table:table-cell>
          <table:table-cell office:value-type="float" office:value="31.386" calcext:value-type="float">
            <text:p>31.386</text:p>
          </table:table-cell>
          <table:table-cell table:number-columns-repeated="8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25000" office:value-type="float" office:value="31.28392" calcext:value-type="float">
            <text:p>31.28392</text:p>
          </table:table-cell>
          <table:table-cell office:value-type="float" office:value="31.5026" calcext:value-type="float">
            <text:p>31.5026</text:p>
          </table:table-cell>
          <table:table-cell table:number-columns-repeated="8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25000" office:value-type="float" office:value="31.26636" calcext:value-type="float">
            <text:p>31.26636</text:p>
          </table:table-cell>
          <table:table-cell office:value-type="float" office:value="31.48844" calcext:value-type="float">
            <text:p>31.48844</text:p>
          </table:table-cell>
          <table:table-cell table:number-columns-repeated="8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25000" office:value-type="float" office:value="29.18212" calcext:value-type="float">
            <text:p>29.18212</text:p>
          </table:table-cell>
          <table:table-cell office:value-type="float" office:value="29.64272" calcext:value-type="float">
            <text:p>29.64272</text:p>
          </table:table-cell>
          <table:table-cell table:number-columns-repeated="8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25000" office:value-type="float" office:value="29.29496" calcext:value-type="float">
            <text:p>29.29496</text:p>
          </table:table-cell>
          <table:table-cell office:value-type="float" office:value="29.7496" calcext:value-type="float">
            <text:p>29.7496</text:p>
          </table:table-cell>
          <table:table-cell table:number-columns-repeated="8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25000" office:value-type="float" office:value="29.27712" calcext:value-type="float">
            <text:p>29.27712</text:p>
          </table:table-cell>
          <table:table-cell office:value-type="float" office:value="29.73512" calcext:value-type="float">
            <text:p>29.73512</text:p>
          </table:table-cell>
          <table:table-cell table:number-columns-repeated="8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25000" office:value-type="float" office:value="29.0896" calcext:value-type="float">
            <text:p>29.0896</text:p>
          </table:table-cell>
          <table:table-cell office:value-type="float" office:value="29.56724" calcext:value-type="float">
            <text:p>29.56724</text:p>
          </table:table-cell>
          <table:table-cell table:number-columns-repeated="8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25000" office:value-type="float" office:value="29.22976" calcext:value-type="float">
            <text:p>29.22976</text:p>
          </table:table-cell>
          <table:table-cell office:value-type="float" office:value="29.67752" calcext:value-type="float">
            <text:p>29.67752</text:p>
          </table:table-cell>
          <table:table-cell table:number-columns-repeated="8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25000" office:value-type="float" office:value="29.21188" calcext:value-type="float">
            <text:p>29.21188</text:p>
          </table:table-cell>
          <table:table-cell office:value-type="float" office:value="29.66308" calcext:value-type="float">
            <text:p>29.66308</text:p>
          </table:table-cell>
          <table:table-cell table:number-columns-repeated="8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25000" office:value-type="float" office:value="26.85496" calcext:value-type="float">
            <text:p>26.85496</text:p>
          </table:table-cell>
          <table:table-cell office:value-type="float" office:value="26.94856" calcext:value-type="float">
            <text:p>26.94856</text:p>
          </table:table-cell>
          <table:table-cell table:number-columns-repeated="8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25000" office:value-type="float" office:value="26.6388" calcext:value-type="float">
            <text:p>26.6388</text:p>
          </table:table-cell>
          <table:table-cell office:value-type="float" office:value="27.20552" calcext:value-type="float">
            <text:p>27.20552</text:p>
          </table:table-cell>
          <table:table-cell table:number-columns-repeated="8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25000" office:value-type="float" office:value="26.62072" calcext:value-type="float">
            <text:p>26.62072</text:p>
          </table:table-cell>
          <table:table-cell office:value-type="float" office:value="26.98944" calcext:value-type="float">
            <text:p>26.98944</text:p>
          </table:table-cell>
          <table:table-cell table:number-columns-repeated="8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25000" office:value-type="float" office:value="26.75488" calcext:value-type="float">
            <text:p>26.75488</text:p>
          </table:table-cell>
          <table:table-cell office:value-type="float" office:value="26.84124" calcext:value-type="float">
            <text:p>26.84124</text:p>
          </table:table-cell>
          <table:table-cell table:number-columns-repeated="8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25000" office:value-type="float" office:value="26.51896" calcext:value-type="float">
            <text:p>26.51896</text:p>
          </table:table-cell>
          <table:table-cell office:value-type="float" office:value="27.10272" calcext:value-type="float">
            <text:p>27.10272</text:p>
          </table:table-cell>
          <table:table-cell table:number-columns-repeated="8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25000" office:value-type="float" office:value="26.50088" calcext:value-type="float">
            <text:p>26.50088</text:p>
          </table:table-cell>
          <table:table-cell office:value-type="float" office:value="26.88668" calcext:value-type="float">
            <text:p>26.88668</text:p>
          </table:table-cell>
          <table:table-cell table:number-columns-repeated="8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25000" office:value-type="float" office:value="26.30788" calcext:value-type="float">
            <text:p>26.30788</text:p>
          </table:table-cell>
          <table:table-cell office:value-type="float" office:value="26.29224" calcext:value-type="float">
            <text:p>26.29224</text:p>
          </table:table-cell>
          <table:table-cell table:number-columns-repeated="8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25000" office:value-type="float" office:value="26.36592" calcext:value-type="float">
            <text:p>26.36592</text:p>
          </table:table-cell>
          <table:table-cell office:value-type="float" office:value="27.1924" calcext:value-type="float">
            <text:p>27.1924</text:p>
          </table:table-cell>
          <table:table-cell table:number-columns-repeated="8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25000" office:value-type="float" office:value="26.34752" calcext:value-type="float">
            <text:p>26.34752</text:p>
          </table:table-cell>
          <table:table-cell office:value-type="float" office:value="26.97624" calcext:value-type="float">
            <text:p>26.97624</text:p>
          </table:table-cell>
          <table:table-cell table:number-columns-repeated="8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25000" office:value-type="float" office:value="26.18804" calcext:value-type="float">
            <text:p>26.18804</text:p>
          </table:table-cell>
          <table:table-cell office:value-type="float" office:value="26.18152" calcext:value-type="float">
            <text:p>26.18152</text:p>
          </table:table-cell>
          <table:table-cell table:number-columns-repeated="8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25000" office:value-type="float" office:value="26.2734" calcext:value-type="float">
            <text:p>26.2734</text:p>
          </table:table-cell>
          <table:table-cell office:value-type="float" office:value="27.1196" calcext:value-type="float">
            <text:p>27.1196</text:p>
          </table:table-cell>
          <table:table-cell table:number-columns-repeated="8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25000" office:value-type="float" office:value="26.255" calcext:value-type="float">
            <text:p>26.255</text:p>
          </table:table-cell>
          <table:table-cell office:value-type="float" office:value="26.90344" calcext:value-type="float">
            <text:p>26.90344</text:p>
          </table:table-cell>
          <table:table-cell table:number-columns-repeated="8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25000" office:value-type="float" office:value="26.44444" calcext:value-type="float">
            <text:p>26.44444</text:p>
          </table:table-cell>
          <table:table-cell office:value-type="float" office:value="26.35212" calcext:value-type="float">
            <text:p>26.35212</text:p>
          </table:table-cell>
          <table:table-cell table:number-columns-repeated="8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25000" office:value-type="float" office:value="26.52976" calcext:value-type="float">
            <text:p>26.52976</text:p>
          </table:table-cell>
          <table:table-cell office:value-type="float" office:value="26.92232" calcext:value-type="float">
            <text:p>26.92232</text:p>
          </table:table-cell>
          <table:table-cell table:number-columns-repeated="8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25000" office:value-type="float" office:value="26.51136" calcext:value-type="float">
            <text:p>26.51136</text:p>
          </table:table-cell>
          <table:table-cell office:value-type="float" office:value="26.70592" calcext:value-type="float">
            <text:p>26.70592</text:p>
          </table:table-cell>
          <table:table-cell table:number-columns-repeated="8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25000" office:value-type="float" office:value="26.3246" calcext:value-type="float">
            <text:p>26.3246</text:p>
          </table:table-cell>
          <table:table-cell office:value-type="float" office:value="26.24136" calcext:value-type="float">
            <text:p>26.24136</text:p>
          </table:table-cell>
          <table:table-cell table:number-columns-repeated="8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25000" office:value-type="float" office:value="26.43724" calcext:value-type="float">
            <text:p>26.43724</text:p>
          </table:table-cell>
          <table:table-cell office:value-type="float" office:value="26.8366" calcext:value-type="float">
            <text:p>26.8366</text:p>
          </table:table-cell>
          <table:table-cell table:number-columns-repeated="8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25000" office:value-type="float" office:value="26.41884" calcext:value-type="float">
            <text:p>26.41884</text:p>
          </table:table-cell>
          <table:table-cell office:value-type="float" office:value="26.62024" calcext:value-type="float">
            <text:p>26.62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25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25000" office:value-type="float" office:value="16.18064" calcext:value-type="float">
            <text:p>16.18064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25000" office:value-type="float" office:value="16.17812" calcext:value-type="float">
            <text:p>16.17812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25000" office:value-type="float" office:value="15.50124" calcext:value-type="float">
            <text:p>15.50124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25000" office:value-type="float" office:value="15.49836" calcext:value-type="float">
            <text:p>15.49836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25000" office:value-type="float" office:value="15.6826" calcext:value-type="float">
            <text:p>15.6826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25000" office:value-type="float" office:value="15.671" calcext:value-type="float">
            <text:p>15.671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25000" office:value-type="float" office:value="15.6628" calcext:value-type="float">
            <text:p>15.6628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25000" office:value-type="float" office:value="15.48776" calcext:value-type="float">
            <text:p>15.48776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25000" office:value-type="float" office:value="15.48484" calcext:value-type="float">
            <text:p>15.48484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25000" office:value-type="float" office:value="15.66904" calcext:value-type="float">
            <text:p>15.66904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25000" office:value-type="float" office:value="15.65744" calcext:value-type="float">
            <text:p>15.65744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25000" office:value-type="float" office:value="15.64924" calcext:value-type="float">
            <text:p>15.64924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25000" office:value-type="float" office:value="14.6186" calcext:value-type="float">
            <text:p>14.6186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25000" office:value-type="float" office:value="14.61508" calcext:value-type="float">
            <text:p>14.61508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25000" office:value-type="float" office:value="14.67404" calcext:value-type="float">
            <text:p>14.67404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25000" office:value-type="float" office:value="14.66272" calcext:value-type="float">
            <text:p>14.66272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25000" office:value-type="float" office:value="14.65424" calcext:value-type="float">
            <text:p>14.65424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25000" office:value-type="float" office:value="14.57196" calcext:value-type="float">
            <text:p>14.57196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25000" office:value-type="float" office:value="14.5686" calcext:value-type="float">
            <text:p>14.5686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25000" office:value-type="float" office:value="14.64172" calcext:value-type="float">
            <text:p>14.64172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25000" office:value-type="float" office:value="14.62972" calcext:value-type="float">
            <text:p>14.62972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25000" office:value-type="float" office:value="14.62164" calcext:value-type="float">
            <text:p>14.62164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25000" office:value-type="float" office:value="13.455" calcext:value-type="float">
            <text:p>13.455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25000" office:value-type="float" office:value="13.45116" calcext:value-type="float">
            <text:p>13.45116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25000" office:value-type="float" office:value="13.34604" calcext:value-type="float">
            <text:p>13.34604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25000" office:value-type="float" office:value="13.3338" calcext:value-type="float">
            <text:p>13.3338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25000" office:value-type="float" office:value="13.32536" calcext:value-type="float">
            <text:p>13.32536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25000" office:value-type="float" office:value="13.40504" calcext:value-type="float">
            <text:p>13.40504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25000" office:value-type="float" office:value="13.4006" calcext:value-type="float">
            <text:p>13.4006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25000" office:value-type="float" office:value="13.28624" calcext:value-type="float">
            <text:p>13.28624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25000" office:value-type="float" office:value="13.27364" calcext:value-type="float">
            <text:p>13.27364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25000" office:value-type="float" office:value="13.26528" calcext:value-type="float">
            <text:p>13.26528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25000" office:value-type="float" office:value="13.18172" calcext:value-type="float">
            <text:p>13.18172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25000" office:value-type="float" office:value="13.17788" calcext:value-type="float">
            <text:p>13.17788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25000" office:value-type="float" office:value="13.21" calcext:value-type="float">
            <text:p>13.21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25000" office:value-type="float" office:value="13.19728" calcext:value-type="float">
            <text:p>13.19728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25000" office:value-type="float" office:value="13.18872" calcext:value-type="float">
            <text:p>13.18872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25000" office:value-type="float" office:value="13.12244" calcext:value-type="float">
            <text:p>13.12244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25000" office:value-type="float" office:value="13.118" calcext:value-type="float">
            <text:p>13.118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25000" office:value-type="float" office:value="13.16336" calcext:value-type="float">
            <text:p>13.16336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25000" office:value-type="float" office:value="13.1508" calcext:value-type="float">
            <text:p>13.1508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25000" office:value-type="float" office:value="13.14228" calcext:value-type="float">
            <text:p>13.14228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25000" office:value-type="float" office:value="13.25016" calcext:value-type="float">
            <text:p>13.25016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25000" office:value-type="float" office:value="13.24616" calcext:value-type="float">
            <text:p>13.24616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25000" office:value-type="float" office:value="13.29196" calcext:value-type="float">
            <text:p>13.29196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25000" office:value-type="float" office:value="13.2794" calcext:value-type="float">
            <text:p>13.2794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25000" office:value-type="float" office:value="13.27064" calcext:value-type="float">
            <text:p>13.27064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25000" office:value-type="float" office:value="13.19004" calcext:value-type="float">
            <text:p>13.19004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25000" office:value-type="float" office:value="13.18576" calcext:value-type="float">
            <text:p>13.18576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25000" office:value-type="float" office:value="13.24572" calcext:value-type="float">
            <text:p>13.24572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25000" office:value-type="float" office:value="13.23268" calcext:value-type="float">
            <text:p>13.23268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25000" office:value-type="float" office:value="13.22424" calcext:value-type="float">
            <text:p>13.22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20.2864" calcext:value-type="float">
            <text:p>20.2864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20.2733" calcext:value-type="float">
            <text:p>20.2733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20.267" calcext:value-type="float">
            <text:p>20.267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19.4403" calcext:value-type="float">
            <text:p>19.4403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19.4231" calcext:value-type="float">
            <text:p>19.4231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19.4157" calcext:value-type="float">
            <text:p>19.4157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19.6647" calcext:value-type="float">
            <text:p>19.6647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19.6393" calcext:value-type="float">
            <text:p>19.6393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19.6239" calcext:value-type="float">
            <text:p>19.6239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19.6128" calcext:value-type="float">
            <text:p>19.6128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19.4223" calcext:value-type="float">
            <text:p>19.4223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19.4058" calcext:value-type="float">
            <text:p>19.4058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19.3986" calcext:value-type="float">
            <text:p>19.3986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19.6468" calcext:value-type="float">
            <text:p>19.6468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19.622" calcext:value-type="float">
            <text:p>19.622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19.6067" calcext:value-type="float">
            <text:p>19.6067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19.5959" calcext:value-type="float">
            <text:p>19.5959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18.3361" calcext:value-type="float">
            <text:p>18.3361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18.3188" calcext:value-type="float">
            <text:p>18.3188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18.3113" calcext:value-type="float">
            <text:p>18.3113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18.4031" calcext:value-type="float">
            <text:p>18.4031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18.3772" calcext:value-type="float">
            <text:p>18.3772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18.3617" calcext:value-type="float">
            <text:p>18.3617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18.3512" calcext:value-type="float">
            <text:p>18.3512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18.2775" calcext:value-type="float">
            <text:p>18.2775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18.2606" calcext:value-type="float">
            <text:p>18.2606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18.2533" calcext:value-type="float">
            <text:p>18.2533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18.3629" calcext:value-type="float">
            <text:p>18.3629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18.3369" calcext:value-type="float">
            <text:p>18.3369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18.3202" calcext:value-type="float">
            <text:p>18.3202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18.3091" calcext:value-type="float">
            <text:p>18.3091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16.886" calcext:value-type="float">
            <text:p>16.886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16.8629" calcext:value-type="float">
            <text:p>16.8629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16.855" calcext:value-type="float">
            <text:p>16.855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16.7456" calcext:value-type="float">
            <text:p>16.7456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16.7151" calcext:value-type="float">
            <text:p>16.7151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16.6994" calcext:value-type="float">
            <text:p>16.6994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16.6888" calcext:value-type="float">
            <text:p>16.6888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16.8228" calcext:value-type="float">
            <text:p>16.8228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16.7993" calcext:value-type="float">
            <text:p>16.7993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16.7918" calcext:value-type="float">
            <text:p>16.7918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16.6691" calcext:value-type="float">
            <text:p>16.6691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16.6405" calcext:value-type="float">
            <text:p>16.6405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16.6243" calcext:value-type="float">
            <text:p>16.6243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16.6131" calcext:value-type="float">
            <text:p>16.6131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16.5434" calcext:value-type="float">
            <text:p>16.5434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16.5248" calcext:value-type="float">
            <text:p>16.5248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16.5136" calcext:value-type="float">
            <text:p>16.5136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16.5747" calcext:value-type="float">
            <text:p>16.5747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16.5471" calcext:value-type="float">
            <text:p>16.5471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16.5295" calcext:value-type="float">
            <text:p>16.5295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16.5185" calcext:value-type="float">
            <text:p>16.5185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16.4704" calcext:value-type="float">
            <text:p>16.4704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16.4476" calcext:value-type="float">
            <text:p>16.4476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16.438" calcext:value-type="float">
            <text:p>16.438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16.5182" calcext:value-type="float">
            <text:p>16.5182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16.4874" calcext:value-type="float">
            <text:p>16.4874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16.4715" calcext:value-type="float">
            <text:p>16.4715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16.4603" calcext:value-type="float">
            <text:p>16.4603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16.6294" calcext:value-type="float">
            <text:p>16.6294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16.6075" calcext:value-type="float">
            <text:p>16.6075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16.5997" calcext:value-type="float">
            <text:p>16.5997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16.6779" calcext:value-type="float">
            <text:p>16.6779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16.6489" calcext:value-type="float">
            <text:p>16.6489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16.6319" calcext:value-type="float">
            <text:p>16.6319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16.6209" calcext:value-type="float">
            <text:p>16.6209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16.5532" calcext:value-type="float">
            <text:p>16.5532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16.5326" calcext:value-type="float">
            <text:p>16.5326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16.5239" calcext:value-type="float">
            <text:p>16.5239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16.6211" calcext:value-type="float">
            <text:p>16.6211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16.5911" calcext:value-type="float">
            <text:p>16.5911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16.5736" calcext:value-type="float">
            <text:p>16.5736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16.5624" calcext:value-type="float">
            <text:p>16.5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10.195" calcext:value-type="float">
            <text:p>10.195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0.1761" calcext:value-type="float">
            <text:p>10.1761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0.168" calcext:value-type="float">
            <text:p>10.168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0.1665" calcext:value-type="float">
            <text:p>10.1665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9.7728" calcext:value-type="float">
            <text:p>9.7728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9.7505" calcext:value-type="float">
            <text:p>9.7505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9.7407" calcext:value-type="float">
            <text:p>9.7407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9.7395" calcext:value-type="float">
            <text:p>9.7395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9.8826" calcext:value-type="float">
            <text:p>9.8826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9.8571" calcext:value-type="float">
            <text:p>9.8571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9.8453" calcext:value-type="float">
            <text:p>9.8453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9.8389" calcext:value-type="float">
            <text:p>9.8389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9.763" calcext:value-type="float">
            <text:p>9.763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9.7417" calcext:value-type="float">
            <text:p>9.7417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9.7322" calcext:value-type="float">
            <text:p>9.7322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9.7309" calcext:value-type="float">
            <text:p>9.7309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9.8738" calcext:value-type="float">
            <text:p>9.8738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9.8486" calcext:value-type="float">
            <text:p>9.8486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9.8366" calcext:value-type="float">
            <text:p>9.8366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9.8304" calcext:value-type="float">
            <text:p>9.8304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9.2533" calcext:value-type="float">
            <text:p>9.2533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9.2283" calcext:value-type="float">
            <text:p>9.2283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9.2205" calcext:value-type="float">
            <text:p>9.2205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9.2185" calcext:value-type="float">
            <text:p>9.2185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9.253" calcext:value-type="float">
            <text:p>9.253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9.2267" calcext:value-type="float">
            <text:p>9.2267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9.2146" calcext:value-type="float">
            <text:p>9.2146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9.2074" calcext:value-type="float">
            <text:p>9.2074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9.2391" calcext:value-type="float">
            <text:p>9.2391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9.2136" calcext:value-type="float">
            <text:p>9.2136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9.2058" calcext:value-type="float">
            <text:p>9.2058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9.2038" calcext:value-type="float">
            <text:p>9.2038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9.2327" calcext:value-type="float">
            <text:p>9.2327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9.2066" calcext:value-type="float">
            <text:p>9.2066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9.193" calcext:value-type="float">
            <text:p>9.193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9.1863" calcext:value-type="float">
            <text:p>9.1863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8.4978" calcext:value-type="float">
            <text:p>8.4978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8.469" calcext:value-type="float">
            <text:p>8.469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8.4594" calcext:value-type="float">
            <text:p>8.4594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8.4571" calcext:value-type="float">
            <text:p>8.4571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8.4247" calcext:value-type="float">
            <text:p>8.4247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8.3954" calcext:value-type="float">
            <text:p>8.3954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8.3821" calcext:value-type="float">
            <text:p>8.3821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8.3757" calcext:value-type="float">
            <text:p>8.3757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8.4671" calcext:value-type="float">
            <text:p>8.4671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8.4384" calcext:value-type="float">
            <text:p>8.4384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8.4279" calcext:value-type="float">
            <text:p>8.4279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8.4259" calcext:value-type="float">
            <text:p>8.4259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8.3863" calcext:value-type="float">
            <text:p>8.3863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8.3585" calcext:value-type="float">
            <text:p>8.3585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8.3443" calcext:value-type="float">
            <text:p>8.3443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8.3376" calcext:value-type="float">
            <text:p>8.3376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8.394" calcext:value-type="float">
            <text:p>8.394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8.3677" calcext:value-type="float">
            <text:p>8.3677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8.3577" calcext:value-type="float">
            <text:p>8.3577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8.3552" calcext:value-type="float">
            <text:p>8.3552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8.3412" calcext:value-type="float">
            <text:p>8.3412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8.3117" calcext:value-type="float">
            <text:p>8.3117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8.2971" calcext:value-type="float">
            <text:p>8.2971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8.2909" calcext:value-type="float">
            <text:p>8.2909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8.3735" calcext:value-type="float">
            <text:p>8.3735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8.3446" calcext:value-type="float">
            <text:p>8.3446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8.3347" calcext:value-type="float">
            <text:p>8.3347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8.3319" calcext:value-type="float">
            <text:p>8.3319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8.3121" calcext:value-type="float">
            <text:p>8.3121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8.2822" calcext:value-type="float">
            <text:p>8.2822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8.2683" calcext:value-type="float">
            <text:p>8.2683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8.261" calcext:value-type="float">
            <text:p>8.261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8.3958" calcext:value-type="float">
            <text:p>8.3958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8.3673" calcext:value-type="float">
            <text:p>8.3673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8.3573" calcext:value-type="float">
            <text:p>8.3573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8.3548" calcext:value-type="float">
            <text:p>8.3548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8.3932" calcext:value-type="float">
            <text:p>8.3932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8.3632" calcext:value-type="float">
            <text:p>8.3632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8.3486" calcext:value-type="float">
            <text:p>8.3486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8.3418" calcext:value-type="float">
            <text:p>8.3418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8.3721" calcext:value-type="float">
            <text:p>8.3721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8.3462" calcext:value-type="float">
            <text:p>8.3462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8.3347" calcext:value-type="float">
            <text:p>8.3347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8.3322" calcext:value-type="float">
            <text:p>8.3322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8.3642" calcext:value-type="float">
            <text:p>8.3642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8.3322" calcext:value-type="float">
            <text:p>8.3322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8.3187" calcext:value-type="float">
            <text:p>8.318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8.312" calcext:value-type="float">
            <text:p>8.3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2:15:15.853440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2:29:26.443240701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28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6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61cm" svg:height="10.892cm" xlink:href=".." xlink:type="simple" chart:class="chart:bar" chart:style-name="ch1">
        <chart:legend chart:legend-position="end" svg:x="15.685cm" svg:y="3.902cm" style:legend-expansion="high" chart:style-name="ch2"/>
        <chart:plot-area chart:style-name="ch3" table:cell-range-address="Sheet1.A244:Sheet1.G484" chart:data-source-has-labels="both" svg:x="0.829cm" svg:y="1.003cm" svg:width="14.098cm" svg:height="8.691cm">
          <chartooo:coordinate-region svg:x="1.45cm" svg:y="1.202cm" svg:width="13.477cm" svg:height="7.447cm"/>
          <chart:axis chart:dimension="x" chart:name="primary-x" chart:style-name="ch4" chartooo:axis-type="auto">
            <chartooo:date-scale/>
            <chart:title svg:x="6.749cm" svg:y="9.911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80.7678">
                <text:p>80.7678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696">
                <text:p>77.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.2781">
                <text:p>78.2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.2342">
                <text:p>78.2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013">
                <text:p>77.3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.2098">
                <text:p>78.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.1659">
                <text:p>78.1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.9553">
                <text:p>72.9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.2374">
                <text:p>73.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.1928">
                <text:p>73.1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.724">
                <text:p>72.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.0744">
                <text:p>73.0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.0297">
                <text:p>73.0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7.1374">
                <text:p>67.1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597">
                <text:p>66.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5518">
                <text:p>66.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.8872">
                <text:p>66.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2974">
                <text:p>66.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2522">
                <text:p>66.2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7697">
                <text:p>65.7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.9148">
                <text:p>65.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8688">
                <text:p>65.8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4701">
                <text:p>65.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.6835">
                <text:p>65.6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6375">
                <text:p>65.6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.1111">
                <text:p>66.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3244">
                <text:p>66.3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2784">
                <text:p>66.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8115">
                <text:p>65.8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0931">
                <text:p>66.0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0471">
                <text:p>66.04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0.4516">
                <text:p>40.4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0.4453">
                <text:p>40.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531">
                <text:p>38.7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459">
                <text:p>38.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2065">
                <text:p>39.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775">
                <text:p>39.1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57">
                <text:p>39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194">
                <text:p>38.7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121">
                <text:p>38.7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1726">
                <text:p>39.1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436">
                <text:p>39.1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231">
                <text:p>39.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465">
                <text:p>36.5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5377">
                <text:p>36.5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851">
                <text:p>36.6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6568">
                <text:p>36.6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6356">
                <text:p>36.6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4299">
                <text:p>36.4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4215">
                <text:p>36.4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043">
                <text:p>36.6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5743">
                <text:p>36.5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5541">
                <text:p>36.5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6375">
                <text:p>33.6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6279">
                <text:p>33.6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3651">
                <text:p>33.3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3345">
                <text:p>33.3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3134">
                <text:p>33.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5126">
                <text:p>33.5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5015">
                <text:p>33.5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156">
                <text:p>33.2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841">
                <text:p>33.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632">
                <text:p>33.1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543">
                <text:p>32.9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447">
                <text:p>32.9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025">
                <text:p>33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9932">
                <text:p>32.9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9718">
                <text:p>32.9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8061">
                <text:p>32.8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795">
                <text:p>32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084">
                <text:p>32.9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877">
                <text:p>32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8557">
                <text:p>32.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1254">
                <text:p>33.1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1154">
                <text:p>33.1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299">
                <text:p>33.2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985">
                <text:p>33.1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766">
                <text:p>33.1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751">
                <text:p>32.9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644">
                <text:p>32.9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143">
                <text:p>33.1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0817">
                <text:p>33.0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0606">
                <text:p>33.06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2864">
                <text:p>20.2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2733">
                <text:p>20.2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267">
                <text:p>20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403">
                <text:p>19.4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231">
                <text:p>19.4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4157">
                <text:p>19.4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647">
                <text:p>19.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393">
                <text:p>19.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239">
                <text:p>19.6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6128">
                <text:p>19.6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223">
                <text:p>19.4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058">
                <text:p>19.4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986">
                <text:p>19.3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68">
                <text:p>19.6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22">
                <text:p>19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067">
                <text:p>19.6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5959">
                <text:p>19.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361">
                <text:p>18.3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3188">
                <text:p>18.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3113">
                <text:p>18.3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031">
                <text:p>18.4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772">
                <text:p>18.3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617">
                <text:p>18.3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512">
                <text:p>18.3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775">
                <text:p>18.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2606">
                <text:p>18.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533">
                <text:p>18.2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29">
                <text:p>18.3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369">
                <text:p>18.3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202">
                <text:p>18.3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91">
                <text:p>18.3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86">
                <text:p>16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629">
                <text:p>16.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456">
                <text:p>16.7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151">
                <text:p>16.7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994">
                <text:p>16.6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888">
                <text:p>16.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228">
                <text:p>16.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7993">
                <text:p>16.7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7918">
                <text:p>16.7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691">
                <text:p>16.6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05">
                <text:p>16.6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243">
                <text:p>16.6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131">
                <text:p>16.6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434">
                <text:p>16.5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248">
                <text:p>16.5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136">
                <text:p>16.5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747">
                <text:p>16.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471">
                <text:p>16.5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295">
                <text:p>16.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185">
                <text:p>16.5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4704">
                <text:p>16.4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4476">
                <text:p>16.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438">
                <text:p>16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182">
                <text:p>16.5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874">
                <text:p>16.4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4715">
                <text:p>16.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4603">
                <text:p>16.4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4">
                <text:p>16.6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6075">
                <text:p>16.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997">
                <text:p>16.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779">
                <text:p>16.6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89">
                <text:p>16.6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319">
                <text:p>16.6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209">
                <text:p>16.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532">
                <text:p>16.5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326">
                <text:p>16.5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239">
                <text:p>16.5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211">
                <text:p>16.6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911">
                <text:p>16.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736">
                <text:p>16.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624">
                <text:p>16.56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95">
                <text:p>10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761">
                <text:p>10.1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68">
                <text:p>10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665">
                <text:p>10.1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28">
                <text:p>9.7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505">
                <text:p>9.7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407">
                <text:p>9.7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95">
                <text:p>9.7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826">
                <text:p>9.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71">
                <text:p>9.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453">
                <text:p>9.8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89">
                <text:p>9.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63">
                <text:p>9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417">
                <text:p>9.7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322">
                <text:p>9.7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09">
                <text:p>9.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738">
                <text:p>9.8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486">
                <text:p>9.8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366">
                <text:p>9.8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04">
                <text:p>9.8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533">
                <text:p>9.2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283">
                <text:p>9.2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205">
                <text:p>9.2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185">
                <text:p>9.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267">
                <text:p>9.2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146">
                <text:p>9.2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2074">
                <text:p>9.2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391">
                <text:p>9.2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136">
                <text:p>9.2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058">
                <text:p>9.2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038">
                <text:p>9.2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327">
                <text:p>9.2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066">
                <text:p>9.2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1863">
                <text:p>9.1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978">
                <text:p>8.4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69">
                <text:p>8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594">
                <text:p>8.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47">
                <text:p>8.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954">
                <text:p>8.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821">
                <text:p>8.3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757">
                <text:p>8.3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671">
                <text:p>8.4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384">
                <text:p>8.4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279">
                <text:p>8.4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259">
                <text:p>8.4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863">
                <text:p>8.3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585">
                <text:p>8.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43">
                <text:p>8.3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376">
                <text:p>8.3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4">
                <text:p>8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7">
                <text:p>8.3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7">
                <text:p>8.3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52">
                <text:p>8.3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12">
                <text:p>8.3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17">
                <text:p>8.3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971">
                <text:p>8.2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909">
                <text:p>8.2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35">
                <text:p>8.3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46">
                <text:p>8.3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19">
                <text:p>8.3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21">
                <text:p>8.3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22">
                <text:p>8.2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683">
                <text:p>8.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58">
                <text:p>8.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3">
                <text:p>8.3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3">
                <text:p>8.3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48">
                <text:p>8.3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2">
                <text:p>8.3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632">
                <text:p>8.3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86">
                <text:p>8.3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418">
                <text:p>8.3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21">
                <text:p>8.3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62">
                <text:p>8.3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642">
                <text:p>8.3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187">
                <text:p>8.3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12">
                <text:p>8.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78cm" svg:height="9cm" xlink:href=".." xlink:type="simple" chart:class="chart:bar" chart:style-name="ch1">
        <chart:legend chart:legend-position="end" svg:x="13.902cm" svg:y="2.956cm" style:legend-expansion="high" chart:style-name="ch2"/>
        <chart:plot-area chart:style-name="ch3" table:cell-range-address="Sheet1.B490:Sheet1.G521" chart:data-source-has-labels="row" svg:x="0.793cm" svg:y="0.855cm" svg:width="12.423cm" svg:height="7.545cm">
          <chartooo:coordinate-region svg:x="1.414cm" svg:y="1.055cm" svg:width="11.802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 (25k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32.30712">
                <text:p>32.30712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94784">
                <text:p>30.94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31124">
                <text:p>31.3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9368">
                <text:p>31.29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92052">
                <text:p>30.9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28392">
                <text:p>31.28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6636">
                <text:p>31.26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18212">
                <text:p>29.18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29496">
                <text:p>29.29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27712">
                <text:p>29.27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0896">
                <text:p>29.0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22976">
                <text:p>29.22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21188">
                <text:p>29.2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85496">
                <text:p>26.85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388">
                <text:p>26.6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62072">
                <text:p>26.62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75488">
                <text:p>26.75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51896">
                <text:p>26.51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0088">
                <text:p>26.50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0788">
                <text:p>26.30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36592">
                <text:p>26.36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34752">
                <text:p>26.34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18804">
                <text:p>26.18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2734">
                <text:p>26.2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255">
                <text:p>26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4444">
                <text:p>26.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52976">
                <text:p>26.52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1136">
                <text:p>26.51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246">
                <text:p>26.3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43724">
                <text:p>26.43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41884">
                <text:p>26.41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77cm" svg:height="9.005cm" xlink:href=".." xlink:type="simple" chart:class="chart:bar" chart:style-name="ch1">
        <chart:legend chart:legend-position="end" svg:x="15.796cm" svg:y="2.958cm" style:legend-expansion="high" chart:style-name="ch2"/>
        <chart:plot-area chart:style-name="ch3" table:cell-range-address="Sheet1.B522:Sheet1.G574" chart:data-source-has-labels="row" svg:x="0.833cm" svg:y="0.855cm" svg:width="14.197cm" svg:height="7.55cm">
          <chartooo:coordinate-region svg:x="1.454cm" svg:y="1.054cm" svg:width="13.57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25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16.18064">
                <text:p>16.18064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7812">
                <text:p>16.17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50124">
                <text:p>15.50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49836">
                <text:p>15.49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6826">
                <text:p>15.6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671">
                <text:p>15.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6628">
                <text:p>15.6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8776">
                <text:p>15.48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48484">
                <text:p>15.48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66904">
                <text:p>15.66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65744">
                <text:p>15.65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64924">
                <text:p>15.64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186">
                <text:p>14.6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61508">
                <text:p>14.6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7404">
                <text:p>14.67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6272">
                <text:p>14.66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65424">
                <text:p>14.65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7196">
                <text:p>14.57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5686">
                <text:p>14.5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4172">
                <text:p>14.64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2972">
                <text:p>14.62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62164">
                <text:p>14.62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455">
                <text:p>13.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45116">
                <text:p>13.45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34604">
                <text:p>13.34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3338">
                <text:p>13.3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32536">
                <text:p>13.32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40504">
                <text:p>13.40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4006">
                <text:p>13.4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28624">
                <text:p>13.28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27364">
                <text:p>13.27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26528">
                <text:p>13.26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18172">
                <text:p>13.18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17788">
                <text:p>13.17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19728">
                <text:p>13.19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18872">
                <text:p>13.18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12244">
                <text:p>13.12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118">
                <text:p>13.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6336">
                <text:p>13.16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1508">
                <text:p>13.1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14228">
                <text:p>13.14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25016">
                <text:p>13.25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24616">
                <text:p>13.24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29196">
                <text:p>13.29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2794">
                <text:p>13.2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27064">
                <text:p>13.27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19004">
                <text:p>13.19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18576">
                <text:p>13.18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24572">
                <text:p>13.24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23268">
                <text:p>13.23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22424">
                <text:p>13.22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65cm" svg:height="9cm" xlink:href=".." xlink:type="simple" chart:class="chart:bar" chart:style-name="ch1">
        <chart:legend chart:legend-position="end" svg:x="15.384cm" svg:y="2.956cm" style:legend-expansion="high" chart:style-name="ch2"/>
        <chart:plot-area chart:style-name="ch3" table:cell-range-address="Sheet1.B575:Sheet1.G648" chart:data-source-has-labels="row" svg:x="0.825cm" svg:y="0.855cm" svg:width="13.809cm" svg:height="7.545cm">
          <chartooo:coordinate-region svg:x="1.446cm" svg:y="1.054cm" svg:width="13.188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0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20.2864">
                <text:p>20.2864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2733">
                <text:p>20.2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267">
                <text:p>20.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403">
                <text:p>19.4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231">
                <text:p>19.4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4157">
                <text:p>19.4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647">
                <text:p>19.6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393">
                <text:p>19.6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239">
                <text:p>19.6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6128">
                <text:p>19.6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223">
                <text:p>19.4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058">
                <text:p>19.4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986">
                <text:p>19.3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68">
                <text:p>19.6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22">
                <text:p>19.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067">
                <text:p>19.6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5959">
                <text:p>19.5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361">
                <text:p>18.3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3188">
                <text:p>18.3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3113">
                <text:p>18.3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031">
                <text:p>18.4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772">
                <text:p>18.3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617">
                <text:p>18.3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512">
                <text:p>18.3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775">
                <text:p>18.2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2606">
                <text:p>18.2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533">
                <text:p>18.2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29">
                <text:p>18.3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369">
                <text:p>18.3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202">
                <text:p>18.3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91">
                <text:p>18.3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86">
                <text:p>16.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629">
                <text:p>16.8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456">
                <text:p>16.7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151">
                <text:p>16.7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994">
                <text:p>16.6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888">
                <text:p>16.6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228">
                <text:p>16.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7993">
                <text:p>16.7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7918">
                <text:p>16.7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691">
                <text:p>16.6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05">
                <text:p>16.6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243">
                <text:p>16.6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131">
                <text:p>16.6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434">
                <text:p>16.5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248">
                <text:p>16.5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136">
                <text:p>16.5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747">
                <text:p>16.5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471">
                <text:p>16.5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295">
                <text:p>16.5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185">
                <text:p>16.5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4704">
                <text:p>16.4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4476">
                <text:p>16.4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438">
                <text:p>16.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182">
                <text:p>16.51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874">
                <text:p>16.4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4715">
                <text:p>16.4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4603">
                <text:p>16.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4">
                <text:p>16.6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6075">
                <text:p>16.6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997">
                <text:p>16.5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779">
                <text:p>16.67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89">
                <text:p>16.6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319">
                <text:p>16.63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209">
                <text:p>16.62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532">
                <text:p>16.5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326">
                <text:p>16.5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239">
                <text:p>16.5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211">
                <text:p>16.6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911">
                <text:p>16.5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736">
                <text:p>16.5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624">
                <text:p>16.56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77cm" svg:height="9.005cm" xlink:href=".." xlink:type="simple" chart:class="chart:bar" chart:style-name="ch1">
        <chart:legend chart:legend-position="end" svg:x="15.496cm" svg:y="2.958cm" style:legend-expansion="high" chart:style-name="ch2"/>
        <chart:plot-area chart:style-name="ch3" table:cell-range-address="Sheet1.B649:Sheet1.G733" chart:data-source-has-labels="row" svg:x="0.827cm" svg:y="0.855cm" svg:width="13.915cm" svg:height="7.55cm">
          <chartooo:coordinate-region svg:x="1.448cm" svg:y="1.054cm" svg:width="13.294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0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10.195">
                <text:p>10.195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761">
                <text:p>10.1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68">
                <text:p>10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665">
                <text:p>10.1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28">
                <text:p>9.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505">
                <text:p>9.7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407">
                <text:p>9.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95">
                <text:p>9.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826">
                <text:p>9.8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71">
                <text:p>9.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453">
                <text:p>9.8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89">
                <text:p>9.8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63">
                <text:p>9.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417">
                <text:p>9.7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322">
                <text:p>9.7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09">
                <text:p>9.7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738">
                <text:p>9.8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486">
                <text:p>9.8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366">
                <text:p>9.8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04">
                <text:p>9.8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533">
                <text:p>9.2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283">
                <text:p>9.2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205">
                <text:p>9.2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185">
                <text:p>9.2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3">
                <text:p>9.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267">
                <text:p>9.2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146">
                <text:p>9.2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2074">
                <text:p>9.2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391">
                <text:p>9.2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136">
                <text:p>9.2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058">
                <text:p>9.2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038">
                <text:p>9.2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327">
                <text:p>9.2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066">
                <text:p>9.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1863">
                <text:p>9.1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978">
                <text:p>8.4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69">
                <text:p>8.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594">
                <text:p>8.4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47">
                <text:p>8.4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954">
                <text:p>8.3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821">
                <text:p>8.3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757">
                <text:p>8.3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671">
                <text:p>8.4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384">
                <text:p>8.4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279">
                <text:p>8.4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259">
                <text:p>8.4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863">
                <text:p>8.3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585">
                <text:p>8.3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43">
                <text:p>8.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376">
                <text:p>8.3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4">
                <text:p>8.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7">
                <text:p>8.3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7">
                <text:p>8.3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52">
                <text:p>8.3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12">
                <text:p>8.3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17">
                <text:p>8.3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971">
                <text:p>8.2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909">
                <text:p>8.2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35">
                <text:p>8.3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46">
                <text:p>8.3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19">
                <text:p>8.3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21">
                <text:p>8.3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22">
                <text:p>8.2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683">
                <text:p>8.2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58">
                <text:p>8.3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3">
                <text:p>8.36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3">
                <text:p>8.35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48">
                <text:p>8.3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2">
                <text:p>8.3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632">
                <text:p>8.3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86">
                <text:p>8.34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418">
                <text:p>8.3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21">
                <text:p>8.3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62">
                <text:p>8.3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642">
                <text:p>8.3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322">
                <text:p>8.33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187">
                <text:p>8.3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12">
                <text:p>8.3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23cm" svg:height="10.758cm" xlink:href=".." xlink:type="simple" chart:class="chart:bar" chart:style-name="ch1">
        <chart:legend chart:legend-position="end" svg:x="14.498cm" svg:y="3.586cm" style:legend-expansion="high" chart:style-name="ch2"/>
        <chart:plot-area chart:style-name="ch3" table:cell-range-address="Sheet1.A244:Sheet1.H484" chart:data-source-has-labels="both" svg:x="0.832cm" svg:y="0.995cm" svg:width="12.902cm" svg:height="9.128cm">
          <chartooo:coordinate-region svg:x="1.453cm" svg:y="1.194cm" svg:width="12.281cm" svg:height="7.884cm"/>
          <chart:axis chart:dimension="x" chart:name="primary-x" chart:style-name="ch4" chartooo:axis-type="auto">
            <chartooo:date-scale/>
            <chart:categories table:cell-range-address="Sheet1.A245:Sheet1.A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5:Sheet1.B484" chart:label-cell-address="Sheet1.B244:Sheet1.B244" chart:class="chart:bar">
            <chart:data-point chart:repeated="240"/>
          </chart:series>
          <chart:series chart:style-name="ch8" chart:values-cell-range-address="Sheet1.C245:Sheet1.C484" chart:label-cell-address="Sheet1.C244:Sheet1.C244" chart:class="chart:bar">
            <chart:data-point chart:repeated="240"/>
          </chart:series>
          <chart:series chart:style-name="ch9" chart:values-cell-range-address="Sheet1.D245:Sheet1.D484" chart:label-cell-address="Sheet1.D244:Sheet1.D244" chart:class="chart:bar">
            <chart:data-point chart:repeated="240"/>
          </chart:series>
          <chart:series chart:style-name="ch10" chart:values-cell-range-address="Sheet1.E245:Sheet1.E484" chart:label-cell-address="Sheet1.E244:Sheet1.E244" chart:class="chart:bar">
            <chart:data-point chart:repeated="240"/>
          </chart:series>
          <chart:series chart:style-name="ch11" chart:values-cell-range-address="Sheet1.F245:Sheet1.F484" chart:label-cell-address="Sheet1.F244:Sheet1.F244" chart:class="chart:bar">
            <chart:data-point chart:repeated="240"/>
          </chart:series>
          <chart:series chart:style-name="ch12" chart:values-cell-range-address="Sheet1.G245:Sheet1.G484" chart:label-cell-address="Sheet1.G244:Sheet1.G244" chart:class="chart:line">
            <chart:data-point chart:repeated="240"/>
          </chart:series>
          <chart:series chart:style-name="ch13" chart:values-cell-range-address="Sheet1.H245:Sheet1.H484" chart:label-cell-address="Sheet1.H244:Sheet1.H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  <table:table-cell office:value-type="string">
                <text:p>Unrolled Cycles (10k)</text:p>
                <draw:g>
                  <svg:desc>Sheet1.H244:Sheet1.H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80.7678">
                <text:p>80.7678</text:p>
                <draw:g>
                  <svg:desc>Sheet1.G245:Sheet1.G484</svg:desc>
                </draw:g>
              </table:table-cell>
              <table:table-cell office:value-type="float" office:value="82.0222">
                <text:p>82.0222</text:p>
                <draw:g>
                  <svg:desc>Sheet1.H245:Sheet1.H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696">
                <text:p>77.3696</text:p>
              </table:table-cell>
              <table:table-cell office:value-type="float" office:value="77.9418">
                <text:p>77.9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.2781">
                <text:p>78.2781</text:p>
              </table:table-cell>
              <table:table-cell office:value-type="float" office:value="78.2157">
                <text:p>78.2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.2342">
                <text:p>78.2342</text:p>
              </table:table-cell>
              <table:table-cell office:value-type="float" office:value="78.1798">
                <text:p>78.1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013">
                <text:p>77.3013</text:p>
              </table:table-cell>
              <table:table-cell office:value-type="float" office:value="78.465">
                <text:p>78.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.2098">
                <text:p>78.2098</text:p>
              </table:table-cell>
              <table:table-cell office:value-type="float" office:value="78.7565">
                <text:p>78.7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.1659">
                <text:p>78.1659</text:p>
              </table:table-cell>
              <table:table-cell office:value-type="float" office:value="78.7211">
                <text:p>78.7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.9553">
                <text:p>72.9553</text:p>
              </table:table-cell>
              <table:table-cell office:value-type="float" office:value="74.1068">
                <text:p>74.1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.2374">
                <text:p>73.2374</text:p>
              </table:table-cell>
              <table:table-cell office:value-type="float" office:value="74.374">
                <text:p>74.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.1928">
                <text:p>73.1928</text:p>
              </table:table-cell>
              <table:table-cell office:value-type="float" office:value="74.3378">
                <text:p>74.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.724">
                <text:p>72.724</text:p>
              </table:table-cell>
              <table:table-cell office:value-type="float" office:value="73.9181">
                <text:p>73.9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.0744">
                <text:p>73.0744</text:p>
              </table:table-cell>
              <table:table-cell office:value-type="float" office:value="74.1938">
                <text:p>74.1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.0297">
                <text:p>73.0297</text:p>
              </table:table-cell>
              <table:table-cell office:value-type="float" office:value="74.1577">
                <text:p>74.1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7.1374">
                <text:p>67.1374</text:p>
              </table:table-cell>
              <table:table-cell office:value-type="float" office:value="67.3714">
                <text:p>67.3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597">
                <text:p>66.597</text:p>
              </table:table-cell>
              <table:table-cell office:value-type="float" office:value="68.0138">
                <text:p>68.0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5518">
                <text:p>66.5518</text:p>
              </table:table-cell>
              <table:table-cell office:value-type="float" office:value="67.4736">
                <text:p>67.4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.8872">
                <text:p>66.8872</text:p>
              </table:table-cell>
              <table:table-cell office:value-type="float" office:value="67.1031">
                <text:p>67.1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2974">
                <text:p>66.2974</text:p>
              </table:table-cell>
              <table:table-cell office:value-type="float" office:value="67.7568">
                <text:p>67.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2522">
                <text:p>66.2522</text:p>
              </table:table-cell>
              <table:table-cell office:value-type="float" office:value="67.2167">
                <text:p>67.2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7697">
                <text:p>65.7697</text:p>
              </table:table-cell>
              <table:table-cell office:value-type="float" office:value="65.7306">
                <text:p>65.7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.9148">
                <text:p>65.9148</text:p>
              </table:table-cell>
              <table:table-cell office:value-type="float" office:value="67.981">
                <text:p>67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8688">
                <text:p>65.8688</text:p>
              </table:table-cell>
              <table:table-cell office:value-type="float" office:value="67.4406">
                <text:p>67.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4701">
                <text:p>65.4701</text:p>
              </table:table-cell>
              <table:table-cell office:value-type="float" office:value="65.4538">
                <text:p>65.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.6835">
                <text:p>65.6835</text:p>
              </table:table-cell>
              <table:table-cell office:value-type="float" office:value="67.799">
                <text:p>67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6375">
                <text:p>65.6375</text:p>
              </table:table-cell>
              <table:table-cell office:value-type="float" office:value="67.2586">
                <text:p>67.2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.1111">
                <text:p>66.1111</text:p>
              </table:table-cell>
              <table:table-cell office:value-type="float" office:value="65.8803">
                <text:p>65.8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3244">
                <text:p>66.3244</text:p>
              </table:table-cell>
              <table:table-cell office:value-type="float" office:value="67.3058">
                <text:p>67.3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2784">
                <text:p>66.2784</text:p>
              </table:table-cell>
              <table:table-cell office:value-type="float" office:value="66.7648">
                <text:p>66.7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8115">
                <text:p>65.8115</text:p>
              </table:table-cell>
              <table:table-cell office:value-type="float" office:value="65.6034">
                <text:p>65.6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0931">
                <text:p>66.0931</text:p>
              </table:table-cell>
              <table:table-cell office:value-type="float" office:value="67.0915">
                <text:p>67.0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0471">
                <text:p>66.0471</text:p>
              </table:table-cell>
              <table:table-cell office:value-type="float" office:value="66.5506">
                <text:p>66.55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0.4516">
                <text:p>40.4516</text:p>
              </table:table-cell>
              <table:table-cell office:value-type="float" office:value="41.1435">
                <text:p>41.1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0.4453">
                <text:p>40.4453</text:p>
              </table:table-cell>
              <table:table-cell office:value-type="float" office:value="41.1009">
                <text:p>41.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531">
                <text:p>38.7531</text:p>
              </table:table-cell>
              <table:table-cell office:value-type="float" office:value="39.1136">
                <text:p>39.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459">
                <text:p>38.7459</text:p>
              </table:table-cell>
              <table:table-cell office:value-type="float" office:value="39.0646">
                <text:p>39.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2065">
                <text:p>39.2065</text:p>
              </table:table-cell>
              <table:table-cell office:value-type="float" office:value="39.2467">
                <text:p>39.2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775">
                <text:p>39.1775</text:p>
              </table:table-cell>
              <table:table-cell office:value-type="float" office:value="39.1277">
                <text:p>39.1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57">
                <text:p>39.157</text:p>
              </table:table-cell>
              <table:table-cell office:value-type="float" office:value="39.0719">
                <text:p>39.0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7194">
                <text:p>38.7194</text:p>
              </table:table-cell>
              <table:table-cell office:value-type="float" office:value="39.3724">
                <text:p>39.3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7121">
                <text:p>38.7121</text:p>
              </table:table-cell>
              <table:table-cell office:value-type="float" office:value="39.323">
                <text:p>39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1726">
                <text:p>39.1726</text:p>
              </table:table-cell>
              <table:table-cell office:value-type="float" office:value="39.514">
                <text:p>39.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1436">
                <text:p>39.1436</text:p>
              </table:table-cell>
              <table:table-cell office:value-type="float" office:value="39.3978">
                <text:p>39.3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.1231">
                <text:p>39.1231</text:p>
              </table:table-cell>
              <table:table-cell office:value-type="float" office:value="39.3405">
                <text:p>39.3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465">
                <text:p>36.5465</text:p>
              </table:table-cell>
              <table:table-cell office:value-type="float" office:value="37.1993">
                <text:p>37.1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5377">
                <text:p>36.5377</text:p>
              </table:table-cell>
              <table:table-cell office:value-type="float" office:value="37.1449">
                <text:p>37.1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851">
                <text:p>36.6851</text:p>
              </table:table-cell>
              <table:table-cell office:value-type="float" office:value="37.3248">
                <text:p>37.3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6568">
                <text:p>36.6568</text:p>
              </table:table-cell>
              <table:table-cell office:value-type="float" office:value="37.2066">
                <text:p>37.2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6356">
                <text:p>36.6356</text:p>
              </table:table-cell>
              <table:table-cell office:value-type="float" office:value="37.1482">
                <text:p>37.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4299">
                <text:p>36.4299</text:p>
              </table:table-cell>
              <table:table-cell office:value-type="float" office:value="37.1071">
                <text:p>37.1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4215">
                <text:p>36.4215</text:p>
              </table:table-cell>
              <table:table-cell office:value-type="float" office:value="37.0496">
                <text:p>37.0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043">
                <text:p>36.6043</text:p>
              </table:table-cell>
              <table:table-cell office:value-type="float" office:value="37.2362">
                <text:p>37.2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5743">
                <text:p>36.5743</text:p>
              </table:table-cell>
              <table:table-cell office:value-type="float" office:value="37.1169">
                <text:p>37.1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.5541">
                <text:p>36.5541</text:p>
              </table:table-cell>
              <table:table-cell office:value-type="float" office:value="37.0584">
                <text:p>37.0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6375">
                <text:p>33.6375</text:p>
              </table:table-cell>
              <table:table-cell office:value-type="float" office:value="33.8437">
                <text:p>33.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6279">
                <text:p>33.6279</text:p>
              </table:table-cell>
              <table:table-cell office:value-type="float" office:value="33.7822">
                <text:p>33.7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3651">
                <text:p>33.3651</text:p>
              </table:table-cell>
              <table:table-cell office:value-type="float" office:value="34.1383">
                <text:p>34.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3345">
                <text:p>33.3345</text:p>
              </table:table-cell>
              <table:table-cell office:value-type="float" office:value="33.7631">
                <text:p>33.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3134">
                <text:p>33.3134</text:p>
              </table:table-cell>
              <table:table-cell office:value-type="float" office:value="33.6736">
                <text:p>33.6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5126">
                <text:p>33.5126</text:p>
              </table:table-cell>
              <table:table-cell office:value-type="float" office:value="33.7095">
                <text:p>33.7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5015">
                <text:p>33.5015</text:p>
              </table:table-cell>
              <table:table-cell office:value-type="float" office:value="33.6459">
                <text:p>33.6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156">
                <text:p>33.2156</text:p>
              </table:table-cell>
              <table:table-cell office:value-type="float" office:value="34.0061">
                <text:p>34.0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841">
                <text:p>33.1841</text:p>
              </table:table-cell>
              <table:table-cell office:value-type="float" office:value="33.634">
                <text:p>33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632">
                <text:p>33.1632</text:p>
              </table:table-cell>
              <table:table-cell office:value-type="float" office:value="33.5452">
                <text:p>33.5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543">
                <text:p>32.9543</text:p>
              </table:table-cell>
              <table:table-cell office:value-type="float" office:value="33.0226">
                <text:p>33.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447">
                <text:p>32.9447</text:p>
              </table:table-cell>
              <table:table-cell office:value-type="float" office:value="32.9621">
                <text:p>32.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025">
                <text:p>33.025</text:p>
              </table:table-cell>
              <table:table-cell office:value-type="float" office:value="34.128">
                <text:p>34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9932">
                <text:p>32.9932</text:p>
              </table:table-cell>
              <table:table-cell office:value-type="float" office:value="33.7476">
                <text:p>33.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9718">
                <text:p>32.9718</text:p>
              </table:table-cell>
              <table:table-cell office:value-type="float" office:value="33.6586">
                <text:p>33.6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8061">
                <text:p>32.8061</text:p>
              </table:table-cell>
              <table:table-cell office:value-type="float" office:value="32.8808">
                <text:p>32.8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795">
                <text:p>32.795</text:p>
              </table:table-cell>
              <table:table-cell office:value-type="float" office:value="32.8224">
                <text:p>32.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084">
                <text:p>32.9084</text:p>
              </table:table-cell>
              <table:table-cell office:value-type="float" office:value="34.039">
                <text:p>34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877">
                <text:p>32.877</text:p>
              </table:table-cell>
              <table:table-cell office:value-type="float" office:value="33.6567">
                <text:p>33.6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.8557">
                <text:p>32.8557</text:p>
              </table:table-cell>
              <table:table-cell office:value-type="float" office:value="33.5696">
                <text:p>33.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1254">
                <text:p>33.1254</text:p>
              </table:table-cell>
              <table:table-cell office:value-type="float" office:value="33.096">
                <text:p>33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3.1154">
                <text:p>33.1154</text:p>
              </table:table-cell>
              <table:table-cell office:value-type="float" office:value="33.0361">
                <text:p>33.0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2299">
                <text:p>33.2299</text:p>
              </table:table-cell>
              <table:table-cell office:value-type="float" office:value="33.7922">
                <text:p>33.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1985">
                <text:p>33.1985</text:p>
              </table:table-cell>
              <table:table-cell office:value-type="float" office:value="33.411">
                <text:p>33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1766">
                <text:p>33.1766</text:p>
              </table:table-cell>
              <table:table-cell office:value-type="float" office:value="33.3222">
                <text:p>33.3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9751">
                <text:p>32.9751</text:p>
              </table:table-cell>
              <table:table-cell office:value-type="float" office:value="32.9601">
                <text:p>32.9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9644">
                <text:p>32.9644</text:p>
              </table:table-cell>
              <table:table-cell office:value-type="float" office:value="32.8971">
                <text:p>32.8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143">
                <text:p>33.1143</text:p>
              </table:table-cell>
              <table:table-cell office:value-type="float" office:value="33.6848">
                <text:p>33.6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0817">
                <text:p>33.0817</text:p>
              </table:table-cell>
              <table:table-cell office:value-type="float" office:value="33.3021">
                <text:p>33.3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.0606">
                <text:p>33.0606</text:p>
              </table:table-cell>
              <table:table-cell office:value-type="float" office:value="33.215">
                <text:p>33.2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2864">
                <text:p>20.2864</text:p>
              </table:table-cell>
              <table:table-cell office:value-type="float" office:value="20.7049">
                <text:p>20.7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2733">
                <text:p>20.2733</text:p>
              </table:table-cell>
              <table:table-cell office:value-type="float" office:value="20.6349">
                <text:p>20.6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.267">
                <text:p>20.267</text:p>
              </table:table-cell>
              <table:table-cell office:value-type="float" office:value="20.6052">
                <text:p>20.6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403">
                <text:p>19.4403</text:p>
              </table:table-cell>
              <table:table-cell office:value-type="float" office:value="19.7031">
                <text:p>19.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231">
                <text:p>19.4231</text:p>
              </table:table-cell>
              <table:table-cell office:value-type="float" office:value="19.6153">
                <text:p>19.6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4157">
                <text:p>19.4157</text:p>
              </table:table-cell>
              <table:table-cell office:value-type="float" office:value="19.5859">
                <text:p>19.5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647">
                <text:p>19.6647</text:p>
              </table:table-cell>
              <table:table-cell office:value-type="float" office:value="19.7588">
                <text:p>19.7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393">
                <text:p>19.6393</text:p>
              </table:table-cell>
              <table:table-cell office:value-type="float" office:value="19.6506">
                <text:p>19.6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239">
                <text:p>19.6239</text:p>
              </table:table-cell>
              <table:table-cell office:value-type="float" office:value="19.5984">
                <text:p>19.5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6128">
                <text:p>19.6128</text:p>
              </table:table-cell>
              <table:table-cell office:value-type="float" office:value="19.5759">
                <text:p>19.5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223">
                <text:p>19.4223</text:p>
              </table:table-cell>
              <table:table-cell office:value-type="float" office:value="19.8309">
                <text:p>19.8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4058">
                <text:p>19.4058</text:p>
              </table:table-cell>
              <table:table-cell office:value-type="float" office:value="19.7479">
                <text:p>19.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3986">
                <text:p>19.3986</text:p>
              </table:table-cell>
              <table:table-cell office:value-type="float" office:value="19.7179">
                <text:p>19.7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68">
                <text:p>19.6468</text:p>
              </table:table-cell>
              <table:table-cell office:value-type="float" office:value="19.8928">
                <text:p>19.8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622">
                <text:p>19.622</text:p>
              </table:table-cell>
              <table:table-cell office:value-type="float" office:value="19.7816">
                <text:p>19.7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6067">
                <text:p>19.6067</text:p>
              </table:table-cell>
              <table:table-cell office:value-type="float" office:value="19.734">
                <text:p>19.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9.5959">
                <text:p>19.5959</text:p>
              </table:table-cell>
              <table:table-cell office:value-type="float" office:value="19.7126">
                <text:p>19.7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3361">
                <text:p>18.3361</text:p>
              </table:table-cell>
              <table:table-cell office:value-type="float" office:value="18.7472">
                <text:p>18.7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3188">
                <text:p>18.3188</text:p>
              </table:table-cell>
              <table:table-cell office:value-type="float" office:value="18.6619">
                <text:p>18.6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3113">
                <text:p>18.3113</text:p>
              </table:table-cell>
              <table:table-cell office:value-type="float" office:value="18.6284">
                <text:p>18.6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031">
                <text:p>18.4031</text:p>
              </table:table-cell>
              <table:table-cell office:value-type="float" office:value="18.8051">
                <text:p>18.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772">
                <text:p>18.3772</text:p>
              </table:table-cell>
              <table:table-cell office:value-type="float" office:value="18.6918">
                <text:p>18.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617">
                <text:p>18.3617</text:p>
              </table:table-cell>
              <table:table-cell office:value-type="float" office:value="18.6395">
                <text:p>18.6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512">
                <text:p>18.3512</text:p>
              </table:table-cell>
              <table:table-cell office:value-type="float" office:value="18.6146">
                <text:p>18.6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775">
                <text:p>18.2775</text:p>
              </table:table-cell>
              <table:table-cell office:value-type="float" office:value="18.7042">
                <text:p>18.7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2606">
                <text:p>18.2606</text:p>
              </table:table-cell>
              <table:table-cell office:value-type="float" office:value="18.6131">
                <text:p>18.6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533">
                <text:p>18.2533</text:p>
              </table:table-cell>
              <table:table-cell office:value-type="float" office:value="18.5786">
                <text:p>18.5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29">
                <text:p>18.3629</text:p>
              </table:table-cell>
              <table:table-cell office:value-type="float" office:value="18.757">
                <text:p>18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3369">
                <text:p>18.3369</text:p>
              </table:table-cell>
              <table:table-cell office:value-type="float" office:value="18.6458">
                <text:p>18.6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3202">
                <text:p>18.3202</text:p>
              </table:table-cell>
              <table:table-cell office:value-type="float" office:value="18.5934">
                <text:p>18.5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91">
                <text:p>18.3091</text:p>
              </table:table-cell>
              <table:table-cell office:value-type="float" office:value="18.5693">
                <text:p>18.5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86">
                <text:p>16.886</text:p>
              </table:table-cell>
              <table:table-cell office:value-type="float" office:value="17.0861">
                <text:p>17.0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8629">
                <text:p>16.8629</text:p>
              </table:table-cell>
              <table:table-cell office:value-type="float" office:value="16.9819">
                <text:p>16.9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855">
                <text:p>16.855</text:p>
              </table:table-cell>
              <table:table-cell office:value-type="float" office:value="16.9436">
                <text:p>16.9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7456">
                <text:p>16.7456</text:p>
              </table:table-cell>
              <table:table-cell office:value-type="float" office:value="17.2034">
                <text:p>17.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151">
                <text:p>16.7151</text:p>
              </table:table-cell>
              <table:table-cell office:value-type="float" office:value="16.9703">
                <text:p>16.9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994">
                <text:p>16.6994</text:p>
              </table:table-cell>
              <table:table-cell office:value-type="float" office:value="16.8961">
                <text:p>16.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888">
                <text:p>16.6888</text:p>
              </table:table-cell>
              <table:table-cell office:value-type="float" office:value="16.8557">
                <text:p>16.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8228">
                <text:p>16.8228</text:p>
              </table:table-cell>
              <table:table-cell office:value-type="float" office:value="17.0162">
                <text:p>17.0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7993">
                <text:p>16.7993</text:p>
              </table:table-cell>
              <table:table-cell office:value-type="float" office:value="16.9147">
                <text:p>16.9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7918">
                <text:p>16.7918</text:p>
              </table:table-cell>
              <table:table-cell office:value-type="float" office:value="16.8755">
                <text:p>16.8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691">
                <text:p>16.6691</text:p>
              </table:table-cell>
              <table:table-cell office:value-type="float" office:value="17.1422">
                <text:p>17.1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05">
                <text:p>16.6405</text:p>
              </table:table-cell>
              <table:table-cell office:value-type="float" office:value="16.9039">
                <text:p>16.9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243">
                <text:p>16.6243</text:p>
              </table:table-cell>
              <table:table-cell office:value-type="float" office:value="16.8303">
                <text:p>16.8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131">
                <text:p>16.6131</text:p>
              </table:table-cell>
              <table:table-cell office:value-type="float" office:value="16.7912">
                <text:p>16.7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434">
                <text:p>16.5434</text:p>
              </table:table-cell>
              <table:table-cell office:value-type="float" office:value="16.6723">
                <text:p>16.6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248">
                <text:p>16.5248</text:p>
              </table:table-cell>
              <table:table-cell office:value-type="float" office:value="16.5743">
                <text:p>16.5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136">
                <text:p>16.5136</text:p>
              </table:table-cell>
              <table:table-cell office:value-type="float" office:value="16.534">
                <text:p>16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747">
                <text:p>16.5747</text:p>
              </table:table-cell>
              <table:table-cell office:value-type="float" office:value="17.2026">
                <text:p>17.2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471">
                <text:p>16.5471</text:p>
              </table:table-cell>
              <table:table-cell office:value-type="float" office:value="16.9634">
                <text:p>16.9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295">
                <text:p>16.5295</text:p>
              </table:table-cell>
              <table:table-cell office:value-type="float" office:value="16.8884">
                <text:p>16.8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185">
                <text:p>16.5185</text:p>
              </table:table-cell>
              <table:table-cell office:value-type="float" office:value="16.8475">
                <text:p>16.8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4704">
                <text:p>16.4704</text:p>
              </table:table-cell>
              <table:table-cell office:value-type="float" office:value="16.6018">
                <text:p>16.6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4476">
                <text:p>16.4476</text:p>
              </table:table-cell>
              <table:table-cell office:value-type="float" office:value="16.5065">
                <text:p>16.5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438">
                <text:p>16.438</text:p>
              </table:table-cell>
              <table:table-cell office:value-type="float" office:value="16.4656">
                <text:p>16.4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5182">
                <text:p>16.5182</text:p>
              </table:table-cell>
              <table:table-cell office:value-type="float" office:value="17.1576">
                <text:p>17.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874">
                <text:p>16.4874</text:p>
              </table:table-cell>
              <table:table-cell office:value-type="float" office:value="16.9146">
                <text:p>16.9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4715">
                <text:p>16.4715</text:p>
              </table:table-cell>
              <table:table-cell office:value-type="float" office:value="16.8409">
                <text:p>16.8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4603">
                <text:p>16.4603</text:p>
              </table:table-cell>
              <table:table-cell office:value-type="float" office:value="16.8016">
                <text:p>16.8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294">
                <text:p>16.6294</text:p>
              </table:table-cell>
              <table:table-cell office:value-type="float" office:value="16.7104">
                <text:p>16.7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6075">
                <text:p>16.6075</text:p>
              </table:table-cell>
              <table:table-cell office:value-type="float" office:value="16.6111">
                <text:p>16.6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997">
                <text:p>16.5997</text:p>
              </table:table-cell>
              <table:table-cell office:value-type="float" office:value="16.5731">
                <text:p>16.5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779">
                <text:p>16.6779</text:p>
              </table:table-cell>
              <table:table-cell office:value-type="float" office:value="17.0376">
                <text:p>17.0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6489">
                <text:p>16.6489</text:p>
              </table:table-cell>
              <table:table-cell office:value-type="float" office:value="16.7954">
                <text:p>16.7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6319">
                <text:p>16.6319</text:p>
              </table:table-cell>
              <table:table-cell office:value-type="float" office:value="16.7182">
                <text:p>16.7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6209">
                <text:p>16.6209</text:p>
              </table:table-cell>
              <table:table-cell office:value-type="float" office:value="16.681">
                <text:p>16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5532">
                <text:p>16.5532</text:p>
              </table:table-cell>
              <table:table-cell office:value-type="float" office:value="16.6442">
                <text:p>16.6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5326">
                <text:p>16.5326</text:p>
              </table:table-cell>
              <table:table-cell office:value-type="float" office:value="16.5418">
                <text:p>16.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5239">
                <text:p>16.5239</text:p>
              </table:table-cell>
              <table:table-cell office:value-type="float" office:value="16.502">
                <text:p>16.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6211">
                <text:p>16.6211</text:p>
              </table:table-cell>
              <table:table-cell office:value-type="float" office:value="16.9815">
                <text:p>16.9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5911">
                <text:p>16.5911</text:p>
              </table:table-cell>
              <table:table-cell office:value-type="float" office:value="16.7431">
                <text:p>16.7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5736">
                <text:p>16.5736</text:p>
              </table:table-cell>
              <table:table-cell office:value-type="float" office:value="16.6642">
                <text:p>16.6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5624">
                <text:p>16.5624</text:p>
              </table:table-cell>
              <table:table-cell office:value-type="float" office:value="16.6239">
                <text:p>16.62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95">
                <text:p>10.195</text:p>
              </table:table-cell>
              <table:table-cell office:value-type="float" office:value="10.4869">
                <text:p>10.4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1761">
                <text:p>10.1761</text:p>
              </table:table-cell>
              <table:table-cell office:value-type="float" office:value="10.3881">
                <text:p>10.3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168">
                <text:p>10.168</text:p>
              </table:table-cell>
              <table:table-cell office:value-type="float" office:value="10.3483">
                <text:p>10.3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.1665">
                <text:p>10.1665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728">
                <text:p>9.7728</text:p>
              </table:table-cell>
              <table:table-cell office:value-type="float" office:value="10.0036">
                <text:p>10.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505">
                <text:p>9.7505</text:p>
              </table:table-cell>
              <table:table-cell office:value-type="float" office:value="9.8798">
                <text:p>9.8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407">
                <text:p>9.7407</text:p>
              </table:table-cell>
              <table:table-cell office:value-type="float" office:value="9.8394">
                <text:p>9.8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95">
                <text:p>9.7395</text:p>
              </table:table-cell>
              <table:table-cell office:value-type="float" office:value="9.821">
                <text:p>9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826">
                <text:p>9.8826</text:p>
              </table:table-cell>
              <table:table-cell office:value-type="float" office:value="10.0289">
                <text:p>10.0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571">
                <text:p>9.8571</text:p>
              </table:table-cell>
              <table:table-cell office:value-type="float" office:value="9.8968">
                <text:p>9.8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453">
                <text:p>9.8453</text:p>
              </table:table-cell>
              <table:table-cell office:value-type="float" office:value="9.8458">
                <text:p>9.8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89">
                <text:p>9.8389</text:p>
              </table:table-cell>
              <table:table-cell office:value-type="float" office:value="9.8259">
                <text:p>9.8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63">
                <text:p>9.763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417">
                <text:p>9.7417</text:p>
              </table:table-cell>
              <table:table-cell office:value-type="float" office:value="9.9472">
                <text:p>9.9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7322">
                <text:p>9.7322</text:p>
              </table:table-cell>
              <table:table-cell office:value-type="float" office:value="9.9065">
                <text:p>9.9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7309">
                <text:p>9.7309</text:p>
              </table:table-cell>
              <table:table-cell office:value-type="float" office:value="9.8874">
                <text:p>9.8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738">
                <text:p>9.8738</text:p>
              </table:table-cell>
              <table:table-cell office:value-type="float" office:value="10.0847">
                <text:p>10.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486">
                <text:p>9.8486</text:p>
              </table:table-cell>
              <table:table-cell office:value-type="float" office:value="9.9631">
                <text:p>9.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8366">
                <text:p>9.8366</text:p>
              </table:table-cell>
              <table:table-cell office:value-type="float" office:value="9.9158">
                <text:p>9.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8304">
                <text:p>9.8304</text:p>
              </table:table-cell>
              <table:table-cell office:value-type="float" office:value="9.8933">
                <text:p>9.8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533">
                <text:p>9.2533</text:p>
              </table:table-cell>
              <table:table-cell office:value-type="float" office:value="9.5595">
                <text:p>9.5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283">
                <text:p>9.2283</text:p>
              </table:table-cell>
              <table:table-cell office:value-type="float" office:value="9.4331">
                <text:p>9.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205">
                <text:p>9.2205</text:p>
              </table:table-cell>
              <table:table-cell office:value-type="float" office:value="9.3861">
                <text:p>9.3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185">
                <text:p>9.2185</text:p>
              </table:table-cell>
              <table:table-cell office:value-type="float" office:value="9.3666">
                <text:p>9.3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53">
                <text:p>9.253</text:p>
              </table:table-cell>
              <table:table-cell office:value-type="float" office:value="9.5523">
                <text:p>9.5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267">
                <text:p>9.2267</text:p>
              </table:table-cell>
              <table:table-cell office:value-type="float" office:value="9.4193">
                <text:p>9.4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146">
                <text:p>9.2146</text:p>
              </table:table-cell>
              <table:table-cell office:value-type="float" office:value="9.3671">
                <text:p>9.3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2074">
                <text:p>9.2074</text:p>
              </table:table-cell>
              <table:table-cell office:value-type="float" office:value="9.3451">
                <text:p>9.3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2391">
                <text:p>9.2391</text:p>
              </table:table-cell>
              <table:table-cell office:value-type="float" office:value="9.5439">
                <text:p>9.5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136">
                <text:p>9.2136</text:p>
              </table:table-cell>
              <table:table-cell office:value-type="float" office:value="9.4152">
                <text:p>9.4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.2058">
                <text:p>9.2058</text:p>
              </table:table-cell>
              <table:table-cell office:value-type="float" office:value="9.3701">
                <text:p>9.3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.2038">
                <text:p>9.2038</text:p>
              </table:table-cell>
              <table:table-cell office:value-type="float" office:value="9.3491">
                <text:p>9.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327">
                <text:p>9.2327</text:p>
              </table:table-cell>
              <table:table-cell office:value-type="float" office:value="9.5319">
                <text:p>9.5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2066">
                <text:p>9.2066</text:p>
              </table:table-cell>
              <table:table-cell office:value-type="float" office:value="9.3956">
                <text:p>9.3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193">
                <text:p>9.193</text:p>
              </table:table-cell>
              <table:table-cell office:value-type="float" office:value="9.3464">
                <text:p>9.3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.1863">
                <text:p>9.1863</text:p>
              </table:table-cell>
              <table:table-cell office:value-type="float" office:value="9.321">
                <text:p>9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978">
                <text:p>8.4978</text:p>
              </table:table-cell>
              <table:table-cell office:value-type="float" office:value="8.7137">
                <text:p>8.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69">
                <text:p>8.469</text:p>
              </table:table-cell>
              <table:table-cell office:value-type="float" office:value="8.5735">
                <text:p>8.5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594">
                <text:p>8.4594</text:p>
              </table:table-cell>
              <table:table-cell office:value-type="float" office:value="8.5216">
                <text:p>8.5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571">
                <text:p>8.4571</text:p>
              </table:table-cell>
              <table:table-cell office:value-type="float" office:value="8.498">
                <text:p>8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47">
                <text:p>8.4247</text:p>
              </table:table-cell>
              <table:table-cell office:value-type="float" office:value="8.7498">
                <text:p>8.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954">
                <text:p>8.3954</text:p>
              </table:table-cell>
              <table:table-cell office:value-type="float" office:value="8.5595">
                <text:p>8.5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821">
                <text:p>8.3821</text:p>
              </table:table-cell>
              <table:table-cell office:value-type="float" office:value="8.4971">
                <text:p>8.4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757">
                <text:p>8.3757</text:p>
              </table:table-cell>
              <table:table-cell office:value-type="float" office:value="8.4701">
                <text:p>8.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671">
                <text:p>8.4671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384">
                <text:p>8.4384</text:p>
              </table:table-cell>
              <table:table-cell office:value-type="float" office:value="8.5433">
                <text:p>8.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279">
                <text:p>8.4279</text:p>
              </table:table-cell>
              <table:table-cell office:value-type="float" office:value="8.4898">
                <text:p>8.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4259">
                <text:p>8.4259</text:p>
              </table:table-cell>
              <table:table-cell office:value-type="float" office:value="8.4646">
                <text:p>8.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863">
                <text:p>8.3863</text:p>
              </table:table-cell>
              <table:table-cell office:value-type="float" office:value="8.7183">
                <text:p>8.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585">
                <text:p>8.3585</text:p>
              </table:table-cell>
              <table:table-cell office:value-type="float" office:value="8.5284">
                <text:p>8.5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43">
                <text:p>8.3443</text:p>
              </table:table-cell>
              <table:table-cell office:value-type="float" office:value="8.4638">
                <text:p>8.4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376">
                <text:p>8.3376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4">
                <text:p>8.394</text:p>
              </table:table-cell>
              <table:table-cell office:value-type="float" office:value="8.6221">
                <text:p>8.6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7">
                <text:p>8.3677</text:p>
              </table:table-cell>
              <table:table-cell office:value-type="float" office:value="8.4726">
                <text:p>8.4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7">
                <text:p>8.3577</text:p>
              </table:table-cell>
              <table:table-cell office:value-type="float" office:value="8.4196">
                <text:p>8.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52">
                <text:p>8.3552</text:p>
              </table:table-cell>
              <table:table-cell office:value-type="float" office:value="8.3948">
                <text:p>8.3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12">
                <text:p>8.3412</text:p>
              </table:table-cell>
              <table:table-cell office:value-type="float" office:value="8.7529">
                <text:p>8.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17">
                <text:p>8.3117</text:p>
              </table:table-cell>
              <table:table-cell office:value-type="float" office:value="8.5586">
                <text:p>8.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971">
                <text:p>8.2971</text:p>
              </table:table-cell>
              <table:table-cell office:value-type="float" office:value="8.4925">
                <text:p>8.4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909">
                <text:p>8.2909</text:p>
              </table:table-cell>
              <table:table-cell office:value-type="float" office:value="8.4652">
                <text:p>8.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35">
                <text:p>8.3735</text:p>
              </table:table-cell>
              <table:table-cell office:value-type="float" office:value="8.5921">
                <text:p>8.5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46">
                <text:p>8.3446</text:p>
              </table:table-cell>
              <table:table-cell office:value-type="float" office:value="8.4444">
                <text:p>8.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  <table:table-cell office:value-type="float" office:value="8.3887">
                <text:p>8.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19">
                <text:p>8.3319</text:p>
              </table:table-cell>
              <table:table-cell office:value-type="float" office:value="8.3631">
                <text:p>8.3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21">
                <text:p>8.3121</text:p>
              </table:table-cell>
              <table:table-cell office:value-type="float" office:value="8.7309">
                <text:p>8.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22">
                <text:p>8.2822</text:p>
              </table:table-cell>
              <table:table-cell office:value-type="float" office:value="8.5342">
                <text:p>8.5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683">
                <text:p>8.2683</text:p>
              </table:table-cell>
              <table:table-cell office:value-type="float" office:value="8.4699">
                <text:p>8.4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261">
                <text:p>8.261</text:p>
              </table:table-cell>
              <table:table-cell office:value-type="float" office:value="8.4427">
                <text:p>8.4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958">
                <text:p>8.3958</text:p>
              </table:table-cell>
              <table:table-cell office:value-type="float" office:value="8.5143">
                <text:p>8.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673">
                <text:p>8.3673</text:p>
              </table:table-cell>
              <table:table-cell office:value-type="float" office:value="8.3686">
                <text:p>8.3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573">
                <text:p>8.3573</text:p>
              </table:table-cell>
              <table:table-cell office:value-type="float" office:value="8.3161">
                <text:p>8.3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548">
                <text:p>8.3548</text:p>
              </table:table-cell>
              <table:table-cell office:value-type="float" office:value="8.2921">
                <text:p>8.2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2">
                <text:p>8.3932</text:p>
              </table:table-cell>
              <table:table-cell office:value-type="float" office:value="8.6733">
                <text:p>8.6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632">
                <text:p>8.3632</text:p>
              </table:table-cell>
              <table:table-cell office:value-type="float" office:value="8.475">
                <text:p>8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486">
                <text:p>8.3486</text:p>
              </table:table-cell>
              <table:table-cell office:value-type="float" office:value="8.4101">
                <text:p>8.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418">
                <text:p>8.3418</text:p>
              </table:table-cell>
              <table:table-cell office:value-type="float" office:value="8.3822">
                <text:p>8.3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721">
                <text:p>8.3721</text:p>
              </table:table-cell>
              <table:table-cell office:value-type="float" office:value="8.4754">
                <text:p>8.4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62">
                <text:p>8.3462</text:p>
              </table:table-cell>
              <table:table-cell office:value-type="float" office:value="8.3311">
                <text:p>8.3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347">
                <text:p>8.3347</text:p>
              </table:table-cell>
              <table:table-cell office:value-type="float" office:value="8.2794">
                <text:p>8.2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3322">
                <text:p>8.3322</text:p>
              </table:table-cell>
              <table:table-cell office:value-type="float" office:value="8.2547">
                <text:p>8.2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642">
                <text:p>8.3642</text:p>
              </table:table-cell>
              <table:table-cell office:value-type="float" office:value="8.6476">
                <text:p>8.6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322">
                <text:p>8.3322</text:p>
              </table:table-cell>
              <table:table-cell office:value-type="float" office:value="8.4465">
                <text:p>8.4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187">
                <text:p>8.3187</text:p>
              </table:table-cell>
              <table:table-cell office:value-type="float" office:value="8.3836">
                <text:p>8.3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312">
                <text:p>8.312</text:p>
              </table:table-cell>
              <table:table-cell office:value-type="float" office:value="8.3539">
                <text:p>8.3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89cm" svg:height="9.164cm" xlink:href=".." xlink:type="simple" chart:class="chart:bar" chart:style-name="ch1">
        <chart:legend chart:legend-position="end" svg:x="12.964cm" svg:y="2.789cm" style:legend-expansion="high" chart:style-name="ch2"/>
        <chart:plot-area chart:style-name="ch3" table:cell-range-address="Sheet1.B490:Sheet1.H521" chart:data-source-has-labels="row" svg:x="0.801cm" svg:y="0.867cm" svg:width="11.461cm" svg:height="7.694cm">
          <chartooo:coordinate-region svg:x="1.422cm" svg:y="1.067cm" svg:width="10.84cm" svg:height="7.2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series chart:style-name="ch13" chart:values-cell-range-address="Sheet1.H491:Sheet1.H521" chart:label-cell-address="Sheet1.H490:Sheet1.H490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 (25k)</text:p>
                <draw:g>
                  <svg:desc>Sheet1.G490:Sheet1.G490</svg:desc>
                </draw:g>
              </table:table-cell>
              <table:table-cell office:value-type="string">
                <text:p>Unrolled Cycles (25k)</text:p>
                <draw:g>
                  <svg:desc>Sheet1.H490:Sheet1.H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32.30712">
                <text:p>32.30712</text:p>
                <draw:g>
                  <svg:desc>Sheet1.G491:Sheet1.G521</svg:desc>
                </draw:g>
              </table:table-cell>
              <table:table-cell office:value-type="float" office:value="32.80888">
                <text:p>32.80888</text:p>
                <draw:g>
                  <svg:desc>Sheet1.H491:Sheet1.H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94784">
                <text:p>30.94784</text:p>
              </table:table-cell>
              <table:table-cell office:value-type="float" office:value="31.17672">
                <text:p>31.17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31124">
                <text:p>31.31124</text:p>
              </table:table-cell>
              <table:table-cell office:value-type="float" office:value="31.28628">
                <text:p>31.28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9368">
                <text:p>31.29368</text:p>
              </table:table-cell>
              <table:table-cell office:value-type="float" office:value="31.27192">
                <text:p>31.27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92052">
                <text:p>30.92052</text:p>
              </table:table-cell>
              <table:table-cell office:value-type="float" office:value="31.386">
                <text:p>31.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28392">
                <text:p>31.28392</text:p>
              </table:table-cell>
              <table:table-cell office:value-type="float" office:value="31.5026">
                <text:p>31.5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6636">
                <text:p>31.26636</text:p>
              </table:table-cell>
              <table:table-cell office:value-type="float" office:value="31.48844">
                <text:p>31.4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18212">
                <text:p>29.18212</text:p>
              </table:table-cell>
              <table:table-cell office:value-type="float" office:value="29.64272">
                <text:p>29.64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29496">
                <text:p>29.29496</text:p>
              </table:table-cell>
              <table:table-cell office:value-type="float" office:value="29.7496">
                <text:p>29.7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27712">
                <text:p>29.27712</text:p>
              </table:table-cell>
              <table:table-cell office:value-type="float" office:value="29.73512">
                <text:p>29.7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0896">
                <text:p>29.0896</text:p>
              </table:table-cell>
              <table:table-cell office:value-type="float" office:value="29.56724">
                <text:p>29.56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22976">
                <text:p>29.22976</text:p>
              </table:table-cell>
              <table:table-cell office:value-type="float" office:value="29.67752">
                <text:p>29.67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21188">
                <text:p>29.21188</text:p>
              </table:table-cell>
              <table:table-cell office:value-type="float" office:value="29.66308">
                <text:p>29.66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85496">
                <text:p>26.85496</text:p>
              </table:table-cell>
              <table:table-cell office:value-type="float" office:value="26.94856">
                <text:p>26.94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6388">
                <text:p>26.6388</text:p>
              </table:table-cell>
              <table:table-cell office:value-type="float" office:value="27.20552">
                <text:p>27.20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62072">
                <text:p>26.62072</text:p>
              </table:table-cell>
              <table:table-cell office:value-type="float" office:value="26.98944">
                <text:p>26.98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75488">
                <text:p>26.75488</text:p>
              </table:table-cell>
              <table:table-cell office:value-type="float" office:value="26.84124">
                <text:p>26.84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51896">
                <text:p>26.51896</text:p>
              </table:table-cell>
              <table:table-cell office:value-type="float" office:value="27.10272">
                <text:p>27.10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0088">
                <text:p>26.50088</text:p>
              </table:table-cell>
              <table:table-cell office:value-type="float" office:value="26.88668">
                <text:p>26.88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0788">
                <text:p>26.30788</text:p>
              </table:table-cell>
              <table:table-cell office:value-type="float" office:value="26.29224">
                <text:p>26.29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36592">
                <text:p>26.36592</text:p>
              </table:table-cell>
              <table:table-cell office:value-type="float" office:value="27.1924">
                <text:p>27.1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34752">
                <text:p>26.34752</text:p>
              </table:table-cell>
              <table:table-cell office:value-type="float" office:value="26.97624">
                <text:p>26.97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18804">
                <text:p>26.18804</text:p>
              </table:table-cell>
              <table:table-cell office:value-type="float" office:value="26.18152">
                <text:p>26.18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2734">
                <text:p>26.2734</text:p>
              </table:table-cell>
              <table:table-cell office:value-type="float" office:value="27.1196">
                <text:p>27.1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255">
                <text:p>26.255</text:p>
              </table:table-cell>
              <table:table-cell office:value-type="float" office:value="26.90344">
                <text:p>26.90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4444">
                <text:p>26.44444</text:p>
              </table:table-cell>
              <table:table-cell office:value-type="float" office:value="26.35212">
                <text:p>26.35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52976">
                <text:p>26.52976</text:p>
              </table:table-cell>
              <table:table-cell office:value-type="float" office:value="26.92232">
                <text:p>26.92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1136">
                <text:p>26.51136</text:p>
              </table:table-cell>
              <table:table-cell office:value-type="float" office:value="26.70592">
                <text:p>26.70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3246">
                <text:p>26.3246</text:p>
              </table:table-cell>
              <table:table-cell office:value-type="float" office:value="26.24136">
                <text:p>26.24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43724">
                <text:p>26.43724</text:p>
              </table:table-cell>
              <table:table-cell office:value-type="float" office:value="26.8366">
                <text:p>26.8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41884">
                <text:p>26.41884</text:p>
              </table:table-cell>
              <table:table-cell office:value-type="float" office:value="26.62024">
                <text:p>26.620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